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OpenSymbol1" svg:font-family="OpenSymbol, 'Times New Roman'"/>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Times New Roman Bold Italic" svg:font-family="'Times New Roman Bold Italic'" style:font-family-generic="roman" style:font-pitch="variable"/>
    <style:font-face style:name="Times New Roman Italic" svg:font-family="'Times New Roman Italic'"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ヒラギノ角ゴ Pro W3" svg:font-family="'ヒラギノ角ゴ Pro W3'"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2125in" fo:margin-left="-0.0715in" fo:margin-top="0in" fo:margin-bottom="0in" table:align="left" style:writing-mode="lr-tb"/>
    </style:style>
    <style:style style:name="Table1.A" style:family="table-column">
      <style:table-column-properties style:column-width="0.8632in"/>
    </style:style>
    <style:style style:name="Table1.B" style:family="table-column">
      <style:table-column-properties style:column-width="1.3431in"/>
    </style:style>
    <style:style style:name="Table1.C" style:family="table-column">
      <style:table-column-properties style:column-width="0.959in"/>
    </style:style>
    <style:style style:name="Table1.D" style:family="table-column">
      <style:table-column-properties style:column-width="3.0465in"/>
    </style:style>
    <style:style style:name="Table1.1" style:family="table-row">
      <style:table-row-properties style:min-row-height="0.2292in" fo:keep-together="always"/>
    </style:style>
    <style:style style:name="Table1.A1" style:family="table-cell">
      <style:table-cell-properties fo:background-color="#ffffff" fo:padding="0in" fo:border="0.5pt solid #000001">
        <style:background-image/>
      </style:table-cell-properties>
    </style:style>
    <style:style style:name="Table1.2" style:family="table-row">
      <style:table-row-properties style:min-row-height="0.2431in" fo:keep-together="always"/>
    </style:style>
    <style:style style:name="Table1.5" style:family="table-row">
      <style:table-row-properties style:min-row-height="0.1806in" fo:keep-together="always"/>
    </style:style>
    <style:style style:name="Table1.7" style:family="table-row">
      <style:table-row-properties style:min-row-height="0.166in" fo:keep-together="always"/>
    </style:style>
    <style:style style:name="Table2" style:family="table">
      <style:table-properties style:width="6.6931in" table:align="margins" style:writing-mode="lr-tb"/>
    </style:style>
    <style:style style:name="Table2.A" style:family="table-column">
      <style:table-column-properties style:column-width="1.6736in" style:rel-column-width="16383*"/>
    </style:style>
    <style:style style:name="Table2.A1" style:family="table-cell">
      <style:table-cell-properties fo:padding="0.0382in" fo:border-left="0.05pt solid #000000" fo:border-right="none" fo:border-top="0.05pt solid #000000" fo:border-bottom="none"/>
    </style:style>
    <style:style style:name="Table2.D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writing-mode="lr-tb"/>
    </style:style>
    <style:style style:name="Table3.A" style:family="table-column">
      <style:table-column-properties style:column-width="1.6736in" style:rel-column-width="16383*"/>
    </style:style>
    <style:style style:name="Table3.A1" style:family="table-cell">
      <style:table-cell-properties fo:padding="0.0382in" fo:border-left="0.05pt solid #000000" fo:border-right="none" fo:border-top="0.05pt solid #000000" fo:border-bottom="none"/>
    </style:style>
    <style:style style:name="Table3.D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writing-mode="lr-tb"/>
    </style:style>
    <style:style style:name="Table4.A" style:family="table-column">
      <style:table-column-properties style:column-width="3.346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7931in" fo:margin-left="-0.0785in" table:align="left" style:writing-mode="lr-tb"/>
    </style:style>
    <style:style style:name="Table5.A" style:family="table-column">
      <style:table-column-properties style:column-width="3.3931in"/>
    </style:style>
    <style:style style:name="Table5.B" style:family="table-column">
      <style:table-column-properties style:column-width="3.4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1" style:family="table-cell">
      <style:table-cell-properties style:vertical-align="top" fo:padding-left="0.075in" fo:padding-right="0.075in" fo:padding-top="0in" fo:padding-bottom="0in" fo:border="0.5pt solid #000000" style:writing-mode="lr-tb"/>
    </style:style>
    <style:style style:name="Table6" style:family="table">
      <style:table-properties style:width="6.7931in" fo:margin-left="-0.0785in" table:align="left" style:writing-mode="lr-tb"/>
    </style:style>
    <style:style style:name="Table6.A" style:family="table-column">
      <style:table-column-properties style:column-width="1.7486in"/>
    </style:style>
    <style:style style:name="Table6.B" style:family="table-column">
      <style:table-column-properties style:column-width="5.0444in"/>
    </style:style>
    <style:style style:name="Table6.1" style:family="table-row">
      <style:table-row-properties fo:keep-together="auto"/>
    </style:style>
    <style:style style:name="Table6.A1"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top" fo:background-color="#f2f2f2" fo:padding-left="0.075in" fo:padding-right="0.075in" fo:padding-top="0in" fo:padding-bottom="0in" fo:border="0.5pt solid #000000" style:writing-mode="lr-tb">
        <style:background-image/>
      </style:table-cell-properties>
    </style:style>
    <style:style style:name="Table7" style:family="table">
      <style:table-properties style:width="6.7931in" fo:margin-left="-0.0785in" table:align="left" style:writing-mode="lr-tb"/>
    </style:style>
    <style:style style:name="Table7.A" style:family="table-column">
      <style:table-column-properties style:column-width="1.7486in"/>
    </style:style>
    <style:style style:name="Table7.B" style:family="table-column">
      <style:table-column-properties style:column-width="5.0444in"/>
    </style:style>
    <style:style style:name="Table7.1" style:family="table-row">
      <style:table-row-properties fo:keep-together="auto"/>
    </style:style>
    <style:style style:name="Table7.A1"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B1" style:family="table-cell">
      <style:table-cell-properties style:vertical-align="top" fo:background-color="#f2f2f2" fo:padding-left="0.075in" fo:padding-right="0.075in" fo:padding-top="0in" fo:padding-bottom="0in" fo:border="0.5pt solid #000000" style:writing-mode="lr-tb">
        <style:background-image/>
      </style:table-cell-properties>
    </style:style>
    <style:style style:name="Table8" style:family="table">
      <style:table-properties style:width="6.7931in" fo:margin-left="-0.0785in" table:align="left" style:writing-mode="lr-tb"/>
    </style:style>
    <style:style style:name="Table8.A" style:family="table-column">
      <style:table-column-properties style:column-width="1.7486in"/>
    </style:style>
    <style:style style:name="Table8.B" style:family="table-column">
      <style:table-column-properties style:column-width="5.0444in"/>
    </style:style>
    <style:style style:name="Table8.1" style:family="table-row">
      <style:table-row-properties fo:keep-together="auto"/>
    </style:style>
    <style:style style:name="Table8.A1"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B1" style:family="table-cell">
      <style:table-cell-properties style:vertical-align="top" fo:background-color="#f2f2f2" fo:padding-left="0.075in" fo:padding-right="0.075in" fo:padding-top="0in" fo:padding-bottom="0in" fo:border="0.5pt solid #000000" style:writing-mode="lr-tb">
        <style:background-image/>
      </style:table-cell-properties>
    </style:style>
    <style:style style:name="Table9" style:family="table">
      <style:table-properties style:width="6.7931in" fo:margin-left="-0.0785in" table:align="left" style:writing-mode="lr-tb"/>
    </style:style>
    <style:style style:name="Table9.A" style:family="table-column">
      <style:table-column-properties style:column-width="1.7486in"/>
    </style:style>
    <style:style style:name="Table9.B" style:family="table-column">
      <style:table-column-properties style:column-width="5.0444in"/>
    </style:style>
    <style:style style:name="Table9.1" style:family="table-row">
      <style:table-row-properties fo:keep-together="auto"/>
    </style:style>
    <style:style style:name="Table9.A1"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top" fo:background-color="#f2f2f2" fo:padding-left="0.075in" fo:padding-right="0.075in" fo:padding-top="0in" fo:padding-bottom="0in" fo:border="0.5pt solid #000000" style:writing-mode="lr-tb">
        <style:background-image/>
      </style:table-cell-properties>
    </style:style>
    <style:style style:name="Table10" style:family="table">
      <style:table-properties style:width="6.7931in" fo:margin-left="-0.0785in" table:align="left" style:writing-mode="lr-tb"/>
    </style:style>
    <style:style style:name="Table10.A" style:family="table-column">
      <style:table-column-properties style:column-width="1.7486in"/>
    </style:style>
    <style:style style:name="Table10.B" style:family="table-column">
      <style:table-column-properties style:column-width="5.0444in"/>
    </style:style>
    <style:style style:name="Table10.1" style:family="table-row">
      <style:table-row-properties fo:keep-together="auto"/>
    </style:style>
    <style:style style:name="Table10.A1"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0.B1" style:family="table-cell">
      <style:table-cell-properties style:vertical-align="top" fo:background-color="#f2f2f2" fo:padding-left="0.075in" fo:padding-right="0.075in" fo:padding-top="0in" fo:padding-bottom="0in" fo:border="0.5pt solid #000000" style:writing-mode="lr-tb">
        <style:background-image/>
      </style:table-cell-properties>
    </style:style>
    <style:style style:name="Table11" style:family="table">
      <style:table-properties style:width="6.7931in" fo:margin-left="-0.0785in" table:align="left" style:writing-mode="lr-tb"/>
    </style:style>
    <style:style style:name="Table11.A" style:family="table-column">
      <style:table-column-properties style:column-width="1.7486in"/>
    </style:style>
    <style:style style:name="Table11.B" style:family="table-column">
      <style:table-column-properties style:column-width="5.0444in"/>
    </style:style>
    <style:style style:name="Table11.1" style:family="table-row">
      <style:table-row-properties fo:keep-together="auto"/>
    </style:style>
    <style:style style:name="Table11.A1"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1.B1" style:family="table-cell">
      <style:table-cell-properties style:vertical-align="top" fo:background-color="#f2f2f2" fo:padding-left="0.075in" fo:padding-right="0.075in" fo:padding-top="0in" fo:padding-bottom="0in" fo:border="0.5pt solid #000000" style:writing-mode="lr-tb">
        <style:background-image/>
      </style:table-cell-properties>
    </style:style>
    <style:style style:name="Table12" style:family="table">
      <style:table-properties style:width="6.7931in" fo:margin-left="-0.0785in" table:align="left" style:writing-mode="lr-tb"/>
    </style:style>
    <style:style style:name="Table12.A" style:family="table-column">
      <style:table-column-properties style:column-width="1.7486in"/>
    </style:style>
    <style:style style:name="Table12.B" style:family="table-column">
      <style:table-column-properties style:column-width="5.0444in"/>
    </style:style>
    <style:style style:name="Table12.1" style:family="table-row">
      <style:table-row-properties fo:keep-together="auto"/>
    </style:style>
    <style:style style:name="Table12.A1"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2.B1" style:family="table-cell">
      <style:table-cell-properties style:vertical-align="top" fo:background-color="#f2f2f2" fo:padding-left="0.075in" fo:padding-right="0.075in" fo:padding-top="0in" fo:padding-bottom="0in" fo:border="0.5pt solid #000000" style:writing-mode="lr-tb">
        <style:background-image/>
      </style:table-cell-properties>
    </style:style>
    <style:style style:name="Table13" style:family="table">
      <style:table-properties style:width="6.7931in" fo:margin-left="-0.0785in" table:align="left" style:writing-mode="lr-tb"/>
    </style:style>
    <style:style style:name="Table13.A" style:family="table-column">
      <style:table-column-properties style:column-width="1.7486in"/>
    </style:style>
    <style:style style:name="Table13.B" style:family="table-column">
      <style:table-column-properties style:column-width="5.0444in"/>
    </style:style>
    <style:style style:name="Table13.1" style:family="table-row">
      <style:table-row-properties fo:keep-together="auto"/>
    </style:style>
    <style:style style:name="Table13.A1"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3.B1" style:family="table-cell">
      <style:table-cell-properties style:vertical-align="top" fo:background-color="#f2f2f2" fo:padding-left="0.075in" fo:padding-right="0.075in" fo:padding-top="0in" fo:padding-bottom="0in" fo:border="0.5pt solid #000000" style:writing-mode="lr-tb">
        <style:background-image/>
      </style:table-cell-properties>
    </style:style>
    <style:style style:name="Table14" style:family="table">
      <style:table-properties style:width="6.7931in" fo:margin-left="-0.0785in" table:align="left" style:writing-mode="lr-tb"/>
    </style:style>
    <style:style style:name="Table14.A" style:family="table-column">
      <style:table-column-properties style:column-width="1.7486in"/>
    </style:style>
    <style:style style:name="Table14.B" style:family="table-column">
      <style:table-column-properties style:column-width="5.0444in"/>
    </style:style>
    <style:style style:name="Table14.1" style:family="table-row">
      <style:table-row-properties fo:keep-together="auto"/>
    </style:style>
    <style:style style:name="Table14.A1"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4.B1" style:family="table-cell">
      <style:table-cell-properties style:vertical-align="top" fo:background-color="#f2f2f2" fo:padding-left="0.075in" fo:padding-right="0.075in" fo:padding-top="0in" fo:padding-bottom="0in" fo:border="0.5pt solid #000000" style:writing-mode="lr-tb">
        <style:background-image/>
      </style:table-cell-properties>
    </style:style>
    <style:style style:name="Table15" style:family="table">
      <style:table-properties style:width="6.7931in" fo:margin-left="-0.0785in" table:align="left" style:writing-mode="lr-tb"/>
    </style:style>
    <style:style style:name="Table15.A" style:family="table-column">
      <style:table-column-properties style:column-width="1.7486in"/>
    </style:style>
    <style:style style:name="Table15.B" style:family="table-column">
      <style:table-column-properties style:column-width="5.0444in"/>
    </style:style>
    <style:style style:name="Table15.1" style:family="table-row">
      <style:table-row-properties fo:keep-together="auto"/>
    </style:style>
    <style:style style:name="Table15.A1" style:family="table-cell">
      <style:table-cell-properties style:vertical-align="top"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5.B1" style:family="table-cell">
      <style:table-cell-properties style:vertical-align="top" fo:background-color="#f2f2f2" fo:padding-left="0.075in" fo:padding-right="0.075in" fo:padding-top="0in" fo:padding-bottom="0in" fo:border="0.5pt solid #000000" style:writing-mode="lr-tb">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1e8daa"/>
    </style:style>
    <style:style style:name="P5" style:family="paragraph" style:parent-style-name="Standard">
      <style:text-properties style:use-window-font-color="true" officeooo:paragraph-rsid="001e8daa"/>
    </style:style>
    <style:style style:name="P6" style:family="paragraph" style:parent-style-name="Standard">
      <style:paragraph-properties fo:break-before="page"/>
    </style:style>
    <style:style style:name="P7" style:family="paragraph" style:parent-style-name="Standard">
      <style:paragraph-properties fo:margin-top="0in" fo:margin-bottom="0in" loext:contextual-spacing="false" style:snap-to-layout-grid="false"/>
      <style:text-properties officeooo:paragraph-rsid="001e8daa"/>
    </style:style>
    <style:style style:name="P8" style:family="paragraph" style:parent-style-name="Standard">
      <style:paragraph-properties fo:margin-top="0in" fo:margin-bottom="0in" loext:contextual-spacing="false"/>
      <style:text-properties officeooo:paragraph-rsid="001e8daa"/>
    </style:style>
    <style:style style:name="P9" style:family="paragraph" style:parent-style-name="Standard" style:list-style-name="WW8Num6">
      <style:paragraph-properties fo:margin-top="0in" fo:margin-bottom="0in" loext:contextual-spacing="false"/>
      <style:text-properties officeooo:paragraph-rsid="001e8daa"/>
    </style:style>
    <style:style style:name="P10" style:family="paragraph" style:parent-style-name="Standard" style:list-style-name="WW8Num18">
      <style:paragraph-properties fo:margin-top="0in" fo:margin-bottom="0in" loext:contextual-spacing="false"/>
      <style:text-properties officeooo:paragraph-rsid="001e8daa"/>
    </style:style>
    <style:style style:name="P11" style:family="paragraph" style:parent-style-name="Standard" style:list-style-name="WW8Num31">
      <style:paragraph-properties fo:margin-top="0in" fo:margin-bottom="0in" loext:contextual-spacing="false"/>
      <style:text-properties officeooo:paragraph-rsid="001e8daa"/>
    </style:style>
    <style:style style:name="P12" style:family="paragraph" style:parent-style-name="Standard" style:list-style-name="WW8Num16">
      <style:paragraph-properties fo:margin-top="0in" fo:margin-bottom="0in" loext:contextual-spacing="false"/>
      <style:text-properties officeooo:paragraph-rsid="001e8daa"/>
    </style:style>
    <style:style style:name="P13" style:family="paragraph" style:parent-style-name="Standard" style:list-style-name="WW8Num20">
      <style:paragraph-properties fo:margin-top="0in" fo:margin-bottom="0in" loext:contextual-spacing="false"/>
      <style:text-properties officeooo:paragraph-rsid="001e8daa"/>
    </style:style>
    <style:style style:name="P14" style:family="paragraph" style:parent-style-name="Standard" style:list-style-name="WW8Num15">
      <style:paragraph-properties fo:margin-top="0in" fo:margin-bottom="0in" loext:contextual-spacing="false"/>
      <style:text-properties officeooo:paragraph-rsid="001e8daa"/>
    </style:style>
    <style:style style:name="P15" style:family="paragraph" style:parent-style-name="Standard" style:list-style-name="WW8Num19">
      <style:paragraph-properties fo:margin-top="0in" fo:margin-bottom="0in" loext:contextual-spacing="false"/>
      <style:text-properties officeooo:paragraph-rsid="001e8daa"/>
    </style:style>
    <style:style style:name="P16" style:family="paragraph" style:parent-style-name="Standard" style:list-style-name="WW8Num33">
      <style:paragraph-properties fo:margin-top="0in" fo:margin-bottom="0in" loext:contextual-spacing="false"/>
      <style:text-properties officeooo:paragraph-rsid="001e8daa"/>
    </style:style>
    <style:style style:name="P17" style:family="paragraph" style:parent-style-name="Standard" style:list-style-name="WW8Num13">
      <style:paragraph-properties fo:margin-top="0in" fo:margin-bottom="0in" loext:contextual-spacing="false"/>
      <style:text-properties officeooo:paragraph-rsid="001e8daa"/>
    </style:style>
    <style:style style:name="P18" style:family="paragraph" style:parent-style-name="Standard" style:list-style-name="WW8Num4">
      <style:paragraph-properties fo:margin-top="0in" fo:margin-bottom="0in" loext:contextual-spacing="false"/>
      <style:text-properties officeooo:paragraph-rsid="001e8daa"/>
    </style:style>
    <style:style style:name="P19" style:family="paragraph" style:parent-style-name="Standard" style:list-style-name="WW8Num29">
      <style:paragraph-properties fo:margin-top="0in" fo:margin-bottom="0in" loext:contextual-spacing="false"/>
      <style:text-properties officeooo:paragraph-rsid="001e8daa"/>
    </style:style>
    <style:style style:name="P20" style:family="paragraph" style:parent-style-name="Standard" style:list-style-name="WW8Num24">
      <style:paragraph-properties fo:margin-top="0in" fo:margin-bottom="0in" loext:contextual-spacing="false"/>
      <style:text-properties officeooo:paragraph-rsid="001e8daa"/>
    </style:style>
    <style:style style:name="P21" style:family="paragraph" style:parent-style-name="Standard" style:list-style-name="WW8Num2">
      <style:paragraph-properties fo:margin-top="0in" fo:margin-bottom="0in" loext:contextual-spacing="false"/>
      <style:text-properties officeooo:paragraph-rsid="001e8daa"/>
    </style:style>
    <style:style style:name="P22" style:family="paragraph" style:parent-style-name="Standard" style:list-style-name="WW8Num27">
      <style:paragraph-properties fo:margin-top="0in" fo:margin-bottom="0in" loext:contextual-spacing="false"/>
      <style:text-properties officeooo:paragraph-rsid="001e8daa"/>
    </style:style>
    <style:style style:name="P23" style:family="paragraph" style:parent-style-name="Standard" style:list-style-name="WW8Num34">
      <style:paragraph-properties fo:margin-top="0in" fo:margin-bottom="0in" loext:contextual-spacing="false"/>
      <style:text-properties officeooo:paragraph-rsid="001e8daa"/>
    </style:style>
    <style:style style:name="P24" style:family="paragraph" style:parent-style-name="Standard" style:list-style-name="WW8Num11">
      <style:paragraph-properties fo:margin-top="0in" fo:margin-bottom="0in" loext:contextual-spacing="false"/>
      <style:text-properties officeooo:paragraph-rsid="001e8daa"/>
    </style:style>
    <style:style style:name="P25" style:family="paragraph" style:parent-style-name="Standard" style:list-style-name="WW8Num25">
      <style:paragraph-properties fo:margin-top="0in" fo:margin-bottom="0in" loext:contextual-spacing="false"/>
      <style:text-properties officeooo:paragraph-rsid="001e8daa"/>
    </style:style>
    <style:style style:name="P26" style:family="paragraph" style:parent-style-name="Standard" style:list-style-name="WW8Num22">
      <style:paragraph-properties fo:margin-top="0in" fo:margin-bottom="0in" loext:contextual-spacing="false"/>
      <style:text-properties officeooo:paragraph-rsid="001e8daa"/>
    </style:style>
    <style:style style:name="P27" style:family="paragraph" style:parent-style-name="Standard" style:list-style-name="WW8Num23">
      <style:paragraph-properties fo:margin-top="0in" fo:margin-bottom="0in" loext:contextual-spacing="false"/>
      <style:text-properties officeooo:paragraph-rsid="001e8daa"/>
    </style:style>
    <style:style style:name="P28" style:family="paragraph" style:parent-style-name="Standard" style:list-style-name="WW8Num14">
      <style:paragraph-properties fo:margin-top="0in" fo:margin-bottom="0in" loext:contextual-spacing="false"/>
      <style:text-properties officeooo:paragraph-rsid="001e8daa"/>
    </style:style>
    <style:style style:name="P29" style:family="paragraph" style:parent-style-name="Standard">
      <style:paragraph-properties fo:margin-left="0.5in" fo:margin-right="0in" fo:margin-top="0in" fo:margin-bottom="0in" loext:contextual-spacing="false" fo:text-indent="0in" style:auto-text-indent="false" style:snap-to-layout-grid="false"/>
      <style:text-properties officeooo:paragraph-rsid="001e8daa"/>
    </style:style>
    <style:style style:name="P30" style:family="paragraph" style:parent-style-name="Standard">
      <style:paragraph-properties fo:margin-left="0.5in" fo:margin-right="0in" fo:margin-top="0in" fo:margin-bottom="0in" loext:contextual-spacing="false" fo:text-indent="0in" style:auto-text-indent="false"/>
      <style:text-properties officeooo:paragraph-rsid="001e8daa"/>
    </style:style>
    <style:style style:name="P31" style:family="paragraph" style:parent-style-name="Standard">
      <style:paragraph-properties fo:margin-left="0.25in" fo:margin-right="0in" fo:margin-top="0in" fo:margin-bottom="0in" loext:contextual-spacing="false" fo:text-indent="0in" style:auto-text-indent="false"/>
      <style:text-properties officeooo:paragraph-rsid="001e8daa"/>
    </style:style>
    <style:style style:name="P32" style:family="paragraph" style:parent-style-name="Heading_20_3" style:list-style-name="WWNum15"/>
    <style:style style:name="P33" style:family="paragraph" style:parent-style-name="Heading_20_1" style:list-style-name="WWNum15">
      <style:paragraph-properties fo:break-before="page"/>
    </style:style>
    <style:style style:name="P34" style:family="paragraph" style:parent-style-name="Heading_20_1" style:list-style-name="WWNum15"/>
    <style:style style:name="P35" style:family="paragraph" style:parent-style-name="Heading_20_2" style:list-style-name="WWNum15"/>
    <style:style style:name="P36" style:family="paragraph" style:parent-style-name="Heading_20_2" style:list-style-name="WWNum15">
      <style:text-properties officeooo:paragraph-rsid="0016879f"/>
    </style:style>
    <style:style style:name="P37" style:family="paragraph" style:parent-style-name="Heading_20_2" style:list-style-name="WWNum15">
      <style:text-properties officeooo:paragraph-rsid="00174954"/>
    </style:style>
    <style:style style:name="P38" style:family="paragraph" style:parent-style-name="Heading_20_2" style:list-style-name="WWNum15">
      <style:text-properties officeooo:paragraph-rsid="001e8daa"/>
    </style:style>
    <style:style style:name="P39" style:family="paragraph" style:parent-style-name="Heading_20_2" style:list-style-name="WWNum15">
      <style:paragraph-properties fo:margin-left="0.4016in" fo:margin-right="0in" fo:text-indent="-0.4016in" style:auto-text-indent="false"/>
    </style:style>
    <style:style style:name="P40" style:family="paragraph" style:parent-style-name="Liberation_20_Text_20_-_20_Schlicht">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style>
    <style:style style:name="P41" style:family="paragraph" style:parent-style-name="Liberation_20_Überschrift_20_Top_20_-_20_Schlicht">
      <style:paragraph-properties fo:text-align="center"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style>
    <style:style style:name="P42" style:family="paragraph" style:parent-style-name="Template">
      <style:paragraph-properties fo:text-align="start" style:justify-single-word="false"/>
      <style:text-properties officeooo:paragraph-rsid="00174954"/>
    </style:style>
    <style:style style:name="P43" style:family="paragraph" style:parent-style-name="Template">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officeooo:paragraph-rsid="00174954"/>
    </style:style>
    <style:style style:name="P44" style:family="paragraph" style:parent-style-name="Template" style:list-style-name="WW8Num5">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officeooo:paragraph-rsid="0018672f"/>
    </style:style>
    <style:style style:name="P45" style:family="paragraph" style:parent-style-name="Template" style:list-style-name="WW8Num26">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officeooo:paragraph-rsid="0018672f"/>
    </style:style>
    <style:style style:name="P46" style:family="paragraph" style:parent-style-name="Template" style:list-style-name="WW8Num12">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officeooo:paragraph-rsid="0018672f"/>
    </style:style>
    <style:style style:name="P47" style:family="paragraph" style:parent-style-name="Template" style:list-style-name="WW8Num12">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officeooo:paragraph-rsid="001d2acb"/>
    </style:style>
    <style:style style:name="P48" style:family="paragraph" style:parent-style-name="Template" style:list-style-name="WW8Num10">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officeooo:paragraph-rsid="0018672f"/>
    </style:style>
    <style:style style:name="P49" style:family="paragraph" style:parent-style-name="Template">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officeooo:paragraph-rsid="0018672f"/>
    </style:style>
    <style:style style:name="P50" style:family="paragraph" style:parent-style-name="Template">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officeooo:paragraph-rsid="001a2f11"/>
    </style:style>
    <style:style style:name="P51" style:family="paragraph" style:parent-style-name="Template">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officeooo:paragraph-rsid="001ba088"/>
    </style:style>
    <style:style style:name="P52" style:family="paragraph" style:parent-style-name="Template">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officeooo:paragraph-rsid="001d2acb"/>
    </style:style>
    <style:style style:name="P53" style:family="paragraph" style:parent-style-name="Template">
      <style:paragraph-properties fo:text-align="center"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style>
    <style:style style:name="P54" style:family="paragraph" style:parent-style-name="Template">
      <style:text-properties fo:language="de" fo:country="DE"/>
    </style:style>
    <style:style style:name="P55" style:family="paragraph" style:parent-style-name="Template">
      <style:paragraph-properties fo:text-align="center"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fo:language="de" fo:country="DE"/>
    </style:style>
    <style:style style:name="P56" style:family="paragraph" style:parent-style-name="Template">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style>
    <style:style style:name="P57" style:family="paragraph" style:parent-style-name="Template">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officeooo:paragraph-rsid="0016879f"/>
    </style:style>
    <style:style style:name="P58" style:family="paragraph" style:parent-style-name="Template">
      <style:text-properties officeooo:rsid="0016879f" officeooo:paragraph-rsid="0016879f"/>
    </style:style>
    <style:style style:name="P59" style:family="paragraph" style:parent-style-name="Template">
      <style:text-properties style:use-window-font-color="true"/>
    </style:style>
    <style:style style:name="P60" style:family="paragraph" style:parent-style-name="Template">
      <style:text-properties style:use-window-font-color="true" officeooo:rsid="0016879f" officeooo:paragraph-rsid="0016879f"/>
    </style:style>
    <style:style style:name="P61" style:family="paragraph" style:parent-style-name="Template">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style:use-window-font-color="true" officeooo:rsid="0018672f" officeooo:paragraph-rsid="0018672f"/>
    </style:style>
    <style:style style:name="P62" style:family="paragraph" style:parent-style-name="Template" style:list-style-name="L1">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style:use-window-font-color="true" officeooo:rsid="0018672f" officeooo:paragraph-rsid="0018672f"/>
    </style:style>
    <style:style style:name="P63" style:family="paragraph" style:parent-style-name="Template">
      <style:text-properties style:use-window-font-color="true" officeooo:rsid="0018672f" officeooo:paragraph-rsid="0018672f"/>
    </style:style>
    <style:style style:name="P64" style:family="paragraph" style:parent-style-name="Template" style:list-style-name="L1">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style:use-window-font-color="true" fo:font-weight="bold" officeooo:rsid="0018672f" officeooo:paragraph-rsid="0018672f" style:font-weight-asian="bold" style:font-weight-complex="bold"/>
    </style:style>
    <style:style style:name="P65" style:family="paragraph" style:parent-style-name="Template" style:list-style-name="L1">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style:use-window-font-color="true" fo:font-weight="normal" officeooo:rsid="0018672f" officeooo:paragraph-rsid="0018672f" style:font-weight-asian="normal" style:font-weight-complex="normal"/>
    </style:style>
    <style:style style:name="P66" style:family="paragraph" style:parent-style-name="Template">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fo:color="#000000" fo:language="de" fo:country="DE" officeooo:paragraph-rsid="00174954"/>
    </style:style>
    <style:style style:name="P67" style:family="paragraph" style:parent-style-name="Template">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fo:color="#000000" fo:language="de" fo:country="DE" officeooo:rsid="00174954" officeooo:paragraph-rsid="00174954"/>
    </style:style>
    <style:style style:name="P68" style:family="paragraph" style:parent-style-name="Template" style:list-style-name="WW8Num10">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fo:color="#000000" fo:language="de" fo:country="DE" officeooo:paragraph-rsid="0018672f"/>
    </style:style>
    <style:style style:name="P69" style:family="paragraph" style:parent-style-name="Template" style:list-style-name="WW8Num9">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fo:color="#000000" fo:language="de" fo:country="DE" officeooo:paragraph-rsid="0018672f"/>
    </style:style>
    <style:style style:name="P70" style:family="paragraph" style:parent-style-name="Template" style:list-style-name="WW8Num8">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fo:color="#000000" fo:language="de" fo:country="DE" officeooo:paragraph-rsid="0018672f"/>
    </style:style>
    <style:style style:name="P71" style:family="paragraph" style:parent-style-name="Template">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fo:color="#000000" fo:language="de" fo:country="DE" officeooo:paragraph-rsid="0018672f"/>
    </style:style>
    <style:style style:name="P72" style:family="paragraph" style:parent-style-name="Template" style:list-style-name="WW8Num7">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fo:color="#3333ff" fo:language="de" fo:country="DE" officeooo:paragraph-rsid="0018672f"/>
    </style:style>
    <style:style style:name="P73" style:family="paragraph" style:parent-style-name="Template" style:list-style-name="WW8Num5">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officeooo:rsid="001a2f11" officeooo:paragraph-rsid="001a2f11"/>
    </style:style>
    <style:style style:name="P74" style:family="paragraph" style:parent-style-name="Template" style:list-style-name="WW8Num10">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officeooo:rsid="001d2acb" officeooo:paragraph-rsid="001d2acb"/>
    </style:style>
    <style:style style:name="P75" style:family="paragraph" style:parent-style-name="Template">
      <style:text-properties officeooo:paragraph-rsid="001e8daa"/>
    </style:style>
    <style:style style:name="P76" style:family="paragraph" style:parent-style-name="Template" style:master-page-name="Standard">
      <style:paragraph-properties fo:text-align="center" style:justify-single-word="false" style:page-number="auto">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style>
    <style:style style:name="P77" style:family="paragraph" style:parent-style-name="Template">
      <style:paragraph-properties fo:margin-left="0.5in" fo:margin-right="0in" fo:text-align="start" style:justify-single-word="false" fo:text-indent="0in" style:auto-text-indent="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fo:color="#000000" fo:language="de" fo:country="DE" officeooo:paragraph-rsid="0018672f"/>
    </style:style>
    <style:style style:name="P78" style:family="paragraph" style:parent-style-name="Tabellenraster1">
      <style:paragraph-properties fo:text-align="center"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 style:position="6.8835in"/>
          <style:tab-stop style:position="7.3752in"/>
          <style:tab-stop style:position="7.8665in"/>
          <style:tab-stop style:position="8.3583in"/>
          <style:tab-stop style:position="8.85in"/>
          <style:tab-stop style:position="9.3417in"/>
          <style:tab-stop style:position="9.8335in"/>
          <style:tab-stop style:position="10.3252in"/>
          <style:tab-stop style:position="10.8165in"/>
          <style:tab-stop style:position="11.3083in"/>
          <style:tab-stop style:position="11.8in"/>
          <style:tab-stop style:position="12.2917in"/>
          <style:tab-stop style:position="12.7835in"/>
          <style:tab-stop style:position="13.2752in"/>
          <style:tab-stop style:position="13.7665in"/>
          <style:tab-stop style:position="14.2583in"/>
          <style:tab-stop style:position="14.75in"/>
          <style:tab-stop style:position="15.2417in"/>
          <style:tab-stop style:position="15.7335in"/>
          <style:tab-stop style:position="16.2252in"/>
          <style:tab-stop style:position="16.7165in"/>
          <style:tab-stop style:position="17.2083in"/>
        </style:tab-stops>
      </style:paragraph-properties>
    </style:style>
    <style:style style:name="P79" style:family="paragraph" style:parent-style-name="Tabellenraster1">
      <style:paragraph-properties fo:text-align="center" style:justify-single-word="false">
        <style:tab-stops>
          <style:tab-stop style:position="-22in"/>
          <style:tab-stop style:position="-21.911in"/>
          <style:tab-stop style:position="-21.4193in"/>
          <style:tab-stop style:position="-20.928in"/>
          <style:tab-stop style:position="-20.4362in"/>
          <style:tab-stop style:position="-19.9445in"/>
          <style:tab-stop style:position="-19.4528in"/>
          <style:tab-stop style:position="-18.961in"/>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 style:position="6.8835in"/>
          <style:tab-stop style:position="7.3752in"/>
          <style:tab-stop style:position="7.8665in"/>
          <style:tab-stop style:position="8.3583in"/>
          <style:tab-stop style:position="8.85in"/>
          <style:tab-stop style:position="9.3417in"/>
          <style:tab-stop style:position="9.8335in"/>
          <style:tab-stop style:position="10.3252in"/>
          <style:tab-stop style:position="10.8165in"/>
          <style:tab-stop style:position="11.3083in"/>
          <style:tab-stop style:position="11.8in"/>
          <style:tab-stop style:position="12.2917in"/>
          <style:tab-stop style:position="12.7835in"/>
          <style:tab-stop style:position="13.2752in"/>
          <style:tab-stop style:position="13.7665in"/>
          <style:tab-stop style:position="14.2583in"/>
          <style:tab-stop style:position="14.75in"/>
          <style:tab-stop style:position="15.2417in"/>
          <style:tab-stop style:position="15.7335in"/>
          <style:tab-stop style:position="16.2252in"/>
          <style:tab-stop style:position="16.7165in"/>
          <style:tab-stop style:position="17.2083in"/>
          <style:tab-stop style:position="17.7in"/>
          <style:tab-stop style:position="18.1917in"/>
          <style:tab-stop style:position="18.6835in"/>
          <style:tab-stop style:position="19.1752in"/>
          <style:tab-stop style:position="19.6665in"/>
          <style:tab-stop style:position="20.1583in"/>
          <style:tab-stop style:position="20.65in"/>
          <style:tab-stop style:position="21.1417in"/>
          <style:tab-stop style:position="21.6335in"/>
          <style:tab-stop style:position="22in"/>
        </style:tab-stops>
      </style:paragraph-properties>
    </style:style>
    <style:style style:name="P80" style:family="paragraph" style:parent-style-name="Tabellenraster1">
      <style:paragraph-properties fo:text-align="center"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 style:position="6.8835in"/>
          <style:tab-stop style:position="7.3752in"/>
          <style:tab-stop style:position="7.8665in"/>
          <style:tab-stop style:position="8.3583in"/>
          <style:tab-stop style:position="8.85in"/>
          <style:tab-stop style:position="9.3417in"/>
          <style:tab-stop style:position="9.8335in"/>
          <style:tab-stop style:position="10.3252in"/>
          <style:tab-stop style:position="10.8165in"/>
          <style:tab-stop style:position="11.3083in"/>
          <style:tab-stop style:position="11.8in"/>
          <style:tab-stop style:position="12.2917in"/>
          <style:tab-stop style:position="12.7835in"/>
          <style:tab-stop style:position="13.2752in"/>
          <style:tab-stop style:position="13.7665in"/>
          <style:tab-stop style:position="14.2583in"/>
          <style:tab-stop style:position="14.75in"/>
          <style:tab-stop style:position="15.2417in"/>
          <style:tab-stop style:position="15.7335in"/>
          <style:tab-stop style:position="16.2252in"/>
          <style:tab-stop style:position="16.7165in"/>
          <style:tab-stop style:position="17.2083in"/>
          <style:tab-stop style:position="17.7in"/>
          <style:tab-stop style:position="18.1917in"/>
          <style:tab-stop style:position="18.6835in"/>
          <style:tab-stop style:position="19.1752in"/>
        </style:tab-stops>
      </style:paragraph-properties>
    </style:style>
    <style:style style:name="P81" style:family="paragraph" style:parent-style-name="Tabellenraster1">
      <style:paragraph-properties fo:text-align="center" style:justify-single-word="false">
        <style:tab-stops>
          <style:tab-stop style:position="-22in"/>
          <style:tab-stop style:position="-21.911in"/>
          <style:tab-stop style:position="-21.4193in"/>
          <style:tab-stop style:position="-20.928in"/>
          <style:tab-stop style:position="-20.4362in"/>
          <style:tab-stop style:position="-19.9445in"/>
          <style:tab-stop style:position="-19.4528in"/>
          <style:tab-stop style:position="-18.961in"/>
          <style:tab-stop style:position="-18.4693in"/>
          <style:tab-stop style:position="-17.978in"/>
          <style:tab-stop style:position="-17.4862in"/>
          <style:tab-stop style:position="-16.9945in"/>
          <style:tab-stop style:position="-16.5028in"/>
          <style:tab-stop style:position="-16.011in"/>
          <style:tab-stop style:position="-15.5193in"/>
          <style:tab-stop style:position="-15.028in"/>
          <style:tab-stop style:position="-14.5362in"/>
          <style:tab-stop style:position="-14.0445in"/>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 style:position="6.8835in"/>
          <style:tab-stop style:position="7.3752in"/>
          <style:tab-stop style:position="7.8665in"/>
          <style:tab-stop style:position="8.3583in"/>
          <style:tab-stop style:position="8.85in"/>
          <style:tab-stop style:position="9.3417in"/>
          <style:tab-stop style:position="9.8335in"/>
          <style:tab-stop style:position="10.3252in"/>
          <style:tab-stop style:position="10.8165in"/>
          <style:tab-stop style:position="11.3083in"/>
          <style:tab-stop style:position="11.8in"/>
          <style:tab-stop style:position="12.2917in"/>
          <style:tab-stop style:position="12.7835in"/>
          <style:tab-stop style:position="13.2752in"/>
          <style:tab-stop style:position="13.7665in"/>
          <style:tab-stop style:position="14.2583in"/>
          <style:tab-stop style:position="14.75in"/>
          <style:tab-stop style:position="15.2417in"/>
          <style:tab-stop style:position="15.7335in"/>
          <style:tab-stop style:position="16.2252in"/>
          <style:tab-stop style:position="16.7165in"/>
          <style:tab-stop style:position="17.2083in"/>
          <style:tab-stop style:position="17.7in"/>
          <style:tab-stop style:position="18.1917in"/>
          <style:tab-stop style:position="18.6835in"/>
          <style:tab-stop style:position="19.1752in"/>
          <style:tab-stop style:position="19.6665in"/>
          <style:tab-stop style:position="20.1583in"/>
          <style:tab-stop style:position="20.65in"/>
          <style:tab-stop style:position="21.1417in"/>
          <style:tab-stop style:position="21.6335in"/>
          <style:tab-stop style:position="22in"/>
        </style:tab-stops>
      </style:paragraph-properties>
    </style:style>
    <style:style style:name="P82" style:family="paragraph" style:parent-style-name="Tabellenraster1">
      <style:paragraph-properties fo:text-align="center" style:justify-single-word="false" fo:orphans="0" fo:widows="0" fo:hyphenation-ladder-count="no-limit">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 style:position="6.8835in"/>
          <style:tab-stop style:position="7.3752in"/>
          <style:tab-stop style:position="7.8665in"/>
          <style:tab-stop style:position="8.3583in"/>
          <style:tab-stop style:position="8.85in"/>
          <style:tab-stop style:position="9.3417in"/>
          <style:tab-stop style:position="9.8335in"/>
          <style:tab-stop style:position="10.3252in"/>
          <style:tab-stop style:position="10.8165in"/>
          <style:tab-stop style:position="11.3083in"/>
          <style:tab-stop style:position="11.8in"/>
          <style:tab-stop style:position="12.2917in"/>
          <style:tab-stop style:position="12.7835in"/>
          <style:tab-stop style:position="13.2752in"/>
          <style:tab-stop style:position="13.7665in"/>
          <style:tab-stop style:position="14.2583in"/>
          <style:tab-stop style:position="14.75in"/>
          <style:tab-stop style:position="15.2417in"/>
          <style:tab-stop style:position="15.7335in"/>
          <style:tab-stop style:position="16.2252in"/>
          <style:tab-stop style:position="16.7165in"/>
          <style:tab-stop style:position="17.2083in"/>
        </style:tab-stops>
      </style:paragraph-properties>
      <style:text-properties fo:hyphenate="false" fo:hyphenation-remain-char-count="2" fo:hyphenation-push-char-count="2"/>
    </style:style>
    <style:style style:name="P83" style:family="paragraph" style:parent-style-name="Tabellenraster1">
      <style:paragraph-properties fo:text-align="center" style:justify-single-word="false" fo:orphans="0" fo:widows="0" fo:hyphenation-ladder-count="no-limit">
        <style:tab-stops>
          <style:tab-stop style:position="-22in"/>
          <style:tab-stop style:position="-21.911in"/>
          <style:tab-stop style:position="-21.4193in"/>
          <style:tab-stop style:position="-20.928in"/>
          <style:tab-stop style:position="-20.4362in"/>
          <style:tab-stop style:position="-19.9445in"/>
          <style:tab-stop style:position="-19.4528in"/>
          <style:tab-stop style:position="-18.961in"/>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 style:position="6.8835in"/>
          <style:tab-stop style:position="7.3752in"/>
          <style:tab-stop style:position="7.8665in"/>
          <style:tab-stop style:position="8.3583in"/>
          <style:tab-stop style:position="8.85in"/>
          <style:tab-stop style:position="9.3417in"/>
          <style:tab-stop style:position="9.8335in"/>
          <style:tab-stop style:position="10.3252in"/>
          <style:tab-stop style:position="10.8165in"/>
          <style:tab-stop style:position="11.3083in"/>
          <style:tab-stop style:position="11.8in"/>
          <style:tab-stop style:position="12.2917in"/>
          <style:tab-stop style:position="12.7835in"/>
          <style:tab-stop style:position="13.2752in"/>
          <style:tab-stop style:position="13.7665in"/>
          <style:tab-stop style:position="14.2583in"/>
          <style:tab-stop style:position="14.75in"/>
          <style:tab-stop style:position="15.2417in"/>
          <style:tab-stop style:position="15.7335in"/>
          <style:tab-stop style:position="16.2252in"/>
          <style:tab-stop style:position="16.7165in"/>
          <style:tab-stop style:position="17.2083in"/>
          <style:tab-stop style:position="17.7in"/>
          <style:tab-stop style:position="18.1917in"/>
          <style:tab-stop style:position="18.6835in"/>
          <style:tab-stop style:position="19.1752in"/>
          <style:tab-stop style:position="19.6665in"/>
          <style:tab-stop style:position="20.1583in"/>
          <style:tab-stop style:position="20.65in"/>
          <style:tab-stop style:position="21.1417in"/>
          <style:tab-stop style:position="21.6335in"/>
          <style:tab-stop style:position="22in"/>
        </style:tab-stops>
      </style:paragraph-properties>
      <style:text-properties fo:hyphenate="false" fo:hyphenation-remain-char-count="2" fo:hyphenation-push-char-count="2"/>
    </style:style>
    <style:style style:name="P84" style:family="paragraph" style:parent-style-name="Tabellenraster1">
      <style:paragraph-properties fo:text-align="center" style:justify-single-word="false" fo:orphans="0" fo:widows="0" fo:hyphenation-ladder-count="no-limit">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 style:position="6.8835in"/>
          <style:tab-stop style:position="7.3752in"/>
          <style:tab-stop style:position="7.8665in"/>
          <style:tab-stop style:position="8.3583in"/>
          <style:tab-stop style:position="8.85in"/>
          <style:tab-stop style:position="9.3417in"/>
          <style:tab-stop style:position="9.8335in"/>
          <style:tab-stop style:position="10.3252in"/>
          <style:tab-stop style:position="10.8165in"/>
          <style:tab-stop style:position="11.3083in"/>
          <style:tab-stop style:position="11.8in"/>
          <style:tab-stop style:position="12.2917in"/>
          <style:tab-stop style:position="12.7835in"/>
          <style:tab-stop style:position="13.2752in"/>
          <style:tab-stop style:position="13.7665in"/>
          <style:tab-stop style:position="14.2583in"/>
          <style:tab-stop style:position="14.75in"/>
          <style:tab-stop style:position="15.2417in"/>
          <style:tab-stop style:position="15.7335in"/>
          <style:tab-stop style:position="16.2252in"/>
          <style:tab-stop style:position="16.7165in"/>
          <style:tab-stop style:position="17.2083in"/>
          <style:tab-stop style:position="17.7in"/>
          <style:tab-stop style:position="18.1917in"/>
          <style:tab-stop style:position="18.6835in"/>
          <style:tab-stop style:position="19.1752in"/>
        </style:tab-stops>
      </style:paragraph-properties>
      <style:text-properties fo:hyphenate="false" fo:hyphenation-remain-char-count="2" fo:hyphenation-push-char-count="2"/>
    </style:style>
    <style:style style:name="P85" style:family="paragraph" style:parent-style-name="Tabellenraster1">
      <style:paragraph-properties fo:orphans="0" fo:widows="0" fo:hyphenation-ladder-count="no-limit">
        <style:tab-stops>
          <style:tab-stop style:position="-22in"/>
          <style:tab-stop style:position="-21.911in"/>
          <style:tab-stop style:position="-21.4193in"/>
          <style:tab-stop style:position="-20.928in"/>
          <style:tab-stop style:position="-20.4362in"/>
          <style:tab-stop style:position="-19.9445in"/>
          <style:tab-stop style:position="-19.4528in"/>
          <style:tab-stop style:position="-18.961in"/>
          <style:tab-stop style:position="-18.4693in"/>
          <style:tab-stop style:position="-17.978in"/>
          <style:tab-stop style:position="-17.4862in"/>
          <style:tab-stop style:position="-16.9945in"/>
          <style:tab-stop style:position="-16.5028in"/>
          <style:tab-stop style:position="-16.011in"/>
          <style:tab-stop style:position="-15.5193in"/>
          <style:tab-stop style:position="-15.028in"/>
          <style:tab-stop style:position="-14.5362in"/>
          <style:tab-stop style:position="-14.0445in"/>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 style:position="6.8835in"/>
          <style:tab-stop style:position="7.3752in"/>
          <style:tab-stop style:position="7.8665in"/>
          <style:tab-stop style:position="8.3583in"/>
          <style:tab-stop style:position="8.85in"/>
          <style:tab-stop style:position="9.3417in"/>
          <style:tab-stop style:position="9.8335in"/>
          <style:tab-stop style:position="10.3252in"/>
          <style:tab-stop style:position="10.8165in"/>
          <style:tab-stop style:position="11.3083in"/>
          <style:tab-stop style:position="11.8in"/>
          <style:tab-stop style:position="12.2917in"/>
          <style:tab-stop style:position="12.7835in"/>
          <style:tab-stop style:position="13.2752in"/>
          <style:tab-stop style:position="13.7665in"/>
          <style:tab-stop style:position="14.2583in"/>
          <style:tab-stop style:position="14.75in"/>
          <style:tab-stop style:position="15.2417in"/>
          <style:tab-stop style:position="15.7335in"/>
          <style:tab-stop style:position="16.2252in"/>
          <style:tab-stop style:position="16.7165in"/>
          <style:tab-stop style:position="17.2083in"/>
          <style:tab-stop style:position="17.7in"/>
          <style:tab-stop style:position="18.1917in"/>
          <style:tab-stop style:position="18.6835in"/>
          <style:tab-stop style:position="19.1752in"/>
          <style:tab-stop style:position="19.6665in"/>
          <style:tab-stop style:position="20.1583in"/>
          <style:tab-stop style:position="20.65in"/>
          <style:tab-stop style:position="21.1417in"/>
          <style:tab-stop style:position="21.6335in"/>
          <style:tab-stop style:position="22in"/>
        </style:tab-stops>
      </style:paragraph-properties>
      <style:text-properties fo:hyphenate="false" fo:hyphenation-remain-char-count="2" fo:hyphenation-push-char-count="2"/>
    </style:style>
    <style:style style:name="P86" style:family="paragraph" style:parent-style-name="Contents_20_1">
      <style:paragraph-properties>
        <style:tab-stops>
          <style:tab-stop style:position="0.2516in"/>
          <style:tab-stop style:position="6.6819in" style:type="right" style:leader-style="dotted" style:leader-text="."/>
        </style:tab-stops>
      </style:paragraph-properties>
    </style:style>
    <style:style style:name="P87" style:family="paragraph" style:parent-style-name="Contents_20_2">
      <style:paragraph-properties>
        <style:tab-stops>
          <style:tab-stop style:position="0.5339in"/>
          <style:tab-stop style:position="6.6819in" style:type="right" style:leader-style="dotted" style:leader-text="."/>
        </style:tab-stops>
      </style:paragraph-properties>
    </style:style>
    <style:style style:name="P88" style:family="paragraph" style:parent-style-name="Footer">
      <style:paragraph-properties fo:text-align="end" style:justify-single-word="false"/>
    </style:style>
    <style:style style:name="P89" style:family="paragraph" style:parent-style-name="Contents_20_3">
      <style:paragraph-properties>
        <style:tab-stops>
          <style:tab-stop style:position="0.789in"/>
          <style:tab-stop style:position="6.6819in" style:type="right" style:leader-style="dotted" style:leader-text="."/>
        </style:tab-stops>
      </style:paragraph-properties>
    </style:style>
    <style:style style:name="P90" style:family="paragraph" style:parent-style-name="Table_20_Contents">
      <style:text-properties officeooo:rsid="0016879f" officeooo:paragraph-rsid="0016879f"/>
    </style:style>
    <style:style style:name="P91" style:family="paragraph" style:parent-style-name="Table_20_Contents">
      <style:text-properties officeooo:paragraph-rsid="0016879f"/>
    </style:style>
    <style:style style:name="T1" style:family="text">
      <style:text-properties fo:language="de" fo:country="DE"/>
    </style:style>
    <style:style style:name="T2" style:family="text">
      <style:text-properties fo:language="de" fo:country="DE" officeooo:rsid="0016879f"/>
    </style:style>
    <style:style style:name="T3" style:family="text">
      <style:text-properties fo:language="en" fo:country="US"/>
    </style:style>
    <style:style style:name="T4" style:family="text">
      <style:text-properties fo:font-size="16pt" style:font-size-asian="16pt" style:font-size-complex="16pt"/>
    </style:style>
    <style:style style:name="T5" style:family="text">
      <style:text-properties fo:color="#ff0000" style:font-name="Times New Roman Bold Italic" fo:font-size="16pt" officeooo:rsid="0016879f" style:font-size-asian="16pt" style:font-size-complex="16pt"/>
    </style:style>
    <style:style style:name="T6" style:family="text">
      <style:text-properties fo:color="#ff0000" style:font-name="Times New Roman Italic" fo:font-size="12pt" style:letter-kerning="true" style:font-size-asian="12pt"/>
    </style:style>
    <style:style style:name="T7" style:family="text">
      <style:text-properties fo:color="#ff0000" style:font-name="Times New Roman Italic" fo:font-size="12pt" fo:language="en" fo:country="US" style:letter-kerning="true" style:font-size-asian="12pt"/>
    </style:style>
    <style:style style:name="T8" style:family="text">
      <style:text-properties fo:color="#ff0000"/>
    </style:style>
    <style:style style:name="T9" style:family="text">
      <style:text-properties fo:font-size="15pt" style:font-size-asian="15pt"/>
    </style:style>
    <style:style style:name="T10" style:family="text">
      <style:text-properties style:font-name="Times New Roman Italic" fo:font-size="15pt" style:font-size-asian="15pt"/>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size="12pt" style:font-name-asian="ＭＳ 明朝" style:font-size-asian="12pt" style:font-size-complex="12pt"/>
    </style:style>
    <style:style style:name="T14" style:family="text">
      <style:text-properties fo:font-size="12pt" style:font-size-asian="12pt"/>
    </style:style>
    <style:style style:name="T15" style:family="text">
      <style:text-properties fo:color="#000000"/>
    </style:style>
    <style:style style:name="T16" style:family="text">
      <style:text-properties fo:color="#000000" fo:font-size="12pt" style:font-size-asian="12pt"/>
    </style:style>
    <style:style style:name="T17" style:family="text">
      <style:text-properties fo:color="#000000" fo:language="de" fo:country="DE"/>
    </style:style>
    <style:style style:name="T18" style:family="text">
      <style:text-properties fo:color="#000000" fo:language="de" fo:country="DE" officeooo:rsid="001a2f11"/>
    </style:style>
    <style:style style:name="T19" style:family="text">
      <style:text-properties fo:color="#000000" fo:language="de" fo:country="DE" officeooo:rsid="001d2acb"/>
    </style:style>
    <style:style style:name="T20" style:family="text">
      <style:text-properties style:font-name="Lucida Grande" fo:language="de" fo:country="DE"/>
    </style:style>
    <style:style style:name="T21" style:family="text">
      <style:text-properties fo:color="#000000" fo:language="de" fo:country="DE"/>
    </style:style>
    <style:style style:name="T22" style:family="text">
      <style:text-properties fo:color="#000000" fo:language="de" fo:country="DE" officeooo:rsid="00174954"/>
    </style:style>
    <style:style style:name="T23" style:family="text">
      <style:text-properties fo:color="#3333ff" fo:language="de" fo:country="DE"/>
    </style:style>
    <style:style style:name="T24" style:family="text">
      <style:text-properties fo:color="#3333ff" fo:language="de" fo:country="DE" officeooo:rsid="0018672f"/>
    </style:style>
    <style:style style:name="T25" style:family="text">
      <style:text-properties fo:color="#3333ff" fo:language="de" fo:country="DE" officeooo:rsid="001a2f11"/>
    </style:style>
    <style:style style:name="T26" style:family="text">
      <style:text-properties fo:color="#3333ff" fo:language="de" fo:country="DE" officeooo:rsid="001ba088"/>
    </style:style>
    <style:style style:name="T27" style:family="text">
      <style:text-properties fo:color="#3333ff" fo:language="de" fo:country="DE" officeooo:rsid="001d2acb"/>
    </style:style>
    <style:style style:name="T28" style:family="text">
      <style:text-properties style:font-name-asian="Cambri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54133568" text:id="ct54133568">
          <text:format-change>
            <office:change-info>
              <dc:creator>Zhen Dai</dc:creator>
              <dc:date>2017-09-11T13:41:00</dc:date>
            </office:change-info>
          </text:format-change>
        </text:changed-region>
        <text:changed-region xml:id="ct66693920" text:id="ct66693920">
          <text:format-change>
            <office:change-info>
              <dc:creator>Zhen Dai</dc:creator>
              <dc:date>2017-09-11T13:41:00</dc:date>
            </office:change-info>
          </text:format-change>
        </text:changed-region>
        <text:changed-region xml:id="ct54049328" text:id="ct54049328">
          <text:format-change>
            <office:change-info>
              <dc:creator>Zhen Dai</dc:creator>
              <dc:date>2017-09-11T13:41:00</dc:date>
            </office:change-info>
          </text:format-change>
        </text:changed-region>
        <text:changed-region xml:id="ct49604704" text:id="ct49604704">
          <text:insertion>
            <office:change-info>
              <dc:creator>Zhen Dai</dc:creator>
              <dc:date>2017-09-12T22:49:00</dc:date>
            </office:change-info>
          </text:insertion>
        </text:changed-region>
        <text:changed-region xml:id="ct49879392" text:id="ct49879392">
          <text:UnknownChange>
            <office:change-info>
              <dc:creator>Zhen Dai</dc:creator>
              <dc:date>2017-09-12T22:49:00</dc:date>
            </office:change-info>
          </text:UnknownChange>
        </text:changed-region>
        <text:changed-region xml:id="ct49274560" text:id="ct49274560">
          <text:insertion>
            <office:change-info>
              <dc:creator>Zhen Dai</dc:creator>
              <dc:date>2017-09-12T22:49:00</dc:date>
            </office:change-info>
          </text:insertion>
        </text:changed-region>
        <text:changed-region xml:id="ct49518848" text:id="ct49518848">
          <text:UnknownChange>
            <office:change-info>
              <dc:creator>Zhen Dai</dc:creator>
              <dc:date>2017-09-12T22:49:00</dc:date>
            </office:change-info>
          </text:UnknownChange>
        </text:changed-region>
        <text:changed-region xml:id="ct50749744" text:id="ct50749744">
          <text:insertion>
            <office:change-info>
              <dc:creator>Zhen Dai</dc:creator>
              <dc:date>2017-09-12T22:49:00</dc:date>
            </office:change-info>
          </text:insertion>
        </text:changed-region>
        <text:changed-region xml:id="ct50749152" text:id="ct50749152">
          <text:UnknownChange>
            <office:change-info>
              <dc:creator>Zhen Dai</dc:creator>
              <dc:date>2017-09-12T22:49:00</dc:date>
            </office:change-info>
          </text:UnknownChange>
        </text:changed-region>
        <text:changed-region xml:id="ct50770880" text:id="ct50770880">
          <text:insertion>
            <office:change-info>
              <dc:creator>Zhen Dai</dc:creator>
              <dc:date>2017-09-12T22:49:00</dc:date>
            </office:change-info>
          </text:insertion>
        </text:changed-region>
        <text:changed-region xml:id="ct50742464" text:id="ct50742464">
          <text:UnknownChange>
            <office:change-info>
              <dc:creator>Zhen Dai</dc:creator>
              <dc:date>2017-09-12T22:49:00</dc:date>
            </office:change-info>
          </text:UnknownChange>
        </text:changed-region>
        <text:changed-region xml:id="ct49444912" text:id="ct49444912">
          <text:insertion>
            <office:change-info>
              <dc:creator>Zhen Dai</dc:creator>
              <dc:date>2017-09-12T22:50:00</dc:date>
            </office:change-info>
          </text:insertion>
        </text:changed-region>
        <text:changed-region xml:id="ct50739488" text:id="ct50739488">
          <text:UnknownChange>
            <office:change-info>
              <dc:creator>Zhen Dai</dc:creator>
              <dc:date>2017-09-12T22:49:00</dc:date>
            </office:change-info>
          </text:UnknownChange>
        </text:changed-region>
        <text:changed-region xml:id="ct50601024" text:id="ct50601024">
          <text:insertion>
            <office:change-info>
              <dc:creator>Zhen Dai</dc:creator>
              <dc:date>2017-09-12T22:49:00</dc:date>
            </office:change-info>
          </text:insertion>
        </text:changed-region>
        <text:changed-region xml:id="ct49643408" text:id="ct49643408">
          <text:UnknownChange>
            <office:change-info>
              <dc:creator>Zhen Dai</dc:creator>
              <dc:date>2017-09-12T22:49:00</dc:date>
            </office:change-info>
          </text:UnknownChange>
        </text:changed-region>
        <text:changed-region xml:id="ct49830816" text:id="ct49830816">
          <text:format-change>
            <office:change-info>
              <dc:creator>Zhen Dai</dc:creator>
              <dc:date>2017-09-12T22:50:00</dc:date>
            </office:change-info>
          </text:format-change>
        </text:changed-region>
        <text:changed-region xml:id="ct49332336" text:id="ct49332336">
          <text:format-change>
            <office:change-info>
              <dc:creator>Zhen Dai</dc:creator>
              <dc:date>2017-09-11T13:41:00</dc:date>
            </office:change-info>
          </text:format-change>
        </text:changed-region>
        <text:changed-region xml:id="ct50857952" text:id="ct50857952">
          <text:format-change>
            <office:change-info>
              <dc:creator>Zhen Dai</dc:creator>
              <dc:date>2017-09-11T13:41:00</dc:date>
            </office:change-info>
          </text:format-change>
        </text:changed-region>
        <text:changed-region xml:id="ct50928400" text:id="ct50928400">
          <text:format-change>
            <office:change-info>
              <dc:creator>Zhen Dai</dc:creator>
              <dc:date>2017-09-11T13:41:00</dc:date>
            </office:change-info>
          </text:format-change>
        </text:changed-region>
        <text:changed-region xml:id="ct50948656" text:id="ct50948656">
          <text:insertion>
            <office:change-info>
              <dc:creator>Zhen Dai</dc:creator>
              <dc:date>2017-09-11T13:46:00</dc:date>
            </office:change-info>
          </text:insertion>
        </text:changed-region>
        <text:changed-region xml:id="ct51017312" text:id="ct51017312">
          <text:insertion>
            <office:change-info>
              <dc:creator>Zhen Dai</dc:creator>
              <dc:date>2017-09-12T22:47:00</dc:date>
            </office:change-info>
          </text:insertion>
        </text:changed-region>
        <text:changed-region xml:id="ct49418976" text:id="ct49418976">
          <text:insertion>
            <office:change-info>
              <dc:creator>Zhen Dai</dc:creator>
              <dc:date>2017-09-12T22:48:00</dc:date>
            </office:change-info>
          </text:insertion>
        </text:changed-region>
        <text:changed-region xml:id="ct51030912" text:id="ct51030912">
          <text:insertion>
            <office:change-info>
              <dc:creator>Zhen Dai</dc:creator>
              <dc:date>2017-09-12T22:41:00</dc:date>
            </office:change-info>
          </text:insertion>
        </text:changed-region>
        <text:changed-region xml:id="ct51026144" text:id="ct51026144">
          <text:insertion>
            <office:change-info>
              <dc:creator>Zhen Dai</dc:creator>
              <dc:date>2017-09-12T22:47:00</dc:date>
            </office:change-info>
          </text:insertion>
        </text:changed-region>
        <text:changed-region xml:id="ct50897280" text:id="ct50897280">
          <text:insertion>
            <office:change-info>
              <dc:creator>Zhen Dai</dc:creator>
              <dc:date>2017-09-12T22:41:00</dc:date>
            </office:change-info>
          </text:insertion>
        </text:changed-region>
        <text:changed-region xml:id="ct49450176" text:id="ct49450176">
          <text:insertion>
            <office:change-info>
              <dc:creator>Zhen Dai</dc:creator>
              <dc:date>2017-09-12T22:42:00</dc:date>
            </office:change-info>
          </text:insertion>
        </text:changed-region>
        <text:changed-region xml:id="ct50858256" text:id="ct50858256">
          <text:insertion>
            <office:change-info>
              <dc:creator>Zhen Dai</dc:creator>
              <dc:date>2017-09-12T22:41:00</dc:date>
            </office:change-info>
          </text:insertion>
        </text:changed-region>
        <text:changed-region xml:id="ct49520272" text:id="ct49520272">
          <text:insertion>
            <office:change-info>
              <dc:creator>Zhen Dai</dc:creator>
              <dc:date>2017-09-12T22:42:00</dc:date>
            </office:change-info>
          </text:insertion>
        </text:changed-region>
        <text:changed-region xml:id="ct49582352" text:id="ct49582352">
          <text:insertion>
            <office:change-info>
              <dc:creator>Zhen Dai</dc:creator>
              <dc:date>2017-09-12T22:48:00</dc:date>
            </office:change-info>
          </text:insertion>
        </text:changed-region>
        <text:changed-region xml:id="ct50762960" text:id="ct50762960">
          <text:insertion>
            <office:change-info>
              <dc:creator>Zhen Dai</dc:creator>
              <dc:date>2017-09-12T22:43:00</dc:date>
            </office:change-info>
          </text:insertion>
        </text:changed-region>
        <text:changed-region xml:id="ct49516880" text:id="ct49516880">
          <text:insertion>
            <office:change-info>
              <dc:creator>Zhen Dai</dc:creator>
              <dc:date>2017-09-12T22:44:00</dc:date>
            </office:change-info>
          </text:insertion>
        </text:changed-region>
        <text:changed-region xml:id="ct50978016" text:id="ct50978016">
          <text:insertion>
            <office:change-info>
              <dc:creator>Zhen Dai</dc:creator>
              <dc:date>2017-09-12T22:46:00</dc:date>
            </office:change-info>
          </text:insertion>
        </text:changed-region>
        <text:changed-region xml:id="ct51033520" text:id="ct51033520">
          <text:insertion>
            <office:change-info>
              <dc:creator>Zhen Dai</dc:creator>
              <dc:date>2017-09-12T22: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text:span text:style-name="T1"/></text:p>
      <text:p text:style-name="P41"/>
      <text:p text:style-name="P41"><text:span text:style-name="T3">Requirements and Design Documentation</text:span></text:p>
      <text:p text:style-name="P41"><text:span text:style-name="T3">(RDD)</text:span></text:p>
      <text:p text:style-name="P53"><text:span text:style-name="T1">Version 0.</text:span><text:span text:style-name="T2">1</text:span></text:p>
      <text:p text:style-name="P40"/>
      <text:p text:style-name="P1"><text:span text:style-name="T4">ESEP – Praktikum – </text:span><text:span text:style-name="T5">2017/2018</text:span></text:p>
      <text:p text:style-name="P55"/>
      <text:p text:style-name="P53"><text:span text:style-name="T2">Ngassam Nkwenga</text:span><text:change-start text:change-id="ct54133568"/><text:span text:style-name="T1">, </text:span><text:change-end text:change-id="ct54133568"/><text:span text:style-name="T2">Cyrille</text:span><text:change-start text:change-id="ct66693920"/><text:span text:style-name="T1">, </text:span><text:change-end text:change-id="ct66693920"/><text:span text:style-name="T1">********</text:span><text:change-start text:change-id="ct54049328"/><text:span text:style-name="T1">, </text:span><text:change-end text:change-id="ct54049328"/><text:span text:style-name="T1">******</text:span></text:p>
      <text:p text:style-name="P2"><text:span text:style-name="T9">Änderungshistorie:</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8"><text:span text:style-name="T11">Version</text:span></text:p>
          </table:table-cell>
          <table:table-cell table:style-name="Table1.A1" office:value-type="string">
            <text:p text:style-name="P79"><text:span text:style-name="T11">Author</text:span></text:p>
          </table:table-cell>
          <table:table-cell table:style-name="Table1.A1" office:value-type="string">
            <text:p text:style-name="P80"><text:span text:style-name="T11">Datum</text:span></text:p>
          </table:table-cell>
          <table:table-cell table:style-name="Table1.A1" office:value-type="string">
            <text:p text:style-name="P81"><text:span text:style-name="T11">Anmerkungen/Änderungen</text:span></text:p>
          </table:table-cell>
        </table:table-row>
        <table:table-row table:style-name="Table1.2">
          <table:table-cell table:style-name="Table1.A1" office:value-type="string">
            <text:p text:style-name="P82"><text:span text:style-name="T6">0.1</text:span></text:p>
          </table:table-cell>
          <table:table-cell table:style-name="Table1.A1" office:value-type="string">
            <text:p text:style-name="P83"><text:span text:style-name="T6">Thomas Lehmann</text:span></text:p>
          </table:table-cell>
          <table:table-cell table:style-name="Table1.A1" office:value-type="string">
            <text:p text:style-name="P84"><text:span text:style-name="T6">2014-09-17</text:span></text:p>
          </table:table-cell>
          <table:table-cell table:style-name="Table1.A1" office:value-type="string">
            <text:p text:style-name="P85"><text:span text:style-name="T6">Überarbeitung des Templates</text:span></text:p>
          </table:table-cell>
        </table:table-row>
        <table:table-row table:style-name="Table1.2">
          <table:table-cell table:style-name="Table1.A1" office:value-type="string">
            <text:p text:style-name="P82"><text:span text:style-name="T6">0.2</text:span></text:p>
          </table:table-cell>
          <table:table-cell table:style-name="Table1.A1" office:value-type="string">
            <text:p text:style-name="P83"><text:span text:style-name="T6">Thomas Lehmann</text:span></text:p>
          </table:table-cell>
          <table:table-cell table:style-name="Table1.A1" office:value-type="string">
            <text:p text:style-name="P84"><text:span text:style-name="T6">2015-09-20</text:span></text:p>
          </table:table-cell>
          <table:table-cell table:style-name="Table1.A1" office:value-type="string">
            <text:p text:style-name="P85"><text:span text:style-name="T6">Einarbeitung von Arbeitsaufträgen und Erwartungen in die Kommentare</text:span></text:p>
          </table:table-cell>
        </table:table-row>
        <table:table-row table:style-name="Table1.2">
          <table:table-cell table:style-name="Table1.A1" office:value-type="string">
            <text:p text:style-name="P82"><text:span text:style-name="T6">0.3</text:span></text:p>
          </table:table-cell>
          <table:table-cell table:style-name="Table1.A1" office:value-type="string">
            <text:p text:style-name="P83"><text:span text:style-name="T6">Thomas Lehmann</text:span></text:p>
          </table:table-cell>
          <table:table-cell table:style-name="Table1.A1" office:value-type="string">
            <text:p text:style-name="P84"><text:span text:style-name="T6">2015-09-28</text:span></text:p>
          </table:table-cell>
          <table:table-cell table:style-name="Table1.A1" office:value-type="string">
            <text:p text:style-name="P85"><text:span text:style-name="T6">Entfernung überflüssiger Kapitel, Detailierung einiger Beschreibungen.</text:span></text:p>
          </table:table-cell>
        </table:table-row>
        <table:table-row table:style-name="Table1.5">
          <table:table-cell table:style-name="Table1.A1" office:value-type="string">
            <text:p text:style-name="P82"><text:span text:style-name="T7">0.4</text:span></text:p>
          </table:table-cell>
          <table:table-cell table:style-name="Table1.A1" office:value-type="string">
            <text:p text:style-name="P83"><text:span text:style-name="T7">Thomas Lehmann</text:span></text:p>
          </table:table-cell>
          <table:table-cell table:style-name="Table1.A1" office:value-type="string">
            <text:p text:style-name="P84"><text:span text:style-name="T7">2016-03-11</text:span></text:p>
          </table:table-cell>
          <table:table-cell table:style-name="Table1.A1" office:value-type="string">
            <text:p text:style-name="P85"><text:span text:style-name="T7">Anpassung an ESEP</text:span></text:p>
          </table:table-cell>
        </table:table-row>
        <table:table-row table:style-name="Table1.5">
          <table:table-cell table:style-name="Table1.A1" office:value-type="string">
            <text:p text:style-name="P82"><text:span text:style-name="T7">0.5</text:span></text:p>
          </table:table-cell>
          <table:table-cell table:style-name="Table1.A1" office:value-type="string">
            <text:p text:style-name="P83"><text:span text:style-name="T7">Thomas Lehmann</text:span></text:p>
          </table:table-cell>
          <table:table-cell table:style-name="Table1.A1" office:value-type="string">
            <text:p text:style-name="P84"><text:span text:style-name="T7">2016-09-15</text:span></text:p>
          </table:table-cell>
          <table:table-cell table:style-name="Table1.A1" office:value-type="string">
            <text:p text:style-name="P85"><text:span text:style-name="T6">Ausdrückliche Software-Analyse, kleinere Ergänzungen</text:span></text:p>
          </table:table-cell>
        </table:table-row>
        <table:table-row table:style-name="Table1.7">
          <table:table-cell table:style-name="Table1.A1" office:value-type="string">
            <text:p text:style-name="P82"><text:change-start text:change-id="ct49604704"/><text:change-start text:change-id="ct49879392"/><text:span text:style-name="T7">0.6</text:span><text:change-end text:change-id="ct49604704"/><text:change-end text:change-id="ct49879392"/></text:p>
          </table:table-cell>
          <table:table-cell table:style-name="Table1.A1" office:value-type="string">
            <text:p text:style-name="P82"><text:change-start text:change-id="ct49274560"/><text:change-start text:change-id="ct49518848"/><text:span text:style-name="T7">Zhen Ru Dai</text:span><text:change-end text:change-id="ct49274560"/><text:change-end text:change-id="ct49518848"/></text:p>
          </table:table-cell>
          <table:table-cell table:style-name="Table1.A1" office:value-type="string">
            <text:p text:style-name="P82"><text:change-start text:change-id="ct50749744"/><text:change-start text:change-id="ct50749152"/><text:span text:style-name="T7">2017-09-12</text:span><text:change-end text:change-id="ct50749744"/><text:change-end text:change-id="ct50749152"/></text:p>
          </table:table-cell>
          <table:table-cell table:style-name="Table1.A1" office:value-type="string">
            <text:p text:style-name="P82"><text:change-start text:change-id="ct50770880"/><text:change-start text:change-id="ct50742464"/><text:span text:style-name="T6">Ergänzung im Kapitel </text:span><text:change-end text:change-id="ct50770880"/><text:change-end text:change-id="ct50742464"/><text:change-start text:change-id="ct49444912"/><text:change-start text:change-id="ct50739488"/><text:span text:style-name="T6">7. </text:span><text:change-end text:change-id="ct49444912"/><text:change-end text:change-id="ct50739488"/><text:change-start text:change-id="ct50601024"/><text:change-start text:change-id="ct49643408"/><text:span text:style-name="T6">Testen</text:span><text:change-end text:change-id="ct50601024"/><text:change-end text:change-id="ct49643408"/></text:p>
          </table:table-cell>
        </table:table-row>
      </table:table>
      <text:p text:style-name="P2"/>
      <text:p text:style-name="P6">Inhaltsverzeichni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6">1<text:span text:style-name="T13"><text:tab/></text:span>Teamorganisation<text:tab/>4</text:p>
          <text:p text:style-name="P87"><text:span text:style-name="T15">1.1</text:span><text:span text:style-name="T13"><text:tab/></text:span>Verantwortlichkeiten<text:tab/>4</text:p>
          <text:p text:style-name="P87"><text:span text:style-name="T15">1.2</text:span><text:span text:style-name="T13"><text:tab/></text:span>Absprachen<text:tab/>4</text:p>
          <text:p text:style-name="P87"><text:span text:style-name="T15">1.3</text:span><text:span text:style-name="T13"><text:tab/></text:span>Repository-Konzept<text:tab/>4</text:p>
          <text:p text:style-name="P86">2<text:span text:style-name="T13"><text:tab/></text:span>Projektmanagement<text:tab/>4</text:p>
          <text:p text:style-name="P87"><text:span text:style-name="T15">2.1</text:span><text:span text:style-name="T13"><text:tab/></text:span><text:span text:style-name="T15">Prozess</text:span><text:tab/>4</text:p>
          <text:p text:style-name="P87"><text:span text:style-name="T15">2.2</text:span><text:span text:style-name="T13"><text:tab/></text:span>PSP/Zeitplan/Tracking<text:tab/>4</text:p>
          <text:p text:style-name="P87"><text:span text:style-name="T15">2.3</text:span><text:span text:style-name="T13"><text:tab/></text:span>Qualitätssicherung<text:tab/>4<text:bookmark text:name="_GoBack"/></text:p>
          <text:p text:style-name="P86">3<text:span text:style-name="T13"><text:tab/></text:span>Randbedingungen<text:tab/>4</text:p>
          <text:p text:style-name="P87"><text:span text:style-name="T15">3.1</text:span><text:span text:style-name="T13"><text:tab/></text:span>Entwicklungsumgebung<text:tab/>4</text:p>
          <text:p text:style-name="P87"><text:span text:style-name="T15">3.2</text:span><text:span text:style-name="T13"><text:tab/></text:span>Werkzeuge<text:tab/>4</text:p>
          <text:p text:style-name="P87"><text:span text:style-name="T15">3.3</text:span><text:span text:style-name="T13"><text:tab/></text:span>Sprachen<text:tab/>5</text:p>
          <text:p text:style-name="P86">4<text:span text:style-name="T13"><text:tab/></text:span>Requirements und Use Cases<text:tab/>5</text:p>
          <text:p text:style-name="P87"><text:span text:style-name="T15">4.1</text:span><text:span text:style-name="T13"><text:tab/></text:span>Systemebene<text:tab/>5</text:p>
          <text:p text:style-name="P89">4.1.1<text:span text:style-name="T13"><text:tab/></text:span>Stakeholder<text:tab/>5</text:p>
          <text:p text:style-name="P89">4.1.2<text:span text:style-name="T13"><text:tab/></text:span>Anforderungen<text:tab/>5</text:p>
          <text:p text:style-name="P89">4.1.3<text:span text:style-name="T13"><text:tab/></text:span>Systemkontext<text:tab/>5</text:p>
          <text:p text:style-name="P89">4.1.4<text:span text:style-name="T13"><text:tab/></text:span>Use Cases<text:tab/>5</text:p>
          <text:p text:style-name="P87"><text:span text:style-name="T15">4.2</text:span><text:span text:style-name="T13"><text:tab/></text:span>Systemanalyse<text:tab/>5</text:p>
          <text:p text:style-name="P87"><text:span text:style-name="T15">4.3</text:span><text:span text:style-name="T13"><text:tab/></text:span>Softwareebene<text:tab/>5</text:p>
          <text:p text:style-name="P89">4.3.1<text:span text:style-name="T13"><text:tab/></text:span>Systemkontex<text:tab/>5</text:p>
          <text:p text:style-name="P89">4.3.2<text:span text:style-name="T13"><text:tab/></text:span>Anforderungen<text:tab/>5</text:p>
          <text:p text:style-name="P86">5<text:span text:style-name="T13"><text:tab/></text:span>Design<text:tab/>6</text:p>
          <text:p text:style-name="P87"><text:span text:style-name="T15">5.1</text:span><text:span text:style-name="T13"><text:tab/></text:span>System Architektur<text:tab/>6</text:p>
          <text:p text:style-name="P87"><text:span text:style-name="T15">5.2</text:span><text:span text:style-name="T13"><text:tab/></text:span>Datenmodellierung<text:tab/>6</text:p>
          <text:p text:style-name="P87"><text:span text:style-name="T15">5.3</text:span><text:span text:style-name="T13"><text:tab/></text:span>Verhaltensmodellierung<text:tab/>6</text:p>
          <text:p text:style-name="P86">6<text:span text:style-name="T13"><text:tab/></text:span>Implementierung<text:tab/>6</text:p>
          <text:p text:style-name="P86">7<text:span text:style-name="T13"><text:tab/></text:span>Testen<text:tab/>6</text:p>
          <text:p text:style-name="P87"><text:span text:style-name="T15">7.1</text:span><text:span text:style-name="T13"><text:tab/></text:span>Testplan<text:tab/>6</text:p>
          <text:p text:style-name="P87"><text:span text:style-name="T15">7.2</text:span><text:span text:style-name="T13"><text:tab/></text:span>Abnahmetest<text:tab/>7</text:p>
          <text:p text:style-name="P87"><text:span text:style-name="T15">7.3</text:span><text:span text:style-name="T13"><text:tab/></text:span>Testprotokolle und Auswertungen<text:tab/>7</text:p>
          <text:p text:style-name="P86">8<text:span text:style-name="T13"><text:tab/></text:span>Lessons Learned<text:tab/>7</text:p>
          <text:p text:style-name="P86">9<text:span text:style-name="T13"><text:tab/></text:span>Anhang<text:tab/>7</text:p>
          <text:p text:style-name="P87"><text:span text:style-name="T15">9.1</text:span><text:span text:style-name="T13"><text:tab/></text:span>Glossar<text:tab/>7</text:p>
          <text:p text:style-name="P87"><text:soft-page-break/><text:span text:style-name="T15">9.2</text:span><text:span text:style-name="T13"><text:tab/></text:span>Abkürzungen<text:tab/>7</text:p>
          <text:p text:style-name="P3"><text:bookmark text:name="_TOC1026"/></text:p>
        </text:index-body>
      </text:table-of-content>
      <text:list xml:id="list8805949338655002726" text:style-name="WWNum15">
        <text:list-item>
          <text:h text:style-name="P33" text:outline-level="1"><text:s/><text:bookmark-start text:name="_Toc335556986"/><text:bookmark text:name="_TOC1119"/>Teamorganisation<text:bookmark-end text:name="_Toc335556986"/></text:h>
        </text:list-item>
      </text:list>
      <text:p text:style-name="P60"><text:span text:style-name="T1">Dieses Team besteht aus folgedenen Mitglieder :</text:span></text:p>
      <table:table table:name="Table2" table:style-name="Table2">
        <table:table-column table:style-name="Table2.A" table:number-columns-repeated="4"/>
        <table:table-row>
          <table:table-cell table:style-name="Table2.A1" office:value-type="string">
            <text:p text:style-name="P90">Mitglied</text:p>
          </table:table-cell>
          <table:table-cell table:style-name="Table2.A1" office:value-type="string">
            <text:p text:style-name="P90">Role</text:p>
          </table:table-cell>
          <table:table-cell table:style-name="Table2.A1" office:value-type="string">
            <text:p text:style-name="Table_20_Contents"/>
          </table:table-cell>
          <table:table-cell table:style-name="Table2.D1" office:value-type="string">
            <text:p text:style-name="Table_20_Contents"/>
          </table:table-cell>
        </table:table-row>
        <table:table-row>
          <table:table-cell table:style-name="Table2.A2" office:value-type="string">
            <text:p text:style-name="P90">Ngassam Nkwenga,</text:p>
            <text:p text:style-name="P90">Cyrille</text:p>
          </table:table-cell>
          <table:table-cell table:style-name="Table2.A2" office:value-type="string">
            <text:p text:style-name="P90">Team leader, developer</text:p>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P60"><text:span text:style-name="T1"/></text:p>
      <text:list xml:id="list133451301022745" text:continue-numbering="true" text:style-name="WWNum15">
        <text:list-item>
          <text:list>
            <text:list-item>
              <text:h text:style-name="P35" text:outline-level="2"><text:bookmark-start text:name="_Toc335556987"/>Verantwortlichkeiten<text:bookmark-end text:name="_Toc335556987"/></text:h>
            </text:list-item>
          </text:list>
        </text:list-item>
      </text:list>
      <text:p text:style-name="P57"><text:span text:style-name="T1"/></text:p>
      <table:table table:name="Table3" table:style-name="Table3">
        <table:table-column table:style-name="Table3.A" table:number-columns-repeated="4"/>
        <table:table-row>
          <table:table-cell table:style-name="Table3.A1" office:value-type="string">
            <text:p text:style-name="P90">Mitglied</text:p>
          </table:table-cell>
          <table:table-cell table:style-name="Table3.A1" office:value-type="string">
            <text:p text:style-name="P90">Role</text:p>
          </table:table-cell>
          <table:table-cell table:style-name="Table3.A1" office:value-type="string">
            <text:p text:style-name="P91"/>
          </table:table-cell>
          <table:table-cell table:style-name="Table3.D1" office:value-type="string">
            <text:p text:style-name="P91"/>
          </table:table-cell>
        </table:table-row>
        <table:table-row>
          <table:table-cell table:style-name="Table3.A2" office:value-type="string">
            <text:p text:style-name="P90">Ngassam Nkwenga,</text:p>
            <text:p text:style-name="P90">Cyrille</text:p>
          </table:table-cell>
          <table:table-cell table:style-name="Table3.A2" office:value-type="string">
            <text:p text:style-name="P90">Projekleiter, Tester, </text:p>
            <text:p text:style-name="P90">Implementierer</text:p>
          </table:table-cell>
          <table:table-cell table:style-name="Table3.A2" office:value-type="string">
            <text:p text:style-name="P91"/>
          </table:table-cell>
          <table:table-cell table:style-name="Table3.D2" office:value-type="string">
            <text:p text:style-name="P91"/>
          </table:table-cell>
        </table:table-row>
      </table:table>
      <text:list xml:id="list133451117591683" text:continue-numbering="true" text:style-name="WWNum15">
        <text:list-item>
          <text:list>
            <text:list-item>
              <text:h text:style-name="P36" text:outline-level="2"><text:bookmark-start text:name="_Toc335556988"/><text:span text:style-name="Überschrift_20_2_20_Zeichen"><text:span text:style-name="T12">Absprachen</text:span></text:span><text:bookmark-end text:name="_Toc335556988"/></text:h>
            </text:list-item>
          </text:list>
        </text:list-item>
      </text:list>
      <text:p text:style-name="P58"><text:span text:style-name="T1">N/A</text:span></text:p>
      <text:list xml:id="list133450721271902" text:continue-numbering="true" text:style-name="WWNum15">
        <text:list-item>
          <text:list>
            <text:list-item>
              <text:h text:style-name="P35" text:outline-level="2"><text:bookmark-start text:name="_Toc335556989"/>Repository-Konzept<text:bookmark-end text:name="_Toc335556989"/></text:h>
            </text:list-item>
          </text:list>
        </text:list-item>
      </text:list>
      <text:p text:style-name="Template"><text:span text:style-name="T1"/></text:p>
      <text:p text:style-name="P60"><text:span text:style-name="T1">Dieses Projekt benutzt Git als Verwaltungssystem Version. <text:s/>Das Projekt besteht aus mindesten drei Branches :</text:span></text:p>
      <text:p text:style-name="P60"><text:span text:style-name="T1"/></text:p>
      <table:table table:name="Table4" table:style-name="Table4">
        <table:table-column table:style-name="Table4.A" table:number-columns-repeated="2"/>
        <table:table-row>
          <table:table-cell table:style-name="Table4.A1" office:value-type="string">
            <text:p text:style-name="P90">Master</text:p>
          </table:table-cell>
          <table:table-cell table:style-name="Table4.B1" office:value-type="string">
            <text:p text:style-name="P90">Letzte Version des läufigen Code. </text:p>
            <text:p text:style-name="P90">Hier ist man sicher das der code getestet und läufig ist.</text:p>
          </table:table-cell>
        </table:table-row>
        <table:table-row>
          <table:table-cell table:style-name="Table4.A2" office:value-type="string">
            <text:p text:style-name="P90">Trunk</text:p>
          </table:table-cell>
          <table:table-cell table:style-name="Table4.B2" office:value-type="string">
            <text:p text:style-name="P90">Aktiv Implementierung findet hier statt.</text:p>
            <text:p text:style-name="P90">Der Code hier kann brocken sein. Also kein versprechen über den Codezustand.</text:p>
          </table:table-cell>
        </table:table-row>
        <table:table-row>
          <table:table-cell table:style-name="Table4.A2" office:value-type="string">
            <text:p text:style-name="P90">Documentation</text:p>
          </table:table-cell>
          <table:table-cell table:style-name="Table4.B2" office:value-type="string">
            <text:p text:style-name="P90">Hier geht es um die Documentation des Projektes. </text:p>
          </table:table-cell>
        </table:table-row>
        <table:table-row>
          <table:table-cell table:style-name="Table4.A2" office:value-type="string">
            <text:p text:style-name="P90">[optional] Feature Branch</text:p>
          </table:table-cell>
          <table:table-cell table:style-name="Table4.B2" office:value-type="string">
            <text:p text:style-name="P90">Hier wird ein bestimmtes Feature implementier. Der Code kann broken sein.</text:p>
          </table:table-cell>
        </table:table-row>
      </table:table>
      <text:p text:style-name="P60"><text:span text:style-name="T1"/></text:p>
      <text:list xml:id="list133451542661295" text:continue-numbering="true" text:style-name="WWNum15">
        <text:list-item>
          <text:h text:style-name="P34" text:outline-level="1"><text:bookmark-start text:name="_Toc335556990"/><text:soft-page-break/>Projektmanagement<text:bookmark-end text:name="_Toc335556990"/></text:h>
        </text:list-item>
      </text:list>
      <text:p text:style-name="P56"><text:span text:style-name="T1">In diesem Kapitel sollten organisatorische Punkte beschrieben und festgelegt werden.</text:span></text:p>
      <text:list xml:id="list133450318637776" text:continue-numbering="true" text:style-name="WWNum15">
        <text:list-item>
          <text:list>
            <text:list-item>
              <text:h text:style-name="P35" text:outline-level="2"><text:bookmark text:name="_TOC4519"/><text:bookmark-start text:name="_Toc335556991"/><text:bookmark text:name="_TOC4637"/><text:change-start text:change-id="ct49830816"/>Prozess<text:bookmark-end text:name="_Toc335556991"/><text:change-end text:change-id="ct49830816"/></text:h>
            </text:list-item>
          </text:list>
        </text:list-item>
      </text:list>
      <text:p text:style-name="P42"><text:span text:style-name="T22">Das Team arbeitet</text:span><text:span text:style-name="T21"> mit einem Kanban/Scrum Board in dem Requirements in kleinere Arbeitspackete aufgeteilt werden. Für das Board verwenden wir Trello und wir arbeiten in einem wöchentlichen Sprint-Rythmus. Jeweils am </text:span><text:span text:style-name="T22">Samstag </text:span><text:span text:style-name="T21">besprechen wir unser neues Backlog für die neue Woche.</text:span></text:p>
      <text:list xml:id="list133450037985521" text:continue-numbering="true" text:style-name="WWNum15">
        <text:list-item>
          <text:list>
            <text:list-item>
              <text:h text:style-name="P35" text:outline-level="2"><text:bookmark-start text:name="_Toc335556992"/>PSP/Zeitplan/Tracking<text:bookmark-end text:name="_Toc335556992"/></text:h>
            </text:list-item>
          </text:list>
        </text:list-item>
      </text:list>
      <text:p text:style-name="P43"><text:span text:style-name="T21">Anstelle eines festen Projektstukturplanes arbeiten wir agil. Unsere Sprints bereiten wir anhand der Milestones vor. Bei Zeitverzügen einiger Arbeitspakete innerhalb eines Sprints muss das Team informiert werden. Trello ist unser Visualisierungstool. Die Arbeitspakete werden anhand ihrer Requirements benannt.</text:span></text:p>
      <text:list xml:id="list133450840222499" text:continue-numbering="true" text:style-name="WWNum15">
        <text:list-item>
          <text:list>
            <text:list-item>
              <text:h text:style-name="P35" text:outline-level="2"><text:bookmark-start text:name="_Toc335556993"/>Qualitätssicherung<text:bookmark-end text:name="_Toc335556993"/></text:h>
            </text:list-item>
          </text:list>
        </text:list-item>
      </text:list>
      <text:p text:style-name="P42"><text:span text:style-name="T21">Code Review, Pair-Programming, Testing</text:span></text:p>
      <text:list xml:id="list133451675374640" text:continue-numbering="true" text:style-name="WWNum15">
        <text:list-item>
          <text:h text:style-name="P34" text:outline-level="1"><text:bookmark-start text:name="_Toc335556994"/>Randbedingungen<text:bookmark-end text:name="_Toc335556994"/></text:h>
          <text:list>
            <text:list-item>
              <text:h text:style-name="P35" text:outline-level="2"><text:bookmark text:name="_TOC1135"/><text:s/><text:bookmark-start text:name="_Toc335556995"/>Entwicklungsumgebung<text:bookmark-end text:name="_Toc335556995"/></text:h>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66">Betriebssystem:</text:p>
          </table:table-cell>
          <table:table-cell table:style-name="Table5.B1" office:value-type="string">
            <text:p text:style-name="P66">QNX</text:p>
          </table:table-cell>
        </table:table-row>
        <table:table-row table:style-name="Table5.1">
          <table:table-cell table:style-name="Table5.A1" office:value-type="string">
            <text:p text:style-name="P66">IDE:</text:p>
          </table:table-cell>
          <table:table-cell table:style-name="Table5.B1" office:value-type="string">
            <text:p text:style-name="P43"><text:span text:style-name="T21">Momentics</text:span></text:p>
          </table:table-cell>
        </table:table-row>
        <table:table-row table:style-name="Table5.1">
          <table:table-cell table:style-name="Table5.A1" office:value-type="string">
            <text:p text:style-name="P66">Simulator:</text:p>
          </table:table-cell>
          <table:table-cell table:style-name="Table5.B1" office:value-type="string">
            <text:p text:style-name="P67">Keine</text:p>
          </table:table-cell>
        </table:table-row>
      </table:table>
      <text:list xml:id="list133450174035848" text:continue-numbering="true" text:style-name="WWNum15">
        <text:list-item>
          <text:list>
            <text:list-item>
              <text:h text:style-name="P37" text:outline-level="2"><text:bookmark text:name="_TOC1237"/><text:bookmark-start text:name="_Toc335556996"/>Werkzeuge<text:bookmark-end text:name="_Toc335556996"/></text:h>
            </text:list-item>
          </text:list>
        </text:list-item>
      </text:list>
      <text:list xml:id="list845761443968032733" text:style-name="L1">
        <text:list-item>
          <text:p text:style-name="P62"><text:span text:style-name="T1">Git wird benutzt für die Versionsverwaltung über Github.</text:span></text:p>
        </text:list-item>
        <text:list-item>
          <text:p text:style-name="P62"><text:span text:style-name="T1">Dia wird die UML Diagramme benutzt</text:span></text:p>
        </text:list-item>
        <text:list-item>
          <text:p text:style-name="P62"><text:span text:style-name="T1">Trello wird für Projektplanung</text:span></text:p>
        </text:list-item>
        <text:list-item>
          <text:p text:style-name="P64"><text:span text:style-name="T1">Blatt Papiere und Bleistift</text:span></text:p>
        </text:list-item>
        <text:list-item>
          <text:p text:style-name="P65"><text:span text:style-name="T1">Momentics</text:span></text:p>
        </text:list-item>
        <text:list-item>
          <text:p text:style-name="P65"><text:span text:style-name="T1">Geme Machine</text:span></text:p>
        </text:list-item>
        <text:list-item>
          <text:p text:style-name="P65"><text:span text:style-name="T1">Kopf</text:span></text:p>
        </text:list-item>
      </text:list>
      <text:list xml:id="list133450911014420" text:continue-list="list133450174035848" text:style-name="WWNum15">
        <text:list-item>
          <text:list>
            <text:list-item>
              <text:h text:style-name="P35" text:outline-level="2"><text:bookmark text:name="_TOC1297"/><text:bookmark-start text:name="_Toc335556997"/>Sprachen<text:bookmark-end text:name="_Toc335556997"/></text:h>
            </text:list-item>
          </text:list>
        </text:list-item>
      </text:list>
      <text:p text:style-name="P61"><text:span text:style-name="T1">C++ 11 mit STL, </text:span></text:p>
      <text:list xml:id="list133452066311680" text:continue-numbering="true" text:style-name="WWNum15">
        <text:list-item>
          <text:h text:style-name="P34" text:outline-level="1"><text:bookmark text:name="_TOC1361"/><text:bookmark-start text:name="_Toc335556998"/><text:soft-page-break/>Requirements und Use Cases<text:bookmark-end text:name="_Toc335556998"/></text:h>
          <text:list>
            <text:list-item>
              <text:h text:style-name="P35" text:outline-level="2"><text:bookmark text:name="_TOC1389"/><text:bookmark-start text:name="_Toc335556999"/>Systemebene<text:bookmark-end text:name="_Toc335556999"/></text:h>
            </text:list-item>
          </text:list>
        </text:list-item>
      </text:list>
      <text:p text:style-name="Template"><text:span text:style-name="T1"/></text:p>
      <text:list xml:id="list133452119421259" text:continue-numbering="true" text:style-name="WWNum15">
        <text:list-item>
          <text:list>
            <text:list-item>
              <text:list>
                <text:list-item>
                  <text:h text:style-name="P32" text:outline-level="3"><text:bookmark-start text:name="_Toc335557000"/>Stakeholder<text:bookmark-end text:name="_Toc335557000"/></text:h>
                </text:list-item>
              </text:list>
            </text:list-item>
          </text:list>
        </text:list-item>
      </text:list>
      <text:p text:style-name="P63"><text:span text:style-name="T1">Herr Franz Korf</text:span></text:p>
      <text:list xml:id="list133451261165320" text:continue-numbering="true" text:style-name="WWNum15">
        <text:list-item>
          <text:list>
            <text:list-item>
              <text:list>
                <text:list-item>
                  <text:h text:style-name="P32" text:outline-level="3"><text:bookmark-start text:name="_Toc335557001"/>Anforderungen<text:bookmark-end text:name="_Toc335557001"/></text:h>
                </text:list-item>
              </text:list>
            </text:list-item>
          </text:list>
        </text:list-item>
      </text:list>
      <text:p text:style-name="P49"><text:span text:style-name="T17">1. Zwei </text:span><text:span text:style-name="T24">FestoTransfer Maschine</text:span><text:span text:style-name="T17"> müssen zusammen laufen.</text:span></text:p>
      <text:p text:style-name="P49"><text:span text:style-name="T17">Eine </text:span><text:span text:style-name="T24">FestoTransfer Maschine</text:span><text:span text:style-name="T17"> besteht aus:</text:span></text:p>
      <text:list xml:id="list579805700542955897" text:style-name="WW8Num7">
        <text:list-item>
          <text:p text:style-name="P72">1 Band</text:p>
        </text:list-item>
        <text:list-item>
          <text:p text:style-name="P72">1 Slide (Rutsche)</text:p>
        </text:list-item>
        <text:list-item>
          <text:p text:style-name="P72">1 Walkway (Laufband)</text:p>
        </text:list-item>
        <text:list-item>
          <text:p text:style-name="P72">Height Sensor (Höhensensor)</text:p>
        </text:list-item>
        <text:list-item>
          <text:p text:style-name="P72">1 Switch (Weiche)</text:p>
        </text:list-item>
        <text:list-item>
          <text:p text:style-name="P72">Presence Sensor</text:p>
        </text:list-item>
        <text:list-item>
          <text:p text:style-name="P72">HMI (Human Maschine Interface)</text:p>
        </text:list-item>
        <text:list-item>
          <text:p text:style-name="P72">LEDs</text:p>
        </text:list-item>
        <text:list-item>
          <text:p text:style-name="P72">Lights (Ampellichter)</text:p>
        </text:list-item>
      </text:list>
      <text:p text:style-name="P49"><text:span text:style-name="T17">2. Die Beiden </text:span><text:span text:style-name="T24">FestoTransfer Maschine </text:span><text:span text:style-name="T17">müssen </text:span><text:span text:style-name="T18">vier</text:span><text:span text:style-name="T17"> verschiedene Arten von </text:span><text:span text:style-name="T23">Item </text:span><text:span text:style-name="T17">sortieren:</text:span></text:p>
      <text:list xml:id="list7094027224173167371" text:style-name="WW8Num5">
        <text:list-item>
          <text:p text:style-name="P44"><text:span text:style-name="T17">flache </text:span><text:span text:style-name="T25">Werkstücke</text:span><text:span text:style-name="T17"> (</text:span><text:span text:style-name="T23">FlatItem</text:span><text:span text:style-name="T17">)</text:span></text:p>
        </text:list-item>
        <text:list-item>
          <text:p text:style-name="P44"><text:span text:style-name="T23">Item</text:span><text:span text:style-name="T17"> mit Bohrung (mit und Ohne Metalleinsatz) mit der Bohrung nach </text:span><text:span text:style-name="T23">oben</text:span><text:span text:style-name="T17"> oder </text:span><text:span text:style-name="T23">unten</text:span><text:span text:style-name="T17">. (</text:span><text:span text:style-name="T23">BoredMetalItem, BoredItem</text:span><text:span text:style-name="T17">)</text:span></text:p>
        </text:list-item>
        <text:list-item>
          <text:p text:style-name="P73"><text:span text:style-name="T17">Werkstücke mit Ringen auf der Oberseite</text:span></text:p>
        </text:list-item>
      </text:list>
      <text:p text:style-name="P50"><text:span text:style-name="T17">3. Am Ende von </text:span><text:span text:style-name="T18">2. </text:span><text:span text:style-name="T24">FestoTransfer Maschine</text:span><text:span text:style-name="T17"> müssen </text:span><text:span text:style-name="T18">Werkstücke</text:span><text:span text:style-name="T17"> in der Reihenfolge:</text:span></text:p>
      <text:list xml:id="list3447227774342181668" text:style-name="WW8Num9">
        <text:list-item>
          <text:p text:style-name="P69">Bohrung ohne Metalleinsatz oben</text:p>
        </text:list-item>
        <text:list-item>
          <text:p text:style-name="P69">Bohrung ohne Metalleinsatz oben</text:p>
        </text:list-item>
        <text:list-item>
          <text:p text:style-name="P69">Bohrung mit Metalleinsatz oben </text:p>
        </text:list-item>
      </text:list>
      <text:p text:style-name="P77">ankommen.</text:p>
      <text:p text:style-name="P50"><text:span text:style-name="T17">4. </text:span><text:span text:style-name="T18">Die</text:span><text:span text:style-name="T17"> </text:span><text:span text:style-name="T24">FestoTransfer Maschine</text:span><text:span text:style-name="T17"> kann die Höhe des </text:span><text:span text:style-name="T23">Items</text:span><text:span text:style-name="T17"> messen, dabei wird der </text:span><text:span text:style-name="T23">Walkway</text:span><text:span text:style-name="T17"> während der </text:span><text:span text:style-name="T23">Messung</text:span><text:span text:style-name="T17"> auf </text:span><text:span text:style-name="T23">slow</text:span><text:span text:style-name="T17"> gestellt.</text:span></text:p>
      <text:p text:style-name="P50"><text:span text:style-name="T17">5. Die erste </text:span><text:span text:style-name="T24">FestoTransfer Maschine</text:span><text:span text:style-name="T17"> muss auch mit mehreren </text:span><text:span text:style-name="T23">Items</text:span><text:span text:style-name="T17"> <text:s/></text:span><text:soft-page-break/><text:span text:style-name="T17">funktionieren. Auf </text:span><text:span text:style-name="T18">der 2. </text:span><text:span text:style-name="T24">FestoTransfer Maschine </text:span><text:span text:style-name="T17">jedoch darf nur 1 </text:span><text:span text:style-name="T23">Item</text:span><text:span text:style-name="T17"> liegen. </text:span><text:span text:style-name="T24">FestoTransfer Maschine </text:span><text:span text:style-name="T17">2 muss </text:span><text:span text:style-name="T24">FestoTransfer Maschine </text:span><text:span text:style-name="T17">1 mitteilen, wenn sie beschäftigt (</text:span><text:span text:style-name="T23">Busy)</text:span><text:span text:style-name="T17"> ist.</text:span></text:p>
      <text:p text:style-name="P50"><text:span text:style-name="T17">6. Wenn ein </text:span><text:span text:style-name="T23">Item</text:span><text:span text:style-name="T17"> das Ende von </text:span><text:span text:style-name="T24">FestoTransfer Maschine</text:span><text:span text:style-name="T17"> 2 erreicht, werden auf der Konsole folgende Item-Kenndaten ausgegeben:</text:span></text:p>
      <text:list xml:id="list9007590134973640580" text:style-name="WW8Num8">
        <text:list-item>
          <text:p text:style-name="P70">ID</text:p>
        </text:list-item>
        <text:list-item>
          <text:p text:style-name="P70">Typ</text:p>
        </text:list-item>
        <text:list-item>
          <text:p text:style-name="P70">Höhenmesswert Band 1</text:p>
        </text:list-item>
        <text:list-item>
          <text:p text:style-name="P70">Höhenmesswert Band 2</text:p>
        </text:list-item>
      </text:list>
      <text:p text:style-name="P50"><text:span text:style-name="T17">6.1. Außerdem wird eine </text:span><text:span text:style-name="T23">Message</text:span><text:span text:style-name="T17"> an </text:span><text:span text:style-name="T24">FestoTransfer</text:span><text:span text:style-name="T17"> 1 übermittelt, wenn </text:span><text:span text:style-name="T24">FestoTransfer</text:span><text:span text:style-name="T17"> 2 wieder frei ist (</text:span><text:span text:style-name="T23">READY</text:span><text:span text:style-name="T17">).</text:span></text:p>
      <text:p text:style-name="P50"><text:span text:style-name="T17">7. Wenn kein </text:span><text:span text:style-name="T23">Item</text:span><text:span text:style-name="T17"> auf dem Band einer </text:span><text:span text:style-name="T24">FestoTransfer</text:span><text:span text:style-name="T17"> liegt , hält diese ihr </text:span><text:span text:style-name="T23">Walkway </text:span><text:span text:style-name="T21">an</text:span><text:span text:style-name="T23">.</text:span></text:p>
      <text:p text:style-name="P51"><text:span text:style-name="T17">8. Beide </text:span><text:span text:style-name="T24">FestoTransfer</text:span><text:span text:style-name="T17"> haben eine Rutsche(</text:span><text:span text:style-name="T23">Slide</text:span><text:span text:style-name="T17">). Ist diese auf </text:span><text:span text:style-name="T24">FestoTransfer</text:span><text:span text:style-name="T17"> </text:span><text:span text:style-name="T23">1</text:span><text:span text:style-name="T17"> voll(</text:span><text:span text:style-name="T23">FULL</text:span><text:span text:style-name="T17">), so wird die Aussortierung über </text:span><text:span text:style-name="T24">FestoTransfer</text:span><text:span text:style-name="T17"> 2 erfolgen. Ist die Rutsche von </text:span><text:span text:style-name="T24">FestoTransfer</text:span><text:span text:style-name="T17"> 2 voll, so wird die Aussortierung von </text:span><text:span text:style-name="T24">FestoTransfer</text:span><text:span text:style-name="T17"> 1 übernommen.</text:span></text:p>
      <text:p text:style-name="P51"><text:span text:style-name="T17">9. Die </text:span><text:span text:style-name="T24">FestoTransfer Maschine</text:span><text:span text:style-name="T26">n</text:span><text:span text:style-name="T17"> müssen Fehlermeldungen (</text:span><text:span text:style-name="T23">ERROR</text:span><text:span text:style-name="T17">) ausgeben können, z.B.:</text:span></text:p>
      <text:list xml:id="list19242658160193308" text:style-name="WW8Num26">
        <text:list-item>
          <text:p text:style-name="P45"><text:span text:style-name="T17">Zu lange Laufzeiten zwischen Lichtschranken (Verschwinden des Werkstücks) (</text:span><text:span text:style-name="T23">LostItem</text:span><text:span text:style-name="T17">)</text:span></text:p>
        </text:list-item>
        <text:list-item>
          <text:p text:style-name="P45"><text:span text:style-name="T17">Zu kurze Laufzeiten zwischen Lichtschranken (Zulegen eines Werkstückes) (</text:span><text:span text:style-name="T23">UnregisteredItem</text:span><text:span text:style-name="T17">)</text:span></text:p>
        </text:list-item>
        <text:list-item>
          <text:p text:style-name="P45"><text:span text:style-name="T17">Rutschen voll (</text:span><text:span text:style-name="T23">SlideFull</text:span><text:span text:style-name="T17">)</text:span></text:p>
        </text:list-item>
      </text:list>
      <text:p text:style-name="P71"/>
      <text:p text:style-name="P49"><text:span text:style-name="T17">10. Das </text:span><text:span text:style-name="T23">HMI</text:span><text:span text:style-name="T17"> verfügt über folgende </text:span><text:span text:style-name="T23">Buttons</text:span><text:span text:style-name="T17">:</text:span></text:p>
      <text:list xml:id="list8180062207383892657" text:style-name="WW8Num12">
        <text:list-item>
          <text:p text:style-name="P46"><text:span text:style-name="T17">Ein/Aus: (</text:span><text:span text:style-name="T23">ON /OFF</text:span><text:span text:style-name="T17">) </text:span></text:p>
        </text:list-item>
        <text:list-item>
          <text:p text:style-name="P47"><text:span text:style-name="T17">Reset: setzt die </text:span><text:span text:style-name="T24">FestoTransfer Maschine</text:span><text:span text:style-name="T17"> </text:span><text:span text:style-name="T23">in den initial-Zustand</text:span></text:p>
        </text:list-item>
        <text:list-item>
          <text:p text:style-name="P47"><text:span text:style-name="T17">E-Stopp: beide </text:span><text:span text:style-name="T24">FestoTransfer Maschine</text:span><text:span text:style-name="T17"> halten an.</text:span></text:p>
        </text:list-item>
      </text:list>
      <text:p text:style-name="P52"><text:span text:style-name="T17">10.1. Wird E-Stopp gedrückt halten beide </text:span><text:span text:style-name="T24">FestoTransfer Maschine</text:span><text:span text:style-name="T17"> an.</text:span></text:p>
      <text:p text:style-name="P52"><text:span text:style-name="T17">11. Die </text:span><text:span text:style-name="T24">FestoTransfer Maschine</text:span><text:span text:style-name="T17"> </text:span><text:span text:style-name="T21">Zustände (</text:span><text:span text:style-name="T23">States</text:span><text:span text:style-name="T21">)</text:span><text:span text:style-name="T17"> werden durch </text:span><text:span text:style-name="T23">Lights</text:span><text:span text:style-name="T17"> signalisiert:</text:span></text:p>
      <text:list xml:id="list6811448851084730249" text:style-name="WW8Num10">
        <text:list-item>
          <text:p text:style-name="P48"><text:span text:style-name="T17">Grün: Bandanlage in Betriebt ( </text:span><text:span text:style-name="T23">GreenLight</text:span><text:span text:style-name="T17">)</text:span></text:p>
        </text:list-item>
        <text:list-item>
          <text:p text:style-name="P74"><text:span text:style-name="T17">Grün Blink: Kalibrierungsvorgang</text:span></text:p>
        </text:list-item>
        <text:list-item>
          <text:p text:style-name="P48"><text:span text:style-name="T19">Gelb</text:span><text:span text:style-name="T17">: Blinklicht bei Warnung </text:span><text:span text:style-name="T19">und beim Aussortieren</text:span><text:span text:style-name="T17"> (</text:span><text:span text:style-name="T27">YellowLight</text:span><text:span text:style-name="T17">)</text:span></text:p>
        </text:list-item>
        <text:list-item>
          <text:p text:style-name="P48"><text:soft-page-break/><text:span text:style-name="T17">Rot: Fehler und Quittierungszustand (</text:span><text:span text:style-name="T23">RedLight</text:span><text:span text:style-name="T17">)</text:span></text:p>
          <text:list>
            <text:list-item>
              <text:p text:style-name="P68">Lampe aus [OK]</text:p>
            </text:list-item>
            <text:list-item>
              <text:p text:style-name="P68">schnelles Blinken (1Hz) [anstehend unquittiert]</text:p>
            </text:list-item>
            <text:list-item>
              <text:p text:style-name="P68">Dauerlicht [anstehend quittiert]</text:p>
            </text:list-item>
            <text:list-item>
              <text:p text:style-name="P68"><text:span text:style-name="T1">langsames Blinken [gegangen unquittiert]</text:span></text:p>
            </text:list-item>
          </text:list>
        </text:list-item>
      </text:list>
      <text:list xml:id="list133451398615704" text:continue-list="list133451261165320" text:style-name="WWNum15">
        <text:list-item>
          <text:list>
            <text:list-item>
              <text:list>
                <text:list-item>
                  <text:h text:style-name="P32" text:outline-level="3"><text:bookmark text:name="_TOC1783"/><text:bookmark-start text:name="_Toc335557002"/>Systemkontext<text:bookmark-end text:name="_Toc335557002"/></text:h>
                </text:list-item>
              </text:list>
            </text:list-item>
          </text:list>
        </text:list-item>
      </text:list>
      <text:p text:style-name="Template"><text:change-start text:change-id="ct49332336"/><text:span text:style-name="T1">Use </text:span><text:change-end text:change-id="ct49332336"/><text:span text:style-name="T1">Cases werden aus einer bestimmten Sicht erstellt. Dokumentieren sie diese mittels Kontextdiagramm oder Use Case Diagramm. Die Use Cases und Test Cases müssen zu der hier verwendeten Nomenklatur konsistent sein.</text:span></text:p>
      <text:list xml:id="list133450207837541" text:continue-numbering="true" text:style-name="WWNum15">
        <text:list-item>
          <text:list>
            <text:list-item>
              <text:list>
                <text:list-item>
                  <text:h text:style-name="P32" text:outline-level="3"><text:bookmark-start text:name="_Toc335557003"/>Use Cases<text:bookmark-end text:name="_Toc335557003"/></text:h>
                </text:list-item>
              </text:list>
            </text:list-item>
          </text:list>
        </text:list-item>
      </text:list>
      <text:p text:style-name="P75"><text:span text:style-name="T1"/></text:p>
      <table:table table:name="Table6" table:style-name="Table6">
        <table:table-column table:style-name="Table6.A"/>
        <table:table-column table:style-name="Table6.B"/>
        <table:table-row table:style-name="Table6.1">
          <table:table-cell table:style-name="Table6.A1" office:value-type="string">
            <text:p text:style-name="P8">Use Case ID</text:p>
          </table:table-cell>
          <table:table-cell table:style-name="Table6.B1" office:value-type="string">
            <text:p text:style-name="P7"/>
          </table:table-cell>
        </table:table-row>
        <table:table-row table:style-name="Table6.1">
          <table:table-cell table:style-name="Table6.A1" office:value-type="string">
            <text:p text:style-name="P8">Use Case Name</text:p>
          </table:table-cell>
          <table:table-cell table:style-name="Table6.B1" office:value-type="string">
            <text:p text:style-name="P7"/>
          </table:table-cell>
        </table:table-row>
        <table:table-row table:style-name="Table6.1">
          <table:table-cell table:style-name="Table6.A1" office:value-type="string">
            <text:p text:style-name="P8">Description</text:p>
          </table:table-cell>
          <table:table-cell table:style-name="Table6.B1" office:value-type="string">
            <text:p text:style-name="P7"/>
          </table:table-cell>
        </table:table-row>
        <table:table-row table:style-name="Table6.1">
          <table:table-cell table:style-name="Table6.A1" office:value-type="string">
            <text:p text:style-name="P8">Trigger</text:p>
          </table:table-cell>
          <table:table-cell table:style-name="Table6.B1" office:value-type="string">
            <text:p text:style-name="P7"/>
          </table:table-cell>
        </table:table-row>
        <table:table-row table:style-name="Table6.1">
          <table:table-cell table:style-name="Table6.A1" office:value-type="string">
            <text:p text:style-name="P8">Pre-Conditions</text:p>
          </table:table-cell>
          <table:table-cell table:style-name="Table6.B1" office:value-type="string">
            <text:p text:style-name="P7"/>
          </table:table-cell>
        </table:table-row>
        <table:table-row table:style-name="Table6.1">
          <table:table-cell table:style-name="Table6.A1" office:value-type="string">
            <text:p text:style-name="P8">Standart Flow</text:p>
          </table:table-cell>
          <table:table-cell table:style-name="Table6.B1" office:value-type="string">
            <text:p text:style-name="P29"/>
          </table:table-cell>
        </table:table-row>
        <table:table-row table:style-name="Table6.1">
          <table:table-cell table:style-name="Table6.A1" office:value-type="string">
            <text:p text:style-name="P8">Alternative Flow</text:p>
          </table:table-cell>
          <table:table-cell table:style-name="Table6.B1" office:value-type="string">
            <text:p text:style-name="P7"/>
          </table:table-cell>
        </table:table-row>
        <table:table-row table:style-name="Table6.1">
          <table:table-cell table:style-name="Table6.A1" office:value-type="string">
            <text:p text:style-name="P8">Post-Conditions</text:p>
          </table:table-cell>
          <table:table-cell table:style-name="Table6.B1" office:value-type="string">
            <text:p text:style-name="P7"/>
          </table:table-cell>
        </table:table-row>
      </table:table>
      <text:p text:style-name="P4"><text:span text:style-name="T1"/></text:p>
      <text:p text:style-name="P4"><text:span text:style-name="T1"/></text:p>
      <table:table table:name="Table7" table:style-name="Table7">
        <table:table-column table:style-name="Table7.A"/>
        <table:table-column table:style-name="Table7.B"/>
        <table:table-row table:style-name="Table7.1">
          <table:table-cell table:style-name="Table7.A1" office:value-type="string">
            <text:p text:style-name="P8">Use Case ID</text:p>
          </table:table-cell>
          <table:table-cell table:style-name="Table7.B1" office:value-type="string">
            <text:p text:style-name="P8">UC01</text:p>
          </table:table-cell>
        </table:table-row>
        <table:table-row table:style-name="Table7.1">
          <table:table-cell table:style-name="Table7.A1" office:value-type="string">
            <text:p text:style-name="P8">Use Case Name</text:p>
          </table:table-cell>
          <table:table-cell table:style-name="Table7.B1" office:value-type="string">
            <text:p text:style-name="P8">Einlauf Werkstück</text:p>
          </table:table-cell>
        </table:table-row>
        <table:table-row table:style-name="Table7.1">
          <table:table-cell table:style-name="Table7.A1" office:value-type="string">
            <text:p text:style-name="P8">Description</text:p>
          </table:table-cell>
          <table:table-cell table:style-name="Table7.B1" office:value-type="string">
            <text:p text:style-name="P8">Das Werkstück wurde an den Anfang eines Bandes gelegt</text:p>
          </table:table-cell>
        </table:table-row>
        <table:table-row table:style-name="Table7.1">
          <table:table-cell table:style-name="Table7.A1" office:value-type="string">
            <text:p text:style-name="P8">Trigger</text:p>
          </table:table-cell>
          <table:table-cell table:style-name="Table7.B1" office:value-type="string">
            <text:p text:style-name="P8">-</text:p>
          </table:table-cell>
        </table:table-row>
        <table:table-row table:style-name="Table7.1">
          <table:table-cell table:style-name="Table7.A1" office:value-type="string">
            <text:p text:style-name="P8">Pre-Conditions</text:p>
          </table:table-cell>
          <table:table-cell table:style-name="Table7.B1" office:value-type="string">
            <text:p text:style-name="P8">Kein Werkstück im Sensor</text:p>
          </table:table-cell>
        </table:table-row>
        <table:table-row table:style-name="Table7.1">
          <table:table-cell table:style-name="Table7.A1" office:value-type="string">
            <text:p text:style-name="P8">Standart Flow</text:p>
          </table:table-cell>
          <table:table-cell table:style-name="Table7.B1" office:value-type="string">
            <text:list xml:id="list8303122121363474954" text:style-name="WW8Num6">
              <text:list-item>
                <text:p text:style-name="P9">Port B – Bit 0 wechselt von „1“ auf „0“.</text:p>
              </text:list-item>
              <text:list-item>
                <text:p text:style-name="P9">Der Motor startet, sobald Port B – Bit 0 == 0</text:p>
              </text:list-item>
              <text:list-item>
                <text:p text:style-name="P9">Das Werkstück bewegt sich auf dem Band durch den Sensor</text:p>
              </text:list-item>
            </text:list>
          </table:table-cell>
        </table:table-row>
        <table:table-row table:style-name="Table7.1">
          <table:table-cell table:style-name="Table7.A1" office:value-type="string">
            <text:p text:style-name="P8">Alternative Flow</text:p>
          </table:table-cell>
          <table:table-cell table:style-name="Table7.B1" office:value-type="string">
            <text:list xml:id="list3906362015336865890" text:style-name="WW8Num18">
              <text:list-item>
                <text:p text:style-name="P10">Port B – Bit 0 wechselt von „1“ auf „0“.</text:p>
              </text:list-item>
              <text:list-item>
                <text:p text:style-name="P10">Der Motor wird nicht gestartet</text:p>
              </text:list-item>
              <text:list-item>
                <text:p text:style-name="P10">Das Werkstück bewegt sich auf dem Band durch den Sensor</text:p>
              </text:list-item>
            </text:list>
          </table:table-cell>
        </table:table-row>
        <table:table-row table:style-name="Table7.1">
          <table:table-cell table:style-name="Table7.A1" office:value-type="string">
            <text:p text:style-name="P8">Post-Conditions</text:p>
          </table:table-cell>
          <table:table-cell table:style-name="Table7.B1" office:value-type="string">
            <text:p text:style-name="P8">Port B – Bit 0 wechselt von „0“ auf „1“. Kein Werkstück im Sensor</text:p>
          </table:table-cell>
        </table:table-row>
      </table:table>
      <text:p text:style-name="P4"><text:span text:style-name="T1"/></text:p>
      <text:p text:style-name="P4"><text:span text:style-name="T1"/></text:p>
      <text:p text:style-name="P4"><text:span text:style-name="T1"/></text:p>
      <text:p text:style-name="P4"><text:span text:style-name="T1"/></text:p>
      <table:table table:name="Table8" table:style-name="Table8">
        <table:table-column table:style-name="Table8.A"/>
        <table:table-column table:style-name="Table8.B"/>
        <text:soft-page-break/>
        <table:table-row table:style-name="Table8.1">
          <table:table-cell table:style-name="Table8.A1" office:value-type="string">
            <text:p text:style-name="P8">Use Case ID</text:p>
          </table:table-cell>
          <table:table-cell table:style-name="Table8.B1" office:value-type="string">
            <text:p text:style-name="P8">UC02</text:p>
          </table:table-cell>
        </table:table-row>
        <table:table-row table:style-name="Table8.1">
          <table:table-cell table:style-name="Table8.A1" office:value-type="string">
            <text:p text:style-name="P8">Use Case Name</text:p>
          </table:table-cell>
          <table:table-cell table:style-name="Table8.B1" office:value-type="string">
            <text:p text:style-name="P8">Werkstück in Höhenmessung</text:p>
          </table:table-cell>
        </table:table-row>
        <table:table-row table:style-name="Table8.1">
          <table:table-cell table:style-name="Table8.A1" office:value-type="string">
            <text:p text:style-name="P8">Description</text:p>
          </table:table-cell>
          <table:table-cell table:style-name="Table8.B1" office:value-type="string">
            <text:p text:style-name="P8">Das Werkstück durchfährt auf dem Band den Höhensensor</text:p>
          </table:table-cell>
        </table:table-row>
        <table:table-row table:style-name="Table8.1">
          <table:table-cell table:style-name="Table8.A1" office:value-type="string">
            <text:p text:style-name="P8">Trigger</text:p>
          </table:table-cell>
          <table:table-cell table:style-name="Table8.B1" office:value-type="string">
            <text:p text:style-name="P7"/>
          </table:table-cell>
        </table:table-row>
        <table:table-row table:style-name="Table8.1">
          <table:table-cell table:style-name="Table8.A1" office:value-type="string">
            <text:p text:style-name="P8">Pre-Conditions</text:p>
          </table:table-cell>
          <table:table-cell table:style-name="Table8.B1" office:value-type="string">
            <text:p text:style-name="P7"/>
          </table:table-cell>
        </table:table-row>
        <table:table-row table:style-name="Table8.1">
          <table:table-cell table:style-name="Table8.A1" office:value-type="string">
            <text:p text:style-name="P8">Standart Flow</text:p>
          </table:table-cell>
          <table:table-cell table:style-name="Table8.B1" office:value-type="string">
            <text:list xml:id="list2524677076170121654" text:style-name="WW8Num31">
              <text:list-item>
                <text:p text:style-name="P11">Port B – Bit 1 wechselt von „1“ auf „0“.</text:p>
              </text:list-item>
              <text:list-item>
                <text:p text:style-name="P11">Motor fährt langsam(rechts), sobald Port B – Bit 1 == 0</text:p>
              </text:list-item>
              <text:list-item>
                <text:p text:style-name="P11">Das Werkstück bewegt sich auf dem Band durch den Sensor</text:p>
              </text:list-item>
              <text:list-item>
                <text:p text:style-name="P11">Port B – Bit 1 wechselt von „0“ auf „1“.</text:p>
              </text:list-item>
              <text:list-item>
                <text:p text:style-name="P11">Motor fährt wieder normal, sobald Port B – Bit 0 == 1</text:p>
              </text:list-item>
            </text:list>
          </table:table-cell>
        </table:table-row>
        <table:table-row table:style-name="Table8.1">
          <table:table-cell table:style-name="Table8.A1" office:value-type="string">
            <text:p text:style-name="P8">Alternative Flow</text:p>
          </table:table-cell>
          <table:table-cell table:style-name="Table8.B1" office:value-type="string">
            <text:p text:style-name="P8">-</text:p>
          </table:table-cell>
        </table:table-row>
        <table:table-row table:style-name="Table8.1">
          <table:table-cell table:style-name="Table8.A1" office:value-type="string">
            <text:p text:style-name="P8">Post-Conditions</text:p>
          </table:table-cell>
          <table:table-cell table:style-name="Table8.B1" office:value-type="string">
            <text:p text:style-name="P7"/>
          </table:table-cell>
        </table:table-row>
      </table:table>
      <text:p text:style-name="P4"><text:span text:style-name="T1"/></text:p>
      <text:p text:style-name="P4"><text:span text:style-name="T1"/></text:p>
      <table:table table:name="Table9" table:style-name="Table9">
        <table:table-column table:style-name="Table9.A"/>
        <table:table-column table:style-name="Table9.B"/>
        <table:table-row table:style-name="Table9.1">
          <table:table-cell table:style-name="Table9.A1" office:value-type="string">
            <text:p text:style-name="P8">Use Case ID</text:p>
          </table:table-cell>
          <table:table-cell table:style-name="Table9.B1" office:value-type="string">
            <text:p text:style-name="P8">UC03</text:p>
          </table:table-cell>
        </table:table-row>
        <table:table-row table:style-name="Table9.1">
          <table:table-cell table:style-name="Table9.A1" office:value-type="string">
            <text:p text:style-name="P8">Use Case Name</text:p>
          </table:table-cell>
          <table:table-cell table:style-name="Table9.B1" office:value-type="string">
            <text:p text:style-name="P8">Höhenmessung</text:p>
          </table:table-cell>
        </table:table-row>
        <table:table-row table:style-name="Table9.1">
          <table:table-cell table:style-name="Table9.A1" office:value-type="string">
            <text:p text:style-name="P8">Description</text:p>
          </table:table-cell>
          <table:table-cell table:style-name="Table9.B1" office:value-type="string">
            <text:p text:style-name="P8">Der Sensor ermittelt Messwerte für die Höhe des Werkstückes</text:p>
          </table:table-cell>
        </table:table-row>
        <table:table-row table:style-name="Table9.1">
          <table:table-cell table:style-name="Table9.A1" office:value-type="string">
            <text:p text:style-name="P8">Trigger</text:p>
          </table:table-cell>
          <table:table-cell table:style-name="Table9.B1" office:value-type="string">
            <text:p text:style-name="P8">UC02</text:p>
          </table:table-cell>
        </table:table-row>
        <table:table-row table:style-name="Table9.1">
          <table:table-cell table:style-name="Table9.A1" office:value-type="string">
            <text:p text:style-name="P8">Pre-Conditions</text:p>
          </table:table-cell>
          <table:table-cell table:style-name="Table9.B1" office:value-type="string">
            <text:p text:style-name="P8">Port B – Bit 1 == 0, Port A – Bit 2 (Motor langsam rechts)</text:p>
          </table:table-cell>
        </table:table-row>
        <table:table-row table:style-name="Table9.1">
          <table:table-cell table:style-name="Table9.A1" office:value-type="string">
            <text:p text:style-name="P8">Standart Flow</text:p>
          </table:table-cell>
          <table:table-cell table:style-name="Table9.B1" office:value-type="string">
            <text:list xml:id="list4770482097762178364" text:style-name="WW8Num16">
              <text:list-item>
                <text:p text:style-name="P12">Werkstück ist mittig im Bereich des Sensors</text:p>
              </text:list-item>
              <text:list-item>
                <text:p text:style-name="P12">Es wird ein Messwert gemessen</text:p>
              </text:list-item>
              <text:list-item>
                <text:p text:style-name="P12">Es handelt sich um ein schmales Werkstück.</text:p>
              </text:list-item>
            </text:list>
          </table:table-cell>
        </table:table-row>
        <table:table-row table:style-name="Table9.1">
          <table:table-cell table:style-name="Table9.A1" office:value-type="string">
            <text:p text:style-name="P8">Alternative Flow 1</text:p>
          </table:table-cell>
          <table:table-cell table:style-name="Table9.B1" office:value-type="string">
            <text:list xml:id="list8131019056716076251" text:style-name="WW8Num20">
              <text:list-item>
                <text:p text:style-name="P13">Werkstück ist mittig im Bereich des Sensors</text:p>
              </text:list-item>
              <text:list-item>
                <text:p text:style-name="P13">Es wird ein Messwert gemessen</text:p>
              </text:list-item>
              <text:list-item>
                <text:p text:style-name="P13">Es handelt sich um ein Umgedrehtes Werkstück mit Bohrung</text:p>
              </text:list-item>
            </text:list>
          </table:table-cell>
        </table:table-row>
        <table:table-row table:style-name="Table9.1">
          <table:table-cell table:style-name="Table9.A1" office:value-type="string">
            <text:p text:style-name="P8">Alternative Flow 2</text:p>
          </table:table-cell>
          <table:table-cell table:style-name="Table9.B1" office:value-type="string">
            <text:list xml:id="list6149787285178890748" text:style-name="WW8Num15">
              <text:list-item>
                <text:p text:style-name="P14">Werkstück ist mittig im Bereich des Sensors</text:p>
              </text:list-item>
              <text:list-item>
                <text:p text:style-name="P14">Es wird ein Messwert gemessen</text:p>
              </text:list-item>
              <text:list-item>
                <text:p text:style-name="P14">Es handelt sich um Werkstück mit Bohrung</text:p>
              </text:list-item>
            </text:list>
          </table:table-cell>
        </table:table-row>
        <table:table-row table:style-name="Table9.1">
          <table:table-cell table:style-name="Table9.A1" office:value-type="string">
            <text:p text:style-name="P8">Alternative Flow 3 </text:p>
          </table:table-cell>
          <table:table-cell table:style-name="Table9.B1" office:value-type="string">
            <text:p text:style-name="P7"/>
          </table:table-cell>
        </table:table-row>
        <table:table-row table:style-name="Table9.1">
          <table:table-cell table:style-name="Table9.A1" office:value-type="string">
            <text:p text:style-name="P8">Post-Conditions</text:p>
          </table:table-cell>
          <table:table-cell table:style-name="Table9.B1" office:value-type="string">
            <text:p text:style-name="P8">-</text:p>
          </table:table-cell>
        </table:table-row>
      </table:table>
      <text:p text:style-name="P4"><text:span text:style-name="T1"/></text:p>
      <text:p text:style-name="P4"><text:span text:style-name="T1"/></text:p>
      <table:table table:name="Table10" table:style-name="Table10">
        <table:table-column table:style-name="Table10.A"/>
        <table:table-column table:style-name="Table10.B"/>
        <table:table-row table:style-name="Table10.1">
          <table:table-cell table:style-name="Table10.A1" office:value-type="string">
            <text:p text:style-name="P8">Use Case ID</text:p>
          </table:table-cell>
          <table:table-cell table:style-name="Table10.B1" office:value-type="string">
            <text:p text:style-name="P8">UC04</text:p>
          </table:table-cell>
        </table:table-row>
        <table:table-row table:style-name="Table10.1">
          <table:table-cell table:style-name="Table10.A1" office:value-type="string">
            <text:p text:style-name="P8">Use Case Name</text:p>
          </table:table-cell>
          <table:table-cell table:style-name="Table10.B1" office:value-type="string">
            <text:p text:style-name="P8">Werkstück in Weiche</text:p>
          </table:table-cell>
        </table:table-row>
        <table:table-row table:style-name="Table10.1">
          <table:table-cell table:style-name="Table10.A1" office:value-type="string">
            <text:p text:style-name="P8">Description</text:p>
          </table:table-cell>
          <table:table-cell table:style-name="Table10.B1" office:value-type="string">
            <text:p text:style-name="P8">Das Werkstück durchfährt auf dem Band die Weiche und Metallerkennung</text:p>
          </table:table-cell>
        </table:table-row>
        <table:table-row table:style-name="Table10.1">
          <table:table-cell table:style-name="Table10.A1" office:value-type="string">
            <text:p text:style-name="P8">Trigger</text:p>
          </table:table-cell>
          <table:table-cell table:style-name="Table10.B1" office:value-type="string">
            <text:p text:style-name="P8">-</text:p>
          </table:table-cell>
        </table:table-row>
        <table:table-row table:style-name="Table10.1">
          <table:table-cell table:style-name="Table10.A1" office:value-type="string">
            <text:p text:style-name="P8">Pre-Conditions</text:p>
          </table:table-cell>
          <table:table-cell table:style-name="Table10.B1" office:value-type="string">
            <text:p text:style-name="P8">-</text:p>
          </table:table-cell>
        </table:table-row>
        <table:table-row table:style-name="Table10.1">
          <table:table-cell table:style-name="Table10.A1" office:value-type="string">
            <text:p text:style-name="P8">Standart Flow</text:p>
          </table:table-cell>
          <table:table-cell table:style-name="Table10.B1" office:value-type="string">
            <text:list xml:id="list4032175934038727334" text:style-name="WW8Num19">
              <text:list-item>
                <text:p text:style-name="P15">Port B – Bit 3 wechselt von „1“ auf „0“.</text:p>
              </text:list-item>
              <text:list-item>
                <text:p text:style-name="P15">Werkstück durchfährt den Sensor.</text:p>
              </text:list-item>
              <text:list-item>
                <text:p text:style-name="P15">Port B – Bit 3 wechselt von „0“ auf „1“.</text:p>
              </text:list-item>
              <text:list-item>
                <text:p text:style-name="P15">Werkstück wird aussortiert.</text:p>
              </text:list-item>
            </text:list>
          </table:table-cell>
        </table:table-row>
        <table:table-row table:style-name="Table10.1">
          <table:table-cell table:style-name="Table10.A1" office:value-type="string">
            <text:p text:style-name="P8">Alternative Flow</text:p>
          </table:table-cell>
          <table:table-cell table:style-name="Table10.B1" office:value-type="string">
            <text:list xml:id="list7713020167628235803" text:style-name="WW8Num33">
              <text:list-item>
                <text:p text:style-name="P16">Port B – Bit 3 wechselt von „1“ auf „0“.</text:p>
              </text:list-item>
              <text:list-item>
                <text:p text:style-name="P16">Werkstück durchfährt den Sensor.</text:p>
              </text:list-item>
              <text:list-item>
                <text:p text:style-name="P16">Port B – Bit 3 wechselt von „0“ auf „1“.</text:p>
              </text:list-item>
              <text:list-item>
                <text:p text:style-name="P16"><text:soft-page-break/>Werkstück durchfährt die Weiche.</text:p>
              </text:list-item>
            </text:list>
          </table:table-cell>
        </table:table-row>
        <table:table-row table:style-name="Table10.1">
          <table:table-cell table:style-name="Table10.A1" office:value-type="string">
            <text:p text:style-name="P8">Post-Conditions</text:p>
          </table:table-cell>
          <table:table-cell table:style-name="Table10.B1" office:value-type="string">
            <text:p text:style-name="P8">-</text:p>
          </table:table-cell>
        </table:table-row>
      </table:table>
      <text:p text:style-name="P4"><text:span text:style-name="T1"/></text:p>
      <text:p text:style-name="P4"><text:span text:style-name="T1"/></text:p>
      <text:p text:style-name="P4"><text:span text:style-name="T1"/></text:p>
      <table:table table:name="Table11" table:style-name="Table11">
        <table:table-column table:style-name="Table11.A"/>
        <table:table-column table:style-name="Table11.B"/>
        <table:table-row table:style-name="Table11.1">
          <table:table-cell table:style-name="Table11.A1" office:value-type="string">
            <text:p text:style-name="P8">Use Case ID</text:p>
          </table:table-cell>
          <table:table-cell table:style-name="Table11.B1" office:value-type="string">
            <text:p text:style-name="P8">UC05</text:p>
          </table:table-cell>
        </table:table-row>
        <table:table-row table:style-name="Table11.1">
          <table:table-cell table:style-name="Table11.A1" office:value-type="string">
            <text:p text:style-name="P8">Use Case Name</text:p>
          </table:table-cell>
          <table:table-cell table:style-name="Table11.B1" office:value-type="string">
            <text:p text:style-name="P8">Werkstück Metall</text:p>
          </table:table-cell>
        </table:table-row>
        <table:table-row table:style-name="Table11.1">
          <table:table-cell table:style-name="Table11.A1" office:value-type="string">
            <text:p text:style-name="P8">Description</text:p>
          </table:table-cell>
          <table:table-cell table:style-name="Table11.B1" office:value-type="string">
            <text:p text:style-name="P8">Das Werkstück wird auf Metalleinsatz überprüft</text:p>
          </table:table-cell>
        </table:table-row>
        <table:table-row table:style-name="Table11.1">
          <table:table-cell table:style-name="Table11.A1" office:value-type="string">
            <text:p text:style-name="P8">Trigger</text:p>
          </table:table-cell>
          <table:table-cell table:style-name="Table11.B1" office:value-type="string">
            <text:p text:style-name="P8">UC04</text:p>
          </table:table-cell>
        </table:table-row>
        <table:table-row table:style-name="Table11.1">
          <table:table-cell table:style-name="Table11.A1" office:value-type="string">
            <text:p text:style-name="P8">Pre-Conditions</text:p>
          </table:table-cell>
          <table:table-cell table:style-name="Table11.B1" office:value-type="string">
            <text:p text:style-name="P8">Das Werkstück ist potentiell das richtige (Bohrung oben mit Metall)</text:p>
            <text:p text:style-name="P8">Das Werkstück ist in Weiche.</text:p>
          </table:table-cell>
        </table:table-row>
        <table:table-row table:style-name="Table11.1">
          <table:table-cell table:style-name="Table11.A1" office:value-type="string">
            <text:p text:style-name="P8">Standart Flow</text:p>
          </table:table-cell>
          <table:table-cell table:style-name="Table11.B1" office:value-type="string">
            <text:p text:style-name="P30">Pre: Port B – Bit 3 == 0.</text:p>
            <text:list xml:id="list8498587425360441981" text:style-name="WW8Num13">
              <text:list-item>
                <text:p text:style-name="P17">Werkstück wird auf Metall überprüft.</text:p>
              </text:list-item>
              <text:list-item>
                <text:p text:style-name="P17">Werkstück hat Metalleinsatz, Port B – Bit 4 == 1.</text:p>
              </text:list-item>
              <text:list-item>
                <text:p text:style-name="P17">Werkstück ist das gewünschte.</text:p>
              </text:list-item>
              <text:list-item>
                <text:p text:style-name="P17">Weiche geht auf, Port B – Bit 5 == 1.</text:p>
              </text:list-item>
              <text:list-item>
                <text:p text:style-name="P17">Werkstück durchfährt die Weiche.</text:p>
              </text:list-item>
              <text:list-item>
                <text:p text:style-name="P17">Weiche geht zu, Port B – Bit 5 == 0.</text:p>
              </text:list-item>
            </text:list>
          </table:table-cell>
        </table:table-row>
        <table:table-row table:style-name="Table11.1">
          <table:table-cell table:style-name="Table11.A1" office:value-type="string">
            <text:p text:style-name="P8">Alternative Flow 1</text:p>
          </table:table-cell>
          <table:table-cell table:style-name="Table11.B1" office:value-type="string">
            <text:p text:style-name="P30">Pre: Port B – Bit 3 == 0.</text:p>
            <text:list xml:id="list2415715010872075333" text:style-name="WW8Num4">
              <text:list-item>
                <text:p text:style-name="P18">Werkstück wird auf Metall überprüft.</text:p>
              </text:list-item>
              <text:list-item>
                <text:p text:style-name="P18">Werkstück hat Metalleinsatz, Port B – Bit 4 == 1</text:p>
              </text:list-item>
              <text:list-item>
                <text:p text:style-name="P18">Werkstück ist NICHT das gewünschte</text:p>
              </text:list-item>
              <text:list-item>
                <text:p text:style-name="P18">Weiche bleibt geschlossen.</text:p>
              </text:list-item>
              <text:list-item>
                <text:p text:style-name="P18">Werkstück wird aussortiert.</text:p>
              </text:list-item>
            </text:list>
          </table:table-cell>
        </table:table-row>
        <table:table-row table:style-name="Table11.1">
          <table:table-cell table:style-name="Table11.A1" office:value-type="string">
            <text:p text:style-name="P8">Alternative Flow 2</text:p>
          </table:table-cell>
          <table:table-cell table:style-name="Table11.B1" office:value-type="string">
            <text:p text:style-name="P30">Pre: Port B – Bit 3 == 0</text:p>
            <text:list xml:id="list8088112064034138889" text:style-name="WW8Num29">
              <text:list-item>
                <text:p text:style-name="P19">Werkstück wird auf Metall überprüft.</text:p>
              </text:list-item>
              <text:list-item>
                <text:p text:style-name="P19">Werkstück hat KEINEN Metalleinsatz, Port B – Bit 4 == 1</text:p>
              </text:list-item>
              <text:list-item>
                <text:p text:style-name="P19">Werkstück ist das gewünschte</text:p>
              </text:list-item>
              <text:list-item>
                <text:p text:style-name="P19">Weiche geht auf, Port B – Bit 5 == 1.</text:p>
              </text:list-item>
              <text:list-item>
                <text:p text:style-name="P19">Werkstück durchfährt die Weiche.</text:p>
              </text:list-item>
              <text:list-item>
                <text:p text:style-name="P19">Weiche geht zu, Port B – Bit 5 == 0.</text:p>
              </text:list-item>
            </text:list>
          </table:table-cell>
        </table:table-row>
        <table:table-row table:style-name="Table11.1">
          <table:table-cell table:style-name="Table11.A1" office:value-type="string">
            <text:p text:style-name="P8">Alternative Flow 3</text:p>
          </table:table-cell>
          <table:table-cell table:style-name="Table11.B1" office:value-type="string">
            <text:p text:style-name="P30">Pre: Port B – Bit 3 == 0</text:p>
            <text:list xml:id="list6928553859888596500" text:style-name="WW8Num24">
              <text:list-item>
                <text:p text:style-name="P20">Werkstück wird auf Metall überprüft.</text:p>
              </text:list-item>
              <text:list-item>
                <text:p text:style-name="P20">Werkstück hat KEINEN Metalleinsatz, Port B – Bit 4 == 1</text:p>
              </text:list-item>
              <text:list-item>
                <text:p text:style-name="P20">Werkstück ist NICHT das gewünschte</text:p>
              </text:list-item>
              <text:list-item>
                <text:p text:style-name="P20">Weiche bleibt geschlossen.</text:p>
              </text:list-item>
              <text:list-item>
                <text:p text:style-name="P20">Werkstück wird aussortiert.</text:p>
              </text:list-item>
            </text:list>
          </table:table-cell>
        </table:table-row>
        <table:table-row table:style-name="Table11.1">
          <table:table-cell table:style-name="Table11.A1" office:value-type="string">
            <text:p text:style-name="P8">Post-Conditions</text:p>
          </table:table-cell>
          <table:table-cell table:style-name="Table11.B1" office:value-type="string">
            <text:p text:style-name="P8">-</text:p>
          </table:table-cell>
        </table:table-row>
      </table:table>
      <text:p text:style-name="P4"><text:span text:style-name="T1"/></text:p>
      <text:p text:style-name="P4"><text:span text:style-name="T1"/></text:p>
      <text:p text:style-name="P4"><text:span text:style-name="T1"/></text:p>
      <table:table table:name="Table12" table:style-name="Table12">
        <table:table-column table:style-name="Table12.A"/>
        <table:table-column table:style-name="Table12.B"/>
        <table:table-row table:style-name="Table12.1">
          <table:table-cell table:style-name="Table12.A1" office:value-type="string">
            <text:p text:style-name="P8">Use Case ID</text:p>
          </table:table-cell>
          <table:table-cell table:style-name="Table12.B1" office:value-type="string">
            <text:p text:style-name="P8">UC06</text:p>
          </table:table-cell>
        </table:table-row>
        <table:table-row table:style-name="Table12.1">
          <table:table-cell table:style-name="Table12.A1" office:value-type="string">
            <text:p text:style-name="P8">Use Case Name</text:p>
          </table:table-cell>
          <table:table-cell table:style-name="Table12.B1" office:value-type="string">
            <text:p text:style-name="P8">Weiche offen</text:p>
          </table:table-cell>
        </table:table-row>
        <table:table-row table:style-name="Table12.1">
          <table:table-cell table:style-name="Table12.A1" office:value-type="string">
            <text:p text:style-name="P8">Description</text:p>
          </table:table-cell>
          <table:table-cell table:style-name="Table12.B1" office:value-type="string">
            <text:p text:style-name="P8">Die Weiche reagiert darauf, ob wir ein Werkstück haben wollen <text:soft-page-break/>oder nicht.</text:p>
          </table:table-cell>
        </table:table-row>
        <table:table-row table:style-name="Table12.1">
          <table:table-cell table:style-name="Table12.A1" office:value-type="string">
            <text:p text:style-name="P8">Trigger</text:p>
          </table:table-cell>
          <table:table-cell table:style-name="Table12.B1" office:value-type="string">
            <text:p text:style-name="P8">UC05</text:p>
          </table:table-cell>
        </table:table-row>
        <table:table-row table:style-name="Table12.1">
          <table:table-cell table:style-name="Table12.A1" office:value-type="string">
            <text:p text:style-name="P8">Pre-Conditions</text:p>
          </table:table-cell>
          <table:table-cell table:style-name="Table12.B1" office:value-type="string">
            <text:p text:style-name="P8">-</text:p>
          </table:table-cell>
        </table:table-row>
        <table:table-row table:style-name="Table12.1">
          <table:table-cell table:style-name="Table12.A1" office:value-type="string">
            <text:p text:style-name="P8">Standart Flow</text:p>
          </table:table-cell>
          <table:table-cell table:style-name="Table12.B1" office:value-type="string">
            <text:list xml:id="list8102567751629974102" text:style-name="WW8Num2">
              <text:list-item>
                <text:p text:style-name="P21">Werkstück ist das richtige</text:p>
              </text:list-item>
              <text:list-item>
                <text:p text:style-name="P21">Weiche geht auf.</text:p>
              </text:list-item>
              <text:list-item>
                <text:p text:style-name="P21">Werkstück durchfährt die Weiche</text:p>
              </text:list-item>
              <text:list-item>
                <text:p text:style-name="P21">Weiche geht zu</text:p>
              </text:list-item>
            </text:list>
          </table:table-cell>
        </table:table-row>
        <table:table-row table:style-name="Table12.1">
          <table:table-cell table:style-name="Table12.A1" office:value-type="string">
            <text:p text:style-name="P8">Alternative Flow</text:p>
          </table:table-cell>
          <table:table-cell table:style-name="Table12.B1" office:value-type="string">
            <text:list xml:id="list8202643237430756770" text:style-name="WW8Num27">
              <text:list-item>
                <text:p text:style-name="P22">Werkstück ist NICHT das richtige.</text:p>
              </text:list-item>
              <text:list-item>
                <text:p text:style-name="P22">Weiche bleibt zu</text:p>
              </text:list-item>
              <text:list-item>
                <text:p text:style-name="P22">Werkstück wird in die Rutsche befördert.</text:p>
              </text:list-item>
            </text:list>
          </table:table-cell>
        </table:table-row>
        <table:table-row table:style-name="Table12.1">
          <table:table-cell table:style-name="Table12.A1" office:value-type="string">
            <text:p text:style-name="P8">Post-Conditions</text:p>
          </table:table-cell>
          <table:table-cell table:style-name="Table12.B1" office:value-type="string">
            <text:p text:style-name="P7"/>
          </table:table-cell>
        </table:table-row>
      </table:table>
      <text:p text:style-name="P4"><text:span text:style-name="T1"/></text:p>
      <text:p text:style-name="P4"><text:span text:style-name="T1"/></text:p>
      <table:table table:name="Table13" table:style-name="Table13">
        <table:table-column table:style-name="Table13.A"/>
        <table:table-column table:style-name="Table13.B"/>
        <table:table-row table:style-name="Table13.1">
          <table:table-cell table:style-name="Table13.A1" office:value-type="string">
            <text:p text:style-name="P8">Use Case ID</text:p>
          </table:table-cell>
          <table:table-cell table:style-name="Table13.B1" office:value-type="string">
            <text:p text:style-name="P8">UC07</text:p>
          </table:table-cell>
        </table:table-row>
        <table:table-row table:style-name="Table13.1">
          <table:table-cell table:style-name="Table13.A1" office:value-type="string">
            <text:p text:style-name="P8">Use Case Name</text:p>
          </table:table-cell>
          <table:table-cell table:style-name="Table13.B1" office:value-type="string">
            <text:p text:style-name="P8">Rutsche voll</text:p>
          </table:table-cell>
        </table:table-row>
        <table:table-row table:style-name="Table13.1">
          <table:table-cell table:style-name="Table13.A1" office:value-type="string">
            <text:p text:style-name="P8">Description</text:p>
          </table:table-cell>
          <table:table-cell table:style-name="Table13.B1" office:value-type="string">
            <text:p text:style-name="P8">Die Rutsche ist voll oder leer.</text:p>
          </table:table-cell>
        </table:table-row>
        <table:table-row table:style-name="Table13.1">
          <table:table-cell table:style-name="Table13.A1" office:value-type="string">
            <text:p text:style-name="P8">Trigger</text:p>
          </table:table-cell>
          <table:table-cell table:style-name="Table13.B1" office:value-type="string">
            <text:p text:style-name="P7"/>
          </table:table-cell>
        </table:table-row>
        <table:table-row table:style-name="Table13.1">
          <table:table-cell table:style-name="Table13.A1" office:value-type="string">
            <text:p text:style-name="P8">Pre-Conditions</text:p>
          </table:table-cell>
          <table:table-cell table:style-name="Table13.B1" office:value-type="string">
            <text:p text:style-name="P8">Werkstück wurde aussortiert</text:p>
          </table:table-cell>
        </table:table-row>
        <table:table-row table:style-name="Table13.1">
          <table:table-cell table:style-name="Table13.A1" office:value-type="string">
            <text:p text:style-name="P8">Standart Flow</text:p>
          </table:table-cell>
          <table:table-cell table:style-name="Table13.B1" office:value-type="string">
            <text:list xml:id="list871529171341191410" text:style-name="WW8Num34">
              <text:list-item>
                <text:p text:style-name="P23">4 Werkstücke in Rutsche</text:p>
              </text:list-item>
              <text:list-item>
                <text:p text:style-name="P23">Port B – Bit 6 == 0, rutsche voll </text:p>
              </text:list-item>
            </text:list>
            <text:p text:style-name="P31">Post: Die Aussortierung wird von Band 2 übernommen</text:p>
          </table:table-cell>
        </table:table-row>
        <table:table-row table:style-name="Table13.1">
          <table:table-cell table:style-name="Table13.A1" office:value-type="string">
            <text:p text:style-name="P8">Alternative Flow</text:p>
          </table:table-cell>
          <table:table-cell table:style-name="Table13.B1" office:value-type="string">
            <text:list xml:id="list6001034848891881654" text:style-name="WW8Num11">
              <text:list-item>
                <text:p text:style-name="P24">3 oder weniger Werkstücke in Rutsche</text:p>
              </text:list-item>
              <text:list-item>
                <text:p text:style-name="P24">Port B – Bit 6 == 1, rutsche nicht voll</text:p>
              </text:list-item>
            </text:list>
            <text:p text:style-name="P31">Post: Es werden weiterhin Werkstücke auf Band 1 aussortiert.</text:p>
          </table:table-cell>
        </table:table-row>
        <table:table-row table:style-name="Table13.1">
          <table:table-cell table:style-name="Table13.A1" office:value-type="string">
            <text:p text:style-name="P8">Post-Conditions</text:p>
          </table:table-cell>
          <table:table-cell table:style-name="Table13.B1" office:value-type="string">
            <text:p text:style-name="P8">Siehe flows.</text:p>
          </table:table-cell>
        </table:table-row>
      </table:table>
      <text:p text:style-name="P4"><text:span text:style-name="T1"/></text:p>
      <text:p text:style-name="P4"><text:span text:style-name="T1"/></text:p>
      <text:p text:style-name="P4"><text:span text:style-name="T1"/></text:p>
      <table:table table:name="Table14" table:style-name="Table14">
        <table:table-column table:style-name="Table14.A"/>
        <table:table-column table:style-name="Table14.B"/>
        <table:table-row table:style-name="Table14.1">
          <table:table-cell table:style-name="Table14.A1" office:value-type="string">
            <text:p text:style-name="P8">Use Case ID</text:p>
          </table:table-cell>
          <table:table-cell table:style-name="Table14.B1" office:value-type="string">
            <text:p text:style-name="P8">UC08</text:p>
          </table:table-cell>
        </table:table-row>
        <table:table-row table:style-name="Table14.1">
          <table:table-cell table:style-name="Table14.A1" office:value-type="string">
            <text:p text:style-name="P8">Use Case Name</text:p>
          </table:table-cell>
          <table:table-cell table:style-name="Table14.B1" office:value-type="string">
            <text:p text:style-name="P8">Auslauf Werkstück</text:p>
          </table:table-cell>
        </table:table-row>
        <table:table-row table:style-name="Table14.1">
          <table:table-cell table:style-name="Table14.A1" office:value-type="string">
            <text:p text:style-name="P8">Description</text:p>
          </table:table-cell>
          <table:table-cell table:style-name="Table14.B1" office:value-type="string">
            <text:p text:style-name="P8">Das Werkstück wurde an den Anfang eines Bandes gelegt</text:p>
          </table:table-cell>
        </table:table-row>
        <table:table-row table:style-name="Table14.1">
          <table:table-cell table:style-name="Table14.A1" office:value-type="string">
            <text:p text:style-name="P8">Trigger</text:p>
          </table:table-cell>
          <table:table-cell table:style-name="Table14.B1" office:value-type="string">
            <text:p text:style-name="P8">-</text:p>
          </table:table-cell>
        </table:table-row>
        <table:table-row table:style-name="Table14.1">
          <table:table-cell table:style-name="Table14.A1" office:value-type="string">
            <text:p text:style-name="P8">Pre-Conditions</text:p>
          </table:table-cell>
          <table:table-cell table:style-name="Table14.B1" office:value-type="string">
            <text:p text:style-name="P8">Kein Werkstück im Sensor</text:p>
          </table:table-cell>
        </table:table-row>
        <table:table-row table:style-name="Table14.1">
          <table:table-cell table:style-name="Table14.A1" office:value-type="string">
            <text:p text:style-name="P8">Standart Flow</text:p>
          </table:table-cell>
          <table:table-cell table:style-name="Table14.B1" office:value-type="string">
            <text:list xml:id="list5568034150663658395" text:style-name="WW8Num25">
              <text:list-item>
                <text:p text:style-name="P25">Port B – Bit 7 wechselt von „1“ auf „0“.</text:p>
              </text:list-item>
              <text:list-item>
                <text:p text:style-name="P25">Das Werkstück bewegt sich auf dem Band durch den Sensor</text:p>
              </text:list-item>
            </text:list>
          </table:table-cell>
        </table:table-row>
        <table:table-row table:style-name="Table14.1">
          <table:table-cell table:style-name="Table14.A1" office:value-type="string">
            <text:p text:style-name="P8">Alternative Flow</text:p>
          </table:table-cell>
          <table:table-cell table:style-name="Table14.B1" office:value-type="string">
            <text:list xml:id="list7003282421919280345" text:style-name="WW8Num22">
              <text:list-item>
                <text:p text:style-name="P26">Port B – Bit 0 wechselt von „1“ auf „0“.</text:p>
              </text:list-item>
              <text:list-item>
                <text:p text:style-name="P26">Das Werkstück bewegt sich auf dem Band durch den Sensor</text:p>
              </text:list-item>
            </text:list>
          </table:table-cell>
        </table:table-row>
        <table:table-row table:style-name="Table14.1">
          <table:table-cell table:style-name="Table14.A1" office:value-type="string">
            <text:p text:style-name="P8">Post-Conditions</text:p>
          </table:table-cell>
          <table:table-cell table:style-name="Table14.B1" office:value-type="string">
            <text:p text:style-name="P8">Port B – Bit 7 wechselt von „0“ auf „1“. Kein Werkstück im Sensor</text:p>
          </table:table-cell>
        </table:table-row>
      </table:table>
      <text:p text:style-name="P4"><text:span text:style-name="T1"/></text:p>
      <text:p text:style-name="P4"><text:span text:style-name="T1"/></text:p>
      <text:p text:style-name="P4"><text:soft-page-break/><text:span text:style-name="T1"/></text:p>
      <text:p text:style-name="P4"><text:span text:style-name="T1"/></text:p>
      <table:table table:name="Table15" table:style-name="Table15">
        <table:table-column table:style-name="Table15.A"/>
        <table:table-column table:style-name="Table15.B"/>
        <table:table-row table:style-name="Table15.1">
          <table:table-cell table:style-name="Table15.A1" office:value-type="string">
            <text:p text:style-name="P8">Use Case ID</text:p>
          </table:table-cell>
          <table:table-cell table:style-name="Table15.B1" office:value-type="string">
            <text:p text:style-name="P8">UC09</text:p>
          </table:table-cell>
        </table:table-row>
        <table:table-row table:style-name="Table15.1">
          <table:table-cell table:style-name="Table15.A1" office:value-type="string">
            <text:p text:style-name="P8">Use Case Name</text:p>
          </table:table-cell>
          <table:table-cell table:style-name="Table15.B1" office:value-type="string">
            <text:p text:style-name="P8">Werkstück Übergabe</text:p>
          </table:table-cell>
        </table:table-row>
        <table:table-row table:style-name="Table15.1">
          <table:table-cell table:style-name="Table15.A1" office:value-type="string">
            <text:p text:style-name="P8">Description</text:p>
          </table:table-cell>
          <table:table-cell table:style-name="Table15.B1" office:value-type="string">
            <text:p text:style-name="P8">Werkstück fährt von Band 1 auf Band 2</text:p>
          </table:table-cell>
        </table:table-row>
        <table:table-row table:style-name="Table15.1">
          <table:table-cell table:style-name="Table15.A1" office:value-type="string">
            <text:p text:style-name="P8">Trigger</text:p>
          </table:table-cell>
          <table:table-cell table:style-name="Table15.B1" office:value-type="string">
            <text:p text:style-name="P7"/>
          </table:table-cell>
        </table:table-row>
        <table:table-row table:style-name="Table15.1">
          <table:table-cell table:style-name="Table15.A1" office:value-type="string">
            <text:p text:style-name="P8">Pre-Conditions</text:p>
          </table:table-cell>
          <table:table-cell table:style-name="Table15.B1" office:value-type="string">
            <text:p text:style-name="P8">Band 2 ist eingeschaltet und leer / bereit für neues Werkstück</text:p>
          </table:table-cell>
        </table:table-row>
        <table:table-row table:style-name="Table15.1">
          <table:table-cell table:style-name="Table15.A1" office:value-type="string">
            <text:p text:style-name="P8">Standart Flow</text:p>
          </table:table-cell>
          <table:table-cell table:style-name="Table15.B1" office:value-type="string">
            <text:list xml:id="list8495921085947885202" text:style-name="WW8Num23">
              <text:list-item>
                <text:p text:style-name="P27">Werkstück wird von Band 1 an Band 2 übergeben.</text:p>
              </text:list-item>
              <text:list-item>
                <text:p text:style-name="P27">Werkstück kommt auf Band 2 so an, wie es Band 1 verlassen hat.</text:p>
              </text:list-item>
            </text:list>
          </table:table-cell>
        </table:table-row>
        <table:table-row table:style-name="Table15.1">
          <table:table-cell table:style-name="Table15.A1" office:value-type="string">
            <text:p text:style-name="P8">Alternative Flow</text:p>
          </table:table-cell>
          <table:table-cell table:style-name="Table15.B1" office:value-type="string">
            <text:list xml:id="list8527205327394089357" text:style-name="WW8Num14">
              <text:list-item>
                <text:p text:style-name="P28">Werkstück wird von Band 1 an Band 2 übergeben.</text:p>
              </text:list-item>
              <text:list-item>
                <text:p text:style-name="P28">Werkstück wird bei der Übergabe umgedreht.</text:p>
              </text:list-item>
            </text:list>
          </table:table-cell>
        </table:table-row>
        <table:table-row table:style-name="Table15.1">
          <table:table-cell table:style-name="Table15.A1" office:value-type="string">
            <text:p text:style-name="P8">Post-Conditions</text:p>
          </table:table-cell>
          <table:table-cell table:style-name="Table15.B1" office:value-type="string">
            <text:p text:style-name="P8"><text:span text:style-name="T28"><text:s/></text:span>Ein Werkstück auf Band 2, keine weiteren werden übergeben.</text:p>
          </table:table-cell>
        </table:table-row>
      </table:table>
      <text:p text:style-name="P5"/>
      <text:p text:style-name="P59"/>
      <text:p text:style-name="P59"/>
      <text:p text:style-name="P59"/>
      <text:p text:style-name="P59"/>
      <text:p text:style-name="P59"/>
      <text:p text:style-name="P59"/>
      <text:list xml:id="list133452239014244" text:continue-list="list133450207837541" text:style-name="WWNum15">
        <text:list-item>
          <text:list>
            <text:list-item>
              <text:h text:style-name="P38" text:outline-level="2"><text:bookmark-start text:name="_Toc335557004"/>Systemanalyse<text:bookmark-end text:name="_Toc335557004"/></text:h>
            </text:list-item>
          </text:list>
        </text:list-item>
      </text:list>
      <text:p text:style-name="Template"><text:span text:style-name="T1">Ihr technisches System hat aus Sicht der Software bestimmte Eigenschaften. Was muss man für die Entwicklung der Software in Struktur, Schnittstellen, Verhalten und an Besonderheiten wissen? Wählen sie eine Kapitelstruktur, die am besten zur Dokumentation ihrer Ergebnisse geeignet ist.</text:span></text:p>
      <text:list xml:id="list133452016208637" text:continue-numbering="true" text:style-name="WWNum15">
        <text:list-item>
          <text:list>
            <text:list-item>
              <text:h text:style-name="P35" text:outline-level="2"><text:bookmark-start text:name="_Toc335557005"/>Softwareebene<text:bookmark-end text:name="_Toc335557005"/></text:h>
            </text:list-item>
          </text:list>
        </text:list-item>
      </text:list>
      <text:p text:style-name="Template"><text:change-start text:change-id="ct50857952"/><text:span text:style-name="T1">Sie sollen Software für die Steuerung des technischen Systems erstellen. Aus den Anforderungen auf der Systemebene und der Systemanalyse ergeben sich Anforderungen für Ihre Software. Insbesondere wird sich die Software der beiden Anlagenteile in einigen Punkten unterscheiden. Dokumentieren sie hier die Anforderungen, die sich speziell für die Software ergeben haben.</text:span><text:change-end text:change-id="ct50857952"/></text:p>
      <text:list xml:id="list133451955582783" text:continue-numbering="true" text:style-name="WWNum15">
        <text:list-item>
          <text:list>
            <text:list-item>
              <text:list>
                <text:list-item>
                  <text:h text:style-name="P32" text:outline-level="3"><text:bookmark-start text:name="_Toc335557006"/>Systemkontex<text:bookmark-end text:name="_Toc335557006"/></text:h>
                </text:list-item>
              </text:list>
            </text:list-item>
          </text:list>
        </text:list-item>
      </text:list>
      <text:p text:style-name="Template"><text:span text:style-name="T1">Wie sieht der Kontext Ihrer Software aus? Wie erfolgt die Kommunikation mit Nachbarsystemen? Liste der ein- und ausgehenden Signale/Nachrichten.</text:span></text:p>
      <text:list xml:id="list133451949137809" text:continue-numbering="true" text:style-name="WWNum15">
        <text:list-item>
          <text:list>
            <text:list-item>
              <text:list>
                <text:list-item>
                  <text:h text:style-name="P32" text:outline-level="3"><text:bookmark-start text:name="_Toc335557007"/>Anforderungen<text:bookmark-end text:name="_Toc335557007"/></text:h>
                </text:list-item>
              </text:list>
            </text:list-item>
          </text:list>
        </text:list-item>
      </text:list>
      <text:p text:style-name="Template"><text:change-start text:change-id="ct50928400"/><text:span text:style-name="T1">Welche wesentlichen Anforderungen ergeben sich aus den Systemanforderungen für ihre Software? Achten sie auf die </text:span><text:soft-page-break/><text:span text:style-name="T1">entsprechende Atribuierung. Berücksichtigen sie auch mögliche Fehlbedienungen und Fehlverhalten des Systems.</text:span><text:change-end text:change-id="ct50928400"/></text:p>
      <text:p text:style-name="P54"/>
      <text:list xml:id="list133452183721774" text:continue-numbering="true" text:style-name="WWNum15">
        <text:list-item>
          <text:h text:style-name="P34" text:outline-level="1"><text:bookmark text:name="_TOC1944"/><text:bookmark-start text:name="_Toc335557008"/>Design<text:bookmark-end text:name="_Toc335557008"/> </text:h>
        </text:list-item>
      </text:list>
      <text:p text:style-name="Template"><text:span text:style-name="T1">Anmerkung: Die Implementierung MUSS zu Ihrem Design-Modell konsistent sein. Strukturen, Verhalten und Bezeichner im Code müssen mit dem Modell übereinstimmen. Daher ist ein wohlüberlegtes Design wichtig.</text:span></text:p>
      <text:list xml:id="list133450585375661" text:continue-numbering="true" text:style-name="WWNum15">
        <text:list-item>
          <text:list>
            <text:list-item>
              <text:h text:style-name="P39" text:outline-level="2"><text:bookmark text:name="_TOC2076"/><text:bookmark-start text:name="_Toc335557009"/>System Architektur<text:bookmark-end text:name="_Toc335557009"/></text:h>
            </text:list-item>
          </text:list>
        </text:list-item>
      </text:list>
      <text:p text:style-name="P56"><text:span text:style-name="T1">Erstellung sie eine Architektur für Ihre Software. Geben sie eine kurze Beschreibung Ihrer Architektur mit den dazugehörenden Komponenten und Schnittstellen an. Dokumentieren sie hier wichtige technische Entscheidungen. Welche Pattern werden gegebenenfalls verwendet? Wie erfolgt die interne Kommunikation?</text:span></text:p>
      <text:list xml:id="list133450703929746" text:continue-numbering="true" text:style-name="WWNum15">
        <text:list-item>
          <text:list>
            <text:list-item>
              <text:h text:style-name="P35" text:outline-level="2"><text:bookmark-start text:name="_Toc335557010"/>Datenmodellierung<text:bookmark-end text:name="_Toc335557010"/></text:h>
            </text:list-item>
          </text:list>
        </text:list-item>
      </text:list>
      <text:p text:style-name="P56"><text:span text:style-name="T1">Bestimmen sie das Datenmodell und dokumentieren sie es hier mit Hilfe von UML Klassendiagrammen unter Beachtung der Designprinzipien. Die Modelle können mit Hilfe eines UML-Tools erstellt werden. Hier ist dann ein Übersichtsbild einzufügen.</text:span></text:p>
      <text:p text:style-name="P56"><text:span text:style-name="T1">Geben sie eine kurze textuelle Beschreibung des Datenmodells und deren wichtigsten Klassen und Methoden an.</text:span></text:p>
      <text:list xml:id="list133450931308298" text:continue-numbering="true" text:style-name="WWNum15">
        <text:list-item>
          <text:list>
            <text:list-item>
              <text:h text:style-name="P35" text:outline-level="2"><text:bookmark text:name="_TOC2556"/><text:span text:style-name="T14"><text:s/></text:span><text:bookmark-start text:name="_Toc335557011"/>Verhaltensmodellierung<text:bookmark-end text:name="_Toc335557011"/></text:h>
            </text:list-item>
          </text:list>
        </text:list-item>
      </text:list>
      <text:p text:style-name="P56"><text:span text:style-name="T1">Ihre Software muss zur Bearbeitung der Aufgaben ein Verhalten aufweisen. Überlegen sie sich dieses Verhalten auf Basis der Anforderungen und modellieren sie das Verhalten unter Verwendung von Verhaltensdiagrammen. Sie können für die Spezifikation der Prozess-Lenkung entweder Petri-Netze oder hierarchische Automaten verwenden. Die Modelle können mit Hilfe eines UML-Tools erstellt werden. Hier sind dann kommentierte Übersichtsbilder einzufügen.</text:span></text:p>
      <text:list xml:id="list133451095264129" text:continue-numbering="true" text:style-name="WWNum15">
        <text:list-item>
          <text:h text:style-name="P34" text:outline-level="1"><text:bookmark text:name="_TOC2770"/><text:bookmark-start text:name="_Toc335557012"/>Implementierung<text:bookmark-end text:name="_Toc335557012"/></text:h>
        </text:list-item>
      </text:list>
      <text:p text:style-name="P56"><text:span text:style-name="T1">Anmerkung: Nur wichtige Implementierungsdetails sollen hier erklärt werden. Code-Beispiele (snippets) können hier aufgelistet werden, um der Erklärung zu dienen. </text:span><text:change-start text:change-id="ct50948656"/><text:span text:style-name="T1">Welche Patterns haben Sie für Ihre Implementierung benutzt.</text:span><text:change-end text:change-id="ct50948656"/></text:p>
      <text:p text:style-name="P56"><text:span text:style-name="T1">Anmerkung: Bitte KEINE ganze Programme hierhin kopieren!</text:span></text:p>
      <text:list xml:id="list133450734986882" text:continue-numbering="true" text:style-name="WWNum15">
        <text:list-item>
          <text:h text:style-name="P34" text:outline-level="1"><text:bookmark text:name="_TOC3004"/><text:bookmark text:name="_TOC3068"/><text:soft-page-break/><text:span text:style-name="T14"><text:s/></text:span><text:bookmark-start text:name="_Toc335557013"/><text:bookmark text:name="_TOC3127"/><text:bookmark text:name="_TOC3250"/>Testen<text:bookmark-end text:name="_Toc335557013"/></text:h>
        </text:list-item>
      </text:list>
      <text:p text:style-name="P56"><text:span text:style-name="T1">Machen sie sich auf Basis ihrer Überlegungen zur Qualitätssicherung Gedanken darüber, wie sie die Erfüllung der Anforderungen möglichst automatisiert im Rahmen von </text:span><text:change-start text:change-id="ct51017312"/><text:span text:style-name="T1">Teststufen (</text:span><text:change-end text:change-id="ct51017312"/><text:span text:style-name="T1">Unit-Test, Komponententest, Integrationstest, Systemtest, Regressionstest und Abnahmetest</text:span><text:change-start text:change-id="ct49418976"/><text:span text:style-name="T1">)</text:span><text:change-end text:change-id="ct49418976"/><text:span text:style-name="T1"> überprüfen werden.</text:span></text:p>
      <text:list xml:id="list133451693238187" text:continue-numbering="true" text:style-name="WWNum15">
        <text:list-item>
          <text:list>
            <text:list-item>
              <text:h text:style-name="P35" text:outline-level="2"><text:bookmark text:name="_TOC3379"/><text:bookmark-start text:name="_Toc335557014"/><text:bookmark text:name="_TOC3630"/>Testplan<text:bookmark-end text:name="_Toc335557014"/></text:h>
            </text:list-item>
          </text:list>
        </text:list-item>
      </text:list>
      <text:p text:style-name="P56"><text:span text:style-name="T1">Definieren sie Zeitpunkte für die jeweiligen Teststufen in ihrer Projektplanung. Dazu können sie die Meilensteine zu Hilfe nehmen.</text:span><text:change-start text:change-id="ct51030912"/><text:span text:style-name="T1"> </text:span><text:change-end text:change-id="ct51030912"/><text:change-start text:change-id="ct51026144"/><text:span text:style-name="T1">Überlegen Sie, wie die Test-Architektur der jeweiligen Teststufen aussehen. </text:span><text:change-end text:change-id="ct51026144"/><text:change-start text:change-id="ct50897280"/><text:span text:style-name="T1">Verwenden Sie Testmethoden wie z.B. Grenzwertanalyse, </text:span><text:change-end text:change-id="ct50897280"/><text:change-start text:change-id="ct49450176"/><text:span text:style-name="T1">100% </text:span><text:change-end text:change-id="ct49450176"/><text:change-start text:change-id="ct50858256"/><text:span text:style-name="T1">Zustandsabdeckung</text:span><text:change-end text:change-id="ct50858256"/><text:change-start text:change-id="ct49520272"/><text:span text:style-name="T1">, 100% Transitionsüberdeckung, Pfadüberdeckung, Tiefensuche, Breitensuche, etc. </text:span><text:change-end text:change-id="ct49520272"/><text:change-start text:change-id="ct49582352"/><text:span text:style-name="T1">Versuchen Sie, so gut wie möglich, Ihre Tests zu automatisieren.</text:span><text:change-end text:change-id="ct49582352"/></text:p>
      <text:list xml:id="list133450756184535" text:continue-numbering="true" text:style-name="WWNum15">
        <text:list-item>
          <text:list>
            <text:list-item>
              <text:h text:style-name="P35" text:outline-level="2"><text:bookmark-start text:name="_Toc335557015"/><text:change-start text:change-id="ct50762960"/>SiL- Test (Zusatzfeature)</text:h>
            </text:list-item>
          </text:list>
        </text:list-item>
      </text:list>
      <text:p text:style-name="Standard"><text:span text:style-name="T8">Der SiL-Test ist ein Zusatzfeature. Daher ist diese</text:span><text:change-end text:change-id="ct50762960"/><text:change-start text:change-id="ct49516880"/><text:span text:style-name="T8">s Kapitel nur von Teams auszufüllen, die dieses Feature implementieren sollen. Erläutern Sie hier, welche Erweiterung Sie an der SW machen mussten, um die SW der Sortieranlage ohne Hardware zu testen. </text:span><text:change-end text:change-id="ct49516880"/><text:change-start text:change-id="ct50978016"/><text:span text:style-name="T8">Welche Testszenarien haben Sie für die 100% Zustandsüberdeckung Ihres Modells definiert und wie sind die Testergebnisse.</text:span><text:change-end text:change-id="ct50978016"/><text:change-start text:change-id="ct51033520"/></text:p>
      <text:list xml:id="list133450465149611" text:continue-numbering="true" text:style-name="WWNum15">
        <text:list-item>
          <text:list>
            <text:list-item>
              <text:h text:style-name="P35" text:outline-level="2"><text:change-end text:change-id="ct51033520"/>Abnahmetest<text:bookmark-end text:name="_Toc335557015"/></text:h>
            </text:list-item>
          </text:list>
        </text:list-item>
      </text:list>
      <text:p text:style-name="P56"><text:span text:style-name="T1">Leiten sie die Abnahmebedingungen aus den Kunden-Anforderungen her. Dokumentieren sie hier, welche Schritte für die Abnahme erforderlich sind und welches Ergebnis jeweils erwartet wird (Test Cases).</text:span></text:p>
      <text:list xml:id="list133450180766174" text:continue-numbering="true" text:style-name="WWNum15">
        <text:list-item>
          <text:list>
            <text:list-item>
              <text:h text:style-name="P35" text:outline-level="2"><text:bookmark text:name="_TOC3813"/><text:bookmark-start text:name="_Toc335557016"/><text:bookmark text:name="_TOC3948"/>Testprotokolle und Auswertungen<text:bookmark-end text:name="_Toc335557016"/></text:h>
            </text:list-item>
          </text:list>
        </text:list-item>
      </text:list>
      <text:p text:style-name="P56"><text:span text:style-name="T1">Hier fügen sie die Test Protokolle bei, auch wenn Fehler bereits beseitigt worden sind, ist es schön zu wissen, welche Fehler einst aufgetaucht sind. Eventuelle Anmerkung zur Fehlerbehandlung kann für weitere Entwicklungen hilfreich sein.</text:span></text:p>
      <text:p text:style-name="P56"><text:span text:style-name="T1">Das letzte Testprotokoll ist das Abnahmeprotokoll, das bei der abschließenden Vorführung erstellt wird. Es enthält eine Auflistung der erfolgreich vorgeführten Funktionen des Systems sowie eine Mängelliste mit Erklärungen der Ursachen der Fehlfunktionen und <text:s/>Vorschlägen zur Abhilfe</text:span></text:p>
      <text:list xml:id="list133450736008681" text:continue-numbering="true" text:style-name="WWNum15">
        <text:list-item>
          <text:h text:style-name="P34" text:outline-level="1"><text:bookmark text:name="_TOC4506"/><text:bookmark-start text:name="_Toc335557017"/><text:bookmark text:name="_TOC4768"/>Lessons Learned<text:bookmark-end text:name="_Toc335557017"/></text:h>
        </text:list-item>
      </text:list>
      <text:p text:style-name="P56"><text:span text:style-name="T1">Führen sie ein Teammeeting durch in dem gesammelt wird, was gut gelaufen war, was schlecht gelaufen war und was man im nächsten Projekt (z.B. im PO) besser machen will. Listen sie für die Aspekte jeweils mindestens drei Punkte auf. Weitere Erfahrungen und Erkenntnisse können hier ebenso kommentiert werden, auch Anregungen für die Weiterentwicklung des Praktikums.</text:span></text:p>
      <text:list xml:id="list133450984730923" text:continue-numbering="true" text:style-name="WWNum15">
        <text:list-item>
          <text:h text:style-name="P34" text:outline-level="1"><text:bookmark text:name="_TOC4952"/><text:bookmark-start text:name="_Toc335557018"/><text:soft-page-break/>Anhang<text:bookmark-end text:name="_Toc335557018"/></text:h>
          <text:list>
            <text:list-item>
              <text:h text:style-name="P35" text:outline-level="2"><text:bookmark-start text:name="_Toc335557019"/>Glossar<text:bookmark-end text:name="_Toc335557019"/></text:h>
            </text:list-item>
          </text:list>
        </text:list-item>
      </text:list>
      <text:p text:style-name="P56"><text:span text:style-name="T1">Eindeutige Begriffserklärungen</text:span></text:p>
      <text:list xml:id="list133450344855036" text:continue-numbering="true" text:style-name="WWNum15">
        <text:list-item>
          <text:list>
            <text:list-item>
              <text:h text:style-name="P35" text:outline-level="2"><text:bookmark text:name="_TOC4995"/><text:bookmark-start text:name="_Toc335557020"/>Abkürzungen<text:bookmark-end text:name="_Toc335557020"/></text:h>
            </text:list-item>
          </text:list>
        </text:list-item>
      </text:list>
      <text:p text:style-name="P56"><text:span text:style-name="T1">Listen sie alle Abkürzungen auf, die sie in diesem Dokument benutzt hab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OpenSymbol1" svg:font-family="OpenSymbol, 'Times New Roman'"/>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Times New Roman Bold Italic" svg:font-family="'Times New Roman Bold Italic'" style:font-family-generic="roman" style:font-pitch="variable"/>
    <style:font-face style:name="Times New Roman Italic" svg:font-family="'Times New Roman Italic'"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ヒラギノ角ゴ Pro W3" svg:font-family="'ヒラギノ角ゴ Pro W3'"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1pt" fo:language="de" fo:country="DE" style:letter-kerning="true" style:font-name-asian="Times New Roman1" style:font-size-asian="10pt" style:language-asian="zh" style:country-asian="CN" style:font-name-complex="Times New Roman1" style:font-size-complex="10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page"/>
      <style:text-properties style:use-window-font-color="true" style:font-name="Times New Roman" fo:font-size="11pt" fo:language="de" fo:country="DE" style:letter-kerning="true" style:font-name-asian="Times New Roman1"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Cambria" fo:font-family="Cambria" style:font-family-generic="roman" style:font-pitch="variable" fo:font-size="11pt" style:font-name-asian="MS Mincho" style:font-family-asian="'MS Mincho'" style:font-family-generic-asian="system" style:font-pitch-asian="variable" style:font-size-asian="11pt" style:language-asian="ja" style:country-asian="JP"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class="text">
      <style:paragraph-properties fo:margin-top="0.3335in" fo:margin-bottom="0.0835in" loext:contextual-spacing="false" fo:keep-together="always" fo:keep-with-next="always"/>
      <style:text-properties fo:color="#365f91" style:font-name="Calibri" fo:font-family="Calibri" style:font-family-generic="roman" style:font-pitch="variable" fo:font-size="14pt" fo:font-weight="bold" style:font-name-asian="MS Gothic" style:font-family-asian="'MS Gothic'" style:font-family-generic-asian="system" style:font-pitch-asian="variable" style:font-size-asian="14pt" style:font-weight-asian="bold" style:font-size-complex="14pt" style:font-weight-complex="bold"/>
    </style:style>
    <style:style style:name="Heading_20_2" style:display-name="Heading 2" style:family="paragraph" style:parent-style-name="Standard" style:default-outline-level="2" style:class="text">
      <style:paragraph-properties fo:margin-top="0.139in" fo:margin-bottom="0.0835in" loext:contextual-spacing="false" fo:keep-together="always" fo:keep-with-next="always"/>
      <style:text-properties fo:color="#4f81bd" style:font-name="Calibri" fo:font-family="Calibri" style:font-family-generic="roman" style:font-pitch="variable" fo:font-size="13pt" fo:font-weight="bold" style:font-name-asian="MS Gothic" style:font-family-asian="'MS Gothic'" style:font-family-generic-asian="system" style:font-pitch-asian="variable" style:font-size-asian="13pt" style:font-weight-asian="bold" style:font-size-complex="13pt" style:font-weight-complex="bold"/>
    </style:style>
    <style:style style:name="Heading_20_3" style:display-name="Heading 3" style:family="paragraph" style:parent-style-name="Standard" style:default-outline-level="3" style:class="text">
      <style:paragraph-properties fo:margin-top="0.139in" fo:margin-bottom="0.139in" loext:contextual-spacing="false" fo:keep-together="always" fo:keep-with-next="always"/>
      <style:text-properties fo:color="#4f81bd" style:font-name="Calibri" fo:font-family="Calibri" style:font-family-generic="roman" style:font-pitch="variable" fo:font-weight="bold" style:font-name-asian="MS Gothic" style:font-family-asian="'MS Gothic'" style:font-family-generic-asian="system" style:font-pitch-asian="variable" style:font-weight-asian="bold" style:font-weight-complex="bold"/>
    </style:style>
    <style:style style:name="Heading_20_4" style:display-name="Heading 4" style:family="paragraph" style:parent-style-name="Standard" style:default-outline-level="4" style:class="text">
      <style:paragraph-properties fo:margin-top="0.139in" fo:margin-bottom="0.139in" loext:contextual-spacing="false" fo:keep-together="always" fo:keep-with-next="always"/>
      <style:text-properties fo:color="#4f81bd" style:font-name="Calibri" fo:font-family="Calibri" style:font-family-generic="roman" style:font-pitch="variable" fo:font-style="italic" fo:font-weight="bold" style:font-name-asian="MS Gothic" style:font-family-asian="'MS Gothic'" style:font-family-generic-asian="system" style:font-pitch-asian="variable" style:font-style-asian="italic" style:font-weight-asian="bold" style:font-style-complex="italic" style:font-weight-complex="bold"/>
    </style:style>
    <style:style style:name="Heading_20_5" style:display-name="Heading 5" style:family="paragraph" style:parent-style-name="Standard" style:default-outline-level="5" style:class="text">
      <style:paragraph-properties fo:margin-top="0.139in" fo:margin-bottom="0.139in" loext:contextual-spacing="false" fo:keep-together="always" fo:keep-with-next="always"/>
      <style:text-properties fo:color="#243f60" style:font-name="Calibri" fo:font-family="Calibri" style:font-family-generic="roman" style:font-pitch="variable" style:font-name-asian="MS Gothic" style:font-family-asian="'MS Gothic'" style:font-family-generic-asian="system" style:font-pitch-asian="variable"/>
    </style:style>
    <style:style style:name="Heading_20_6" style:display-name="Heading 6" style:family="paragraph" style:parent-style-name="Standard" style:default-outline-level="6" style:class="text">
      <style:paragraph-properties fo:margin-top="0.139in" fo:margin-bottom="0.139in" loext:contextual-spacing="false" fo:keep-together="always" fo:keep-with-next="always"/>
      <style:text-properties fo:color="#243f60" style:font-name="Calibri" fo:font-family="Calibri" style:font-family-generic="roman" style:font-pitch="variable" fo:font-style="italic" style:font-name-asian="MS Gothic" style:font-family-asian="'MS Gothic'" style:font-family-generic-asian="system" style:font-pitch-asian="variable" style:font-style-asian="italic" style:font-style-complex="italic"/>
    </style:style>
    <style:style style:name="Heading_20_7" style:display-name="Heading 7" style:family="paragraph" style:parent-style-name="Standard" style:default-outline-level="7" style:class="text">
      <style:paragraph-properties fo:margin-top="0.139in" fo:margin-bottom="0.139in" loext:contextual-spacing="false" fo:keep-together="always" fo:keep-with-next="always"/>
      <style:text-properties fo:color="#404040" style:font-name="Calibri" fo:font-family="Calibri" style:font-family-generic="roman" style:font-pitch="variable" fo:font-style="italic" style:font-name-asian="MS Gothic" style:font-family-asian="'MS Gothic'" style:font-family-generic-asian="system" style:font-pitch-asian="variable" style:font-style-asian="italic" style:font-style-complex="italic"/>
    </style:style>
    <style:style style:name="Heading_20_8" style:display-name="Heading 8" style:family="paragraph" style:parent-style-name="Standard" style:default-outline-level="8" style:class="text">
      <style:paragraph-properties fo:margin-top="0.139in" fo:margin-bottom="0.139in" loext:contextual-spacing="false" fo:keep-together="always" fo:keep-with-next="always"/>
      <style:text-properties fo:color="#404040" style:font-name="Calibri" fo:font-family="Calibri" style:font-family-generic="roman" style:font-pitch="variable" fo:font-size="10pt" style:font-name-asian="MS Gothic" style:font-family-asian="'MS Gothic'" style:font-family-generic-asian="system" style:font-pitch-asian="variable" style:font-size-asian="10pt" style:font-size-complex="10pt"/>
    </style:style>
    <style:style style:name="Heading_20_9" style:display-name="Heading 9" style:family="paragraph" style:parent-style-name="Standard" style:default-outline-level="9" style:class="text">
      <style:paragraph-properties fo:margin-top="0.139in" fo:margin-bottom="0.139in" loext:contextual-spacing="false" fo:keep-together="always" fo:keep-with-next="always"/>
      <style:text-properties fo:color="#404040" style:font-name="Calibri" fo:font-family="Calibri" style:font-family-generic="roman" style:font-pitch="variable" fo:font-size="10pt" fo:font-style="italic" style:font-name-asian="MS Gothic" style:font-family-asian="'MS Gothic'" style:font-family-generic-asian="system" style:font-pitch-asian="variable" style:font-size-asian="10pt" style:font-style-asian="italic" style:font-size-complex="10pt" style:font-style-complex="italic"/>
    </style:style>
    <style:style style:name="Kopf-_20_und_20_Fusszeilen" style:display-name="Kopf- und Fusszeilen" style:family="paragraph" style:default-outline-level="">
      <style:paragraph-properties fo:text-align="start" style:justify-single-word="false" fo:orphans="2" fo:widows="2" style:writing-mode="lr-tb">
        <style:tab-stops>
          <style:tab-stop style:position="6.689in" style:type="right"/>
        </style:tab-stops>
      </style:paragraph-properties>
      <style:text-properties fo:color="#000000" style:font-name="Helvetica" fo:font-family="Helvetica" style:font-family-generic="roman" style:font-pitch="variable" style:font-name-asian="ヒラギノ角ゴ Pro W3" style:font-family-asian="'ヒラギノ角ゴ Pro W3'" style:font-family-generic-asian="system" style:font-pitch-asian="variable" style:language-asian="de" style:country-asian="DE"/>
    </style:style>
    <style:style style:name="Template" style:family="paragraph" style:default-outline-level="">
      <style:paragraph-properties fo:margin-top="0in" fo:margin-bottom="0.0835in" loext:contextual-spacing="false" fo:text-align="justify" style:justify-single-word="false" fo:orphans="0" fo:widows="0" fo:hyphenation-ladder-count="no-limit" style:writing-mode="lr-tb"/>
      <style:text-properties fo:color="#ff0000" style:font-name="Times New Roman Italic" fo:font-family="'Times New Roman Italic'" style:font-family-generic="roman" style:font-pitch="variable" fo:font-size="12pt" fo:language="en" fo:country="US" style:letter-kerning="true" style:font-name-asian="ヒラギノ角ゴ Pro W3" style:font-family-asian="'ヒラギノ角ゴ Pro W3'" style:font-family-generic-asian="system" style:font-pitch-asian="variable" style:font-size-asian="12pt" style:language-asian="de" style:country-asian="DE" fo:hyphenate="false" fo:hyphenation-remain-char-count="2" fo:hyphenation-push-char-count="2"/>
    </style:style>
    <style:style style:name="Liberation_20_Überschrift_20_Top_20_-_20_Schlicht" style:display-name="Liberation Überschrift Top - Schlicht" style:family="paragraph" style:default-outline-level="">
      <style:paragraph-properties fo:margin-top="0.1965in" fo:margin-bottom="0.1965in" loext:contextual-spacing="false" fo:text-align="start" style:justify-single-word="false" fo:orphans="0" fo:widows="0" fo:hyphenation-ladder-count="no-limit" style:writing-mode="lr-tb"/>
      <style:text-properties fo:color="#000000" style:font-name="Times New Roman Bold" fo:font-family="'Times New Roman Bold'" style:font-family-generic="roman" style:font-pitch="variable" fo:font-size="20pt" style:letter-kerning="true" style:font-name-asian="ヒラギノ角ゴ Pro W3" style:font-family-asian="'ヒラギノ角ゴ Pro W3'" style:font-family-generic-asian="system" style:font-pitch-asian="variable" style:font-size-asian="20pt" style:language-asian="de" style:country-asian="DE" fo:hyphenate="false" fo:hyphenation-remain-char-count="2" fo:hyphenation-push-char-count="2"/>
    </style:style>
    <style:style style:name="Liberation_20_Text_20_-_20_Schlicht" style:display-name="Liberation Text - Schlicht" style:family="paragraph" style:default-outline-level="">
      <style:paragraph-properties fo:text-align="start" style:justify-single-word="false" fo:orphans="0" fo:widows="0" fo:hyphenation-ladder-count="no-limit" style:writing-mode="lr-tb"/>
      <style:text-properties fo:color="#000000" fo:font-size="12pt" style:letter-kerning="true" style:font-name-asian="ヒラギノ角ゴ Pro W3" style:font-family-asian="'ヒラギノ角ゴ Pro W3'" style:font-family-generic-asian="system" style:font-pitch-asian="variable" style:font-size-asian="12pt" style:language-asian="de" style:country-asian="DE" fo:hyphenate="false" fo:hyphenation-remain-char-count="2" fo:hyphenation-push-char-count="2"/>
    </style:style>
    <style:style style:name="Liberation_20_Überschrift_20_3_2a__20_-_20_Schlicht" style:display-name="Liberation Überschrift 3* - Schlicht" style:family="paragraph" style:default-outline-level="5" style:list-style-name="">
      <style:paragraph-properties fo:margin-top="0.1665in" fo:margin-bottom="0.0835in" loext:contextual-spacing="false" fo:text-align="start" style:justify-single-word="false" fo:orphans="0" fo:widows="0" fo:hyphenation-ladder-count="no-limit" fo:keep-with-next="always" style:writing-mode="lr-tb"/>
      <style:text-properties fo:color="#000000" style:font-name="Times New Roman Bold" fo:font-family="'Times New Roman Bold'" style:font-family-generic="roman" style:font-pitch="variable" fo:font-size="12pt" style:letter-kerning="true" style:font-name-asian="ヒラギノ角ゴ Pro W3" style:font-family-asian="'ヒラギノ角ゴ Pro W3'" style:font-family-generic-asian="system" style:font-pitch-asian="variable" style:font-size-asian="12pt" style:language-asian="de" style:country-asian="DE" fo:hyphenate="false" fo:hyphenation-remain-char-count="2" fo:hyphenation-push-char-count="2"/>
    </style:style>
    <style:style style:name="Tabellenraster1" style:family="paragraph" style:default-outline-level="">
      <style:paragraph-properties fo:text-align="start" style:justify-single-word="false" fo:orphans="2" fo:widows="2" style:writing-mode="lr-tb"/>
      <style:text-properties fo:color="#000000" style:font-name="Lucida Grande" fo:font-family="'Lucida Grande'" style:font-family-generic="roman" style:font-pitch="variable" fo:font-size="11pt" style:font-name-asian="ヒラギノ角ゴ Pro W3" style:font-family-asian="'ヒラギノ角ゴ Pro W3'" style:font-family-generic-asian="system" style:font-pitch-asian="variable" style:font-size-asian="11pt" style:language-asian="de" style:country-asian="DE"/>
    </style:style>
    <style:style style:name="Freie_20_Form" style:display-name="Freie Form" style:family="paragraph" style:default-outline-level="">
      <style:paragraph-properties fo:text-align="start" style:justify-single-word="false" fo:orphans="2" fo:widows="2" style:writing-mode="lr-tb"/>
      <style:text-properties fo:color="#000000" style:font-name="Helvetica" fo:font-family="Helvetica" style:font-family-generic="roman" style:font-pitch="variable" fo:font-size="12pt" style:font-name-asian="ヒラギノ角ゴ Pro W3" style:font-family-asian="'ヒラギノ角ゴ Pro W3'" style:font-family-generic-asian="system" style:font-pitch-asian="variable" style:font-size-asian="12pt" style:language-asian="de" style:country-asian="DE"/>
    </style:style>
    <style:style style:name="Inhaltsverzeichnisüberschrift1" style:family="paragraph" style:default-outline-level="">
      <style:paragraph-properties fo:margin-top="0.3335in" fo:margin-bottom="0.139in" loext:contextual-spacing="false" fo:line-height="115%" fo:text-align="start" style:justify-single-word="false" fo:keep-together="always" fo:orphans="2" fo:widows="2" fo:keep-with-next="always" style:writing-mode="lr-tb"/>
      <style:text-properties fo:color="#234d7f" style:font-name="Lucida Grande" fo:font-family="'Lucida Grande'" style:font-family-generic="roman" style:font-pitch="variable" fo:font-size="14pt" fo:font-weight="bold" style:font-name-asian="ヒラギノ角ゴ Pro W3" style:font-family-asian="'ヒラギノ角ゴ Pro W3'" style:font-family-generic-asian="system" style:font-pitch-asian="variable" style:font-size-asian="14pt" style:language-asian="de" style:country-asian="DE" style:font-weight-asian="bold"/>
    </style:style>
    <style:style style:name="Verzeichnis_20_12" style:display-name="Verzeichnis 12" style:family="paragraph" style:default-outline-level="1" style:list-style-name="">
      <style:paragraph-properties fo:margin-left="0.4925in" fo:margin-right="0in" fo:margin-top="0.1665in" fo:margin-bottom="0.139in" loext:contextual-spacing="false" fo:text-align="start" style:justify-single-word="false" fo:orphans="2" fo:widows="2" fo:text-indent="0in" style:auto-text-indent="false" style:writing-mode="lr-tb">
        <style:tab-stops>
          <style:tab-stop style:position="6.689in" style:type="right"/>
        </style:tab-stops>
      </style:paragraph-properties>
      <style:text-properties fo:color="#000000" style:font-name="Helvetica" fo:font-family="Helvetica" style:font-family-generic="roman" style:font-pitch="variable" fo:font-size="12pt" fo:font-style="italic" fo:font-weight="bold" style:font-name-asian="ヒラギノ角ゴ Pro W3" style:font-family-asian="'ヒラギノ角ゴ Pro W3'" style:font-family-generic-asian="system" style:font-pitch-asian="variable" style:font-size-asian="12pt" style:language-asian="de" style:country-asian="DE" style:font-style-asian="italic" style:font-weight-asian="bold"/>
    </style:style>
    <style:style style:name="Verzeichnis_20_21" style:display-name="Verzeichnis 21" style:family="paragraph" style:default-outline-level="">
      <style:paragraph-properties>
        <style:tab-stops>
          <style:tab-stop style:position="0.611in"/>
          <style:tab-stop style:position="6.2819in" style:type="right" style:leader-style="dotted" style:leader-text="."/>
        </style:tab-stops>
      </style:paragraph-properties>
    </style:style>
    <style:style style:name="Verzeichnis_20_22" style:display-name="Verzeichnis 22" style:family="paragraph" style:default-outline-level="1" style:list-style-name="">
      <style:paragraph-properties fo:margin-left="0.1665in" fo:margin-right="0in" fo:margin-top="0in" fo:margin-bottom="0.0693in" loext:contextual-spacing="false" fo:text-align="start" style:justify-single-word="false" fo:orphans="0" fo:widows="0" fo:hyphenation-ladder-count="no-limit" fo:text-indent="0in" style:auto-text-indent="false" style:writing-mode="lr-tb">
        <style:tab-stops>
          <style:tab-stop style:position="6.289in" style:type="right" style:leader-style="dotted" style:leader-text="."/>
        </style:tab-stops>
      </style:paragraph-properties>
      <style:text-properties fo:color="#000000" fo:font-size="12pt" style:letter-kerning="true" style:font-name-asian="ヒラギノ角ゴ Pro W3" style:font-family-asian="'ヒラギノ角ゴ Pro W3'" style:font-family-generic-asian="system" style:font-pitch-asian="variable" style:font-size-asian="12pt" style:language-asian="de" style:country-asian="DE" fo:hyphenate="false" fo:hyphenation-remain-char-count="2" fo:hyphenation-push-char-count="2"/>
    </style:style>
    <style:style style:name="Verzeichnis_20_31" style:display-name="Verzeichnis 31" style:family="paragraph" style:default-outline-level="1" style:list-style-name="">
      <style:paragraph-properties fo:margin-left="0.2953in" fo:margin-right="0in" fo:margin-top="0.1665in" fo:margin-bottom="0.0417in" loext:contextual-spacing="false" fo:text-align="start" style:justify-single-word="false" fo:orphans="2" fo:widows="2" fo:text-indent="0in" style:auto-text-indent="false" style:writing-mode="lr-tb">
        <style:tab-stops>
          <style:tab-stop style:position="6.689in" style:type="right"/>
        </style:tab-stops>
      </style:paragraph-properties>
      <style:text-properties fo:color="#000000" style:font-name="Helvetica" fo:font-family="Helvetica" style:font-family-generic="roman" style:font-pitch="variable" fo:font-size="14pt" fo:font-weight="bold" style:font-name-asian="ヒラギノ角ゴ Pro W3" style:font-family-asian="'ヒラギノ角ゴ Pro W3'" style:font-family-generic-asian="system" style:font-pitch-asian="variable" style:font-size-asian="14pt" style:language-asian="de" style:country-asian="DE" style:font-weight-asian="bold"/>
    </style:style>
    <style:style style:name="Verzeichnis_20_41" style:display-name="Verzeichnis 41" style:family="paragraph" style:parent-style-name="Standard" style:default-outline-level="1" style:list-style-name="">
      <style:paragraph-properties fo:margin-top="0in" fo:margin-bottom="0.0693in" loext:contextual-spacing="false">
        <style:tab-stops>
          <style:tab-stop style:position="6.2819in" style:type="right" style:leader-style="dotted" style:leader-text="."/>
        </style:tab-stops>
      </style:paragraph-properties>
      <style:text-properties style:language-asian="de" style:country-asian="DE" style:font-size-complex="10pt"/>
    </style:style>
    <style:style style:name="Verzeichnis_20_51" style:display-name="Verzeichnis 51" style:family="paragraph" style:default-outline-level="1" style:list-style-name="">
      <style:paragraph-properties fo:margin-top="0.1665in" fo:margin-bottom="0.0417in" loext:contextual-spacing="false" fo:text-align="start" style:justify-single-word="false" fo:orphans="2" fo:widows="2" style:writing-mode="lr-tb">
        <style:tab-stops>
          <style:tab-stop style:position="6.689in" style:type="right"/>
        </style:tab-stops>
      </style:paragraph-properties>
      <style:text-properties fo:color="#000000" style:font-name="Helvetica" fo:font-family="Helvetica" style:font-family-generic="roman" style:font-pitch="variable" fo:font-size="18pt" fo:font-weight="bold" style:font-name-asian="ヒラギノ角ゴ Pro W3" style:font-family-asian="'ヒラギノ角ゴ Pro W3'" style:font-family-generic-asian="system" style:font-pitch-asian="variable" style:font-size-asian="18pt" style:language-asian="de" style:country-asian="DE" style:font-weight-asian="bold"/>
    </style:style>
    <style:style style:name="Titel1" style:family="paragraph" style:next-style-name="Text" style:default-outline-level="1" style:list-style-name="">
      <style:paragraph-properties fo:text-align="start" style:justify-single-word="false" fo:orphans="2" fo:widows="2" fo:keep-with-next="always" style:writing-mode="lr-tb"/>
      <style:text-properties fo:color="#000000" style:font-name="Helvetica" fo:font-family="Helvetica" style:font-family-generic="roman" style:font-pitch="variable" fo:font-size="28pt" fo:font-weight="bold" style:font-name-asian="ヒラギノ角ゴ Pro W3" style:font-family-asian="'ヒラギノ角ゴ Pro W3'" style:font-family-generic-asian="system" style:font-pitch-asian="variable" style:font-size-asian="28pt" style:language-asian="de" style:country-asian="DE" style:font-weight-asian="bold"/>
    </style:style>
    <style:style style:name="Text" style:family="paragraph" style:parent-style-name="Caption" style:default-outline-level="" style:class="extra">
      <style:paragraph-properties fo:text-align="start" style:justify-single-word="false" fo:orphans="2" fo:widows="2" style:writing-mode="lr-tb"/>
      <style:text-properties fo:color="#000000" style:font-name="Helvetica" fo:font-family="Helvetica" style:font-family-generic="roman" style:font-pitch="variable" fo:font-size="12pt" style:font-name-asian="ヒラギノ角ゴ Pro W3" style:font-family-asian="'ヒラギノ角ゴ Pro W3'" style:font-family-generic-asian="system" style:font-pitch-asian="variable" style:font-size-asian="12pt" style:language-asian="de" style:country-asian="DE"/>
    </style:style>
    <style:style style:name="Überschrift_20_41" style:display-name="Überschrift 41" style:family="paragraph" style:next-style-name="Text" style:default-outline-level="4" style:list-style-name="">
      <style:paragraph-properties fo:text-align="start" style:justify-single-word="false" fo:orphans="2" fo:widows="2" fo:keep-with-next="always" style:writing-mode="lr-tb"/>
      <style:text-properties fo:color="#000000" style:font-name="Helvetica" fo:font-family="Helvetica" style:font-family-generic="roman" style:font-pitch="variable" fo:font-size="12pt" fo:font-weight="bold" style:font-name-asian="ヒラギノ角ゴ Pro W3" style:font-family-asian="'ヒラギノ角ゴ Pro W3'" style:font-family-generic-asian="system" style:font-pitch-asian="variable" style:font-size-asian="12pt" style:language-asian="de" style:country-asian="DE" style:font-weight-asian="bold"/>
    </style:style>
    <style:style style:name="Überschrift_20_31" style:display-name="Überschrift 31" style:family="paragraph" style:next-style-name="Text" style:default-outline-level="3" style:list-style-name="">
      <style:paragraph-properties fo:text-align="start" style:justify-single-word="false" fo:orphans="2" fo:widows="2" fo:keep-with-next="always" style:writing-mode="lr-tb"/>
      <style:text-properties fo:color="#000000" style:font-name="Helvetica" fo:font-family="Helvetica" style:font-family-generic="roman" style:font-pitch="variable" fo:font-size="12pt" fo:font-weight="bold" style:font-name-asian="ヒラギノ角ゴ Pro W3" style:font-family-asian="'ヒラギノ角ゴ Pro W3'" style:font-family-generic-asian="system" style:font-pitch-asian="variable" style:font-size-asian="12pt" style:language-asian="de" style:country-asian="DE" style:font-weight-asian="bold"/>
    </style:style>
    <style:style style:name="Überschrift_20_91" style:display-name="Überschrift 91" style:family="paragraph" style:next-style-name="Text" style:default-outline-level="9" style:list-style-name="">
      <style:paragraph-properties fo:text-align="start" style:justify-single-word="false" fo:orphans="2" fo:widows="2" fo:keep-with-next="always" style:writing-mode="lr-tb"/>
      <style:text-properties fo:color="#000000" style:font-name="Helvetica" fo:font-family="Helvetica" style:font-family-generic="roman" style:font-pitch="variable" fo:font-size="12pt" fo:font-weight="bold" style:font-name-asian="ヒラギノ角ゴ Pro W3" style:font-family-asian="'ヒラギノ角ゴ Pro W3'" style:font-family-generic-asian="system" style:font-pitch-asian="variable" style:font-size-asian="12pt" style:language-asian="de" style:country-asian="DE" style:font-weight-asian="bold"/>
    </style:style>
    <style:style style:name="Überschrift_20_81" style:display-name="Überschrift 81" style:family="paragraph" style:next-style-name="Text" style:default-outline-level="8" style:list-style-name="">
      <style:paragraph-properties fo:text-align="start" style:justify-single-word="false" fo:orphans="2" fo:widows="2" fo:keep-with-next="always" style:writing-mode="lr-tb"/>
      <style:text-properties fo:color="#000000" style:font-name="Helvetica" fo:font-family="Helvetica" style:font-family-generic="roman" style:font-pitch="variable" fo:font-size="12pt" fo:font-weight="bold" style:font-name-asian="ヒラギノ角ゴ Pro W3" style:font-family-asian="'ヒラギノ角ゴ Pro W3'" style:font-family-generic-asian="system" style:font-pitch-asian="variable" style:font-size-asian="12pt" style:language-asian="de" style:country-asian="DE" style:font-weight-asian="bold"/>
    </style:style>
    <style:style style:name="Überschrift_20_21" style:display-name="Überschrift 21" style:family="paragraph" style:next-style-name="Text" style:default-outline-level="2" style:list-style-name="">
      <style:paragraph-properties fo:text-align="start" style:justify-single-word="false" fo:orphans="2" fo:widows="2" fo:keep-with-next="always" style:writing-mode="lr-tb"/>
      <style:text-properties fo:color="#000000" style:font-name="Helvetica" fo:font-family="Helvetica" style:font-family-generic="roman" style:font-pitch="variable" fo:font-size="12pt" fo:font-weight="bold" style:font-name-asian="ヒラギノ角ゴ Pro W3" style:font-family-asian="'ヒラギノ角ゴ Pro W3'" style:font-family-generic-asian="system" style:font-pitch-asian="variable" style:font-size-asian="12pt" style:language-asian="de" style:country-asian="DE" style:font-weight-asian="bold"/>
    </style:style>
    <style:style style:name="Überschrift_20_61" style:display-name="Überschrift 61" style:family="paragraph" style:next-style-name="Text" style:default-outline-level="6" style:list-style-name="">
      <style:paragraph-properties fo:text-align="start" style:justify-single-word="false" fo:orphans="2" fo:widows="2" fo:keep-with-next="always" style:writing-mode="lr-tb"/>
      <style:text-properties fo:color="#000000" style:font-name="Helvetica" fo:font-family="Helvetica" style:font-family-generic="roman" style:font-pitch="variable" fo:font-size="12pt" fo:font-weight="bold" style:font-name-asian="ヒラギノ角ゴ Pro W3" style:font-family-asian="'ヒラギノ角ゴ Pro W3'" style:font-family-generic-asian="system" style:font-pitch-asian="variable" style:font-size-asian="12pt" style:language-asian="de" style:country-asian="DE" style:font-weight-asian="bold"/>
    </style:style>
    <style:style style:name="Überschrift_20_71" style:display-name="Überschrift 71" style:family="paragraph" style:next-style-name="Text" style:default-outline-level="7" style:list-style-name="">
      <style:paragraph-properties fo:text-align="start" style:justify-single-word="false" fo:orphans="2" fo:widows="2" fo:keep-with-next="always" style:writing-mode="lr-tb"/>
      <style:text-properties fo:color="#000000" style:font-name="Helvetica" fo:font-family="Helvetica" style:font-family-generic="roman" style:font-pitch="variable" fo:font-size="12pt" fo:font-weight="bold" style:font-name-asian="ヒラギノ角ゴ Pro W3" style:font-family-asian="'ヒラギノ角ゴ Pro W3'" style:font-family-generic-asian="system" style:font-pitch-asian="variable" style:font-size-asian="12pt" style:language-asian="de" style:country-asian="DE" style:font-weight-asian="bold"/>
    </style:style>
    <style:style style:name="Überschrift_20_51" style:display-name="Überschrift 51" style:family="paragraph" style:next-style-name="Text" style:default-outline-level="5" style:list-style-name="">
      <style:paragraph-properties fo:text-align="start" style:justify-single-word="false" fo:orphans="2" fo:widows="2" fo:keep-with-next="always" style:writing-mode="lr-tb"/>
      <style:text-properties fo:color="#000000" style:font-name="Helvetica" fo:font-family="Helvetica" style:font-family-generic="roman" style:font-pitch="variable" fo:font-size="12pt" fo:font-weight="bold" style:font-name-asian="ヒラギノ角ゴ Pro W3" style:font-family-asian="'ヒラギノ角ゴ Pro W3'" style:font-family-generic-asian="system" style:font-pitch-asian="variable" style:font-size-asian="12pt" style:language-asian="de" style:country-asian="DE" style:font-weight-asian="bold"/>
    </style:style>
    <style:style style:name="Überschrift_20_22" style:display-name="Überschrift 22" style:family="paragraph" style:default-outline-level="2" style:list-style-name="">
      <style:paragraph-properties fo:margin-top="0.3335in" fo:margin-bottom="0.139in" loext:contextual-spacing="false" fo:text-align="start" style:justify-single-word="false" fo:keep-together="always" fo:orphans="0" fo:widows="0" fo:hyphenation-ladder-count="no-limit" fo:keep-with-next="always" style:writing-mode="lr-tb"/>
      <style:text-properties fo:color="#234d7f" style:font-name="Lucida Grande" fo:font-family="'Lucida Grande'" style:font-family-generic="roman" style:font-pitch="variable" fo:font-size="14pt" fo:language="en" fo:country="US" fo:font-weight="bold" style:letter-kerning="true" style:font-name-asian="ヒラギノ角ゴ Pro W3" style:font-family-asian="'ヒラギノ角ゴ Pro W3'" style:font-family-generic-asian="system" style:font-pitch-asian="variable" style:font-size-asian="14pt" style:language-asian="de" style:country-asian="DE" style:font-weight-asian="bold" fo:hyphenate="false" fo:hyphenation-remain-char-count="2" fo:hyphenation-push-char-count="2"/>
    </style:style>
    <style:style style:name="Listenabsatz1" style:family="paragraph" style:default-outline-level="">
      <style:paragraph-properties fo:margin-left="0.5in" fo:margin-right="0in" fo:text-align="start" style:justify-single-word="false" fo:orphans="0" fo:widows="0" fo:hyphenation-ladder-count="no-limit" fo:text-indent="0in" style:auto-text-indent="false" style:writing-mode="lr-tb"/>
      <style:text-properties fo:color="#000000" fo:font-size="12pt" style:letter-kerning="true" style:font-name-asian="ヒラギノ角ゴ Pro W3" style:font-family-asian="'ヒラギノ角ゴ Pro W3'" style:font-family-generic-asian="system" style:font-pitch-asian="variable" style:font-size-asian="12pt" style:language-asian="de" style:country-asian="DE" fo:hyphenate="false" fo:hyphenation-remain-char-count="2" fo:hyphenation-push-char-count="2"/>
    </style:style>
    <style:style style:name="TOC_20_Heading" style:display-name="TOC Heading" style:family="paragraph" style:parent-style-name="Heading_20_1" style:default-outline-level="" style:list-style-name=""/>
    <style:style style:name="Contents_20_1" style:display-name="Contents 1" style:family="paragraph" style:paren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auto-update="true" style:default-outline-level="" style:class="index">
      <style:paragraph-properties fo:margin-left="0.166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Contents_20_3" style:display-name="Contents 3" style:family="paragraph" style:parent-style-name="Standard" style:auto-update="true" style:default-outline-level="" style:class="index">
      <style:paragraph-properties fo:margin-left="0.3055in" fo:margin-right="0in" fo:text-indent="0in" style:auto-text-indent="false"/>
    </style:style>
    <style:style style:name="annotation_20_text" style:display-name="annotation text" style:family="paragraph" style:parent-style-name="Standard" style:default-outline-level="">
      <style:text-properties fo:font-size="12pt" style:font-size-asian="12pt" style:font-size-complex="12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Document_20_Map" style:display-name="Document Map" style:family="paragraph" style:parent-style-name="Standard" style:default-outline-level="">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Absatzstandardschriftart" style:family="text"/>
    <style:style style:name="Überschrift_20_3_20_Zeichen" style:display-name="Überschrift 3 Zeichen" style:family="text">
      <style:text-properties fo:color="#4f81bd" style:font-name="Calibri" fo:font-family="Calibri" style:font-family-generic="roman" style:font-pitch="variable" fo:font-size="12pt" fo:font-weight="bold" style:letter-kerning="true" style:font-name-asian="MS Gothic" style:font-family-asian="'MS Gothic'"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font-weight-complex="bold"/>
    </style:style>
    <style:style style:name="Überschrift_20_1_20_Zeichen" style:display-name="Überschrift 1 Zeichen" style:family="text">
      <style:text-properties fo:color="#365f91" style:font-name="Calibri" fo:font-family="Calibri" style:font-family-generic="roman" style:font-pitch="variable" fo:font-size="14pt" fo:font-weight="bold" style:font-name-asian="MS Gothic" style:font-family-asian="'MS Gothic'" style:font-family-generic-asian="system" style:font-pitch-asian="variable" style:font-size-asian="14pt" style:font-weight-asian="bold" style:font-size-complex="14pt" style:font-weight-complex="bold"/>
    </style:style>
    <style:style style:name="Überschrift_20_2_20_Zeichen" style:display-name="Überschrift 2 Zeichen" style:family="text">
      <style:text-properties fo:color="#4f81bd" style:font-name="Calibri" fo:font-family="Calibri" style:font-family-generic="roman" style:font-pitch="variable" fo:font-size="13pt" fo:font-weight="bold" style:font-name-asian="MS Gothic" style:font-family-asian="'MS Gothic'" style:font-family-generic-asian="system" style:font-pitch-asian="variable" style:font-size-asian="13pt" style:font-weight-asian="bold" style:font-size-complex="13pt" style:font-weight-complex="bold"/>
    </style:style>
    <style:style style:name="Internet_20_link" style:display-name="Internet link" style:family="text">
      <style:text-properties fo:color="#0000ff" style:text-underline-style="solid" style:text-underline-width="auto" style:text-underline-color="font-color"/>
    </style:style>
    <style:style style:name="Sprechblasentext_20_Zeichen" style:display-name="Sprechblasentext Zeichen" style:family="text">
      <style:text-properties fo:color="#000000" style:font-name="Tahoma" fo:font-family="Tahoma" style:font-family-generic="roman" style:font-pitch="variable" fo:font-size="8pt" style:letter-kerning="true" style:font-name-asian="ヒラギノ角ゴ Pro W3" style:font-family-asian="'ヒラギノ角ゴ Pro W3'"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Überschrift_20_4_20_Zeichen" style:display-name="Überschrift 4 Zeichen" style:family="text">
      <style:text-properties fo:color="#4f81bd" style:font-name="Calibri" fo:font-family="Calibri" style:font-family-generic="roman" style:font-pitch="variable" fo:font-size="12pt" fo:font-style="italic" fo:font-weight="bold" style:letter-kerning="true" style:font-name-asian="MS Gothic" style:font-family-asian="'MS Gothic'"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2pt" style:font-style-complex="italic" style:font-weight-complex="bold"/>
    </style:style>
    <style:style style:name="Überschrift_20_5_20_Zeichen" style:display-name="Überschrift 5 Zeichen" style:family="text">
      <style:text-properties fo:color="#243f60" style:font-name="Calibri" fo:font-family="Calibri" style:font-family-generic="roman" style:font-pitch="variable" fo:font-size="12pt" style:letter-kerning="true" style:font-name-asian="MS Gothic" style:font-family-asian="'MS Gothic'"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Überschrift_20_6_20_Zeichen" style:display-name="Überschrift 6 Zeichen" style:family="text">
      <style:text-properties fo:color="#243f60" style:font-name="Calibri" fo:font-family="Calibri" style:font-family-generic="roman" style:font-pitch="variable" fo:font-size="12pt" fo:font-style="italic" style:letter-kerning="true" style:font-name-asian="MS Gothic" style:font-family-asian="'MS Gothic'"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2pt" style:font-style-complex="italic"/>
    </style:style>
    <style:style style:name="Überschrift_20_7_20_Zeichen" style:display-name="Überschrift 7 Zeichen" style:family="text">
      <style:text-properties fo:color="#404040" style:font-name="Calibri" fo:font-family="Calibri" style:font-family-generic="roman" style:font-pitch="variable" fo:font-size="12pt" fo:font-style="italic" style:letter-kerning="true" style:font-name-asian="MS Gothic" style:font-family-asian="'MS Gothic'"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2pt" style:font-style-complex="italic"/>
    </style:style>
    <style:style style:name="Überschrift_20_8_20_Zeichen" style:display-name="Überschrift 8 Zeichen" style:family="text">
      <style:text-properties fo:color="#404040" style:font-name="Calibri" fo:font-family="Calibri" style:font-family-generic="roman" style:font-pitch="variable" style:letter-kerning="true" style:font-name-asian="MS Gothic" style:font-family-asian="'MS Gothic'" style:font-family-generic-asian="system" style:font-pitch-asian="variable" style:language-asian="en" style:country-asian="US" style:font-name-complex="Times New Roman1" style:font-family-complex="'Times New Roman'" style:font-family-generic-complex="system" style:font-pitch-complex="variable"/>
    </style:style>
    <style:style style:name="Überschrift_20_9_20_Zeichen" style:display-name="Überschrift 9 Zeichen" style:family="text">
      <style:text-properties fo:color="#404040" style:font-name="Calibri" fo:font-family="Calibri" style:font-family-generic="roman" style:font-pitch="variable" fo:font-style="italic" style:letter-kerning="true" style:font-name-asian="MS Gothic" style:font-family-asian="'MS Gothic'"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tyle-complex="italic"/>
    </style:style>
    <style:style style:name="Kopfzeile_20_Zeichen" style:display-name="Kopfzeile Zeichen" style:family="text">
      <style:text-properties style:font-name="Cambria" fo:font-family="Cambria" style:font-family-generic="roman" style:font-pitch="variable" fo:font-size="11pt"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1pt"/>
    </style:style>
    <style:style style:name="Fußzeile_20_Zeichen" style:display-name="Fußzeile Zeichen" style:family="text">
      <style:text-properties style:font-name="Cambria" fo:font-family="Cambria" style:font-family-generic="roman" style:font-pitch="variable" fo:font-size="11pt"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1pt"/>
    </style:style>
    <style:style style:name="annotation_20_reference" style:display-name="annotation reference" style:family="text">
      <style:text-properties fo:font-size="9pt" style:font-size-asian="9pt" style:font-size-complex="9pt"/>
    </style:style>
    <style:style style:name="Kommentartext_20_Zeichen" style:display-name="Kommentartext Zeichen" style:family="text">
      <style:text-properties style:font-name="Cambria" fo:font-family="Cambria"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Kommentarthema_20_Zeichen" style:display-name="Kommentarthema Zeichen" style:family="text">
      <style:text-properties style:font-name="Cambria" fo:font-family="Cambri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2pt" style:font-weight-complex="bold"/>
    </style:style>
    <style:style style:name="Dokumentstruktur_20_Zeichen" style:display-name="Dokumentstruktur Zeichen" style:family="text">
      <style:text-properties style:font-name="Lucida Grande" fo:font-family="'Lucida Grande'" style:font-family-generic="roman" style:font-pitch="variable" fo:font-size="12pt" style:font-name-asian="MS Mincho" style:font-family-asian="'MS Mincho'" style:font-family-generic-asian="system" style:font-pitch-asian="variable" style:font-size-asian="12pt" style:language-asian="ja" style:country-asian="JP" style:font-name-complex="Lucida Grande1" style:font-family-complex="'Lucida Grande'" style:font-family-generic-complex="system" style:font-pitch-complex="variable" style:font-size-complex="12pt"/>
    </style:style>
    <style:style style:name="ListLabel_20_1" style:display-name="ListLabel 1" style:family="text">
      <style:text-properties fo:color="#000000" fo:font-size="12pt" style:font-size-asian="12pt"/>
    </style:style>
    <style:style style:name="ListLabel_20_2" style:display-name="ListLabel 2" style:family="text">
      <style:text-properties fo:color="#000000" fo:font-size="12pt" style:font-size-asian="12pt"/>
    </style:style>
    <style:style style:name="ListLabel_20_3" style:display-name="ListLabel 3" style:family="text">
      <style:text-properties fo:color="#000000" fo:font-size="12pt" style:font-size-asian="12pt"/>
    </style:style>
    <style:style style:name="ListLabel_20_4" style:display-name="ListLabel 4" style:family="text">
      <style:text-properties fo:color="#000000" fo:font-size="12pt" style:font-size-asian="12pt"/>
    </style:style>
    <style:style style:name="ListLabel_20_5" style:display-name="ListLabel 5" style:family="text">
      <style:text-properties fo:color="#000000" fo:font-size="12pt" style:font-size-asian="12pt"/>
    </style:style>
    <style:style style:name="ListLabel_20_6" style:display-name="ListLabel 6" style:family="text">
      <style:text-properties fo:color="#000000" fo:font-size="12pt" style:font-size-asian="12pt"/>
    </style:style>
    <style:style style:name="ListLabel_20_7" style:display-name="ListLabel 7" style:family="text">
      <style:text-properties fo:color="#000000" fo:font-size="12pt" style:font-size-asian="12pt"/>
    </style:style>
    <style:style style:name="ListLabel_20_8" style:display-name="ListLabel 8" style:family="text">
      <style:text-properties fo:color="#000000" fo:font-size="12pt" style:font-size-asian="12pt"/>
    </style:style>
    <style:style style:name="ListLabel_20_9" style:display-name="ListLabel 9" style:family="text">
      <style:text-properties fo:color="#000000" fo:font-size="12pt" style:font-size-asian="12pt"/>
    </style:style>
    <style:style style:name="ListLabel_20_10" style:display-name="ListLabel 10" style:family="text">
      <style:text-properties fo:color="#000000" fo:font-size="12pt" style:font-size-asian="12pt"/>
    </style:style>
    <style:style style:name="ListLabel_20_11" style:display-name="ListLabel 11" style:family="text">
      <style:text-properties fo:color="#000000" fo:font-size="12pt" style:font-size-asian="12pt"/>
    </style:style>
    <style:style style:name="ListLabel_20_12" style:display-name="ListLabel 12" style:family="text">
      <style:text-properties fo:color="#000000" fo:font-size="12pt" style:font-size-asian="12pt"/>
    </style:style>
    <style:style style:name="ListLabel_20_13" style:display-name="ListLabel 13" style:family="text">
      <style:text-properties fo:color="#000000" fo:font-size="12pt" style:font-size-asian="12pt"/>
    </style:style>
    <style:style style:name="ListLabel_20_14" style:display-name="ListLabel 14" style:family="text">
      <style:text-properties fo:color="#000000" fo:font-size="12pt" style:font-size-asian="12pt"/>
    </style:style>
    <style:style style:name="ListLabel_20_15" style:display-name="ListLabel 15" style:family="text">
      <style:text-properties fo:color="#000000" fo:font-size="12pt" style:font-size-asian="12pt"/>
    </style:style>
    <style:style style:name="ListLabel_20_16" style:display-name="ListLabel 16" style:family="text">
      <style:text-properties fo:color="#000000" fo:font-size="12pt" style:font-size-asian="12pt"/>
    </style:style>
    <style:style style:name="ListLabel_20_17" style:display-name="ListLabel 17" style:family="text">
      <style:text-properties fo:color="#000000" fo:font-size="12pt" style:font-size-asian="12pt"/>
    </style:style>
    <style:style style:name="ListLabel_20_18" style:display-name="ListLabel 18" style:family="text">
      <style:text-properties fo:color="#000000" fo:font-size="12pt" style:font-size-asian="12pt"/>
    </style:style>
    <style:style style:name="ListLabel_20_19" style:display-name="ListLabel 19" style:family="text">
      <style:text-properties fo:color="#000000" fo:font-size="12pt" style:font-name-asian="ヒラギノ角ゴ Pro W3" style:font-family-asian="'ヒラギノ角ゴ Pro W3'" style:font-family-generic-asian="system" style:font-pitch-asian="variable" style:font-size-asian="12pt"/>
    </style:style>
    <style:style style:name="ListLabel_20_20" style:display-name="ListLabel 20" style:family="text">
      <style:text-properties fo:color="#000000" fo:font-size="12pt" style:font-name-asian="ヒラギノ角ゴ Pro W3" style:font-family-asian="'ヒラギノ角ゴ Pro W3'" style:font-family-generic-asian="system" style:font-pitch-asian="variable" style:font-size-asian="12pt"/>
    </style:style>
    <style:style style:name="ListLabel_20_21" style:display-name="ListLabel 21" style:family="text">
      <style:text-properties fo:color="#000000" fo:font-size="12pt" style:font-size-asian="12pt"/>
    </style:style>
    <style:style style:name="ListLabel_20_22" style:display-name="ListLabel 22" style:family="text">
      <style:text-properties fo:color="#000000" fo:font-size="12pt" style:font-size-asian="12pt"/>
    </style:style>
    <style:style style:name="ListLabel_20_23" style:display-name="ListLabel 23" style:family="text">
      <style:text-properties fo:color="#000000" fo:font-size="12pt" style:font-size-asian="12pt"/>
    </style:style>
    <style:style style:name="ListLabel_20_24" style:display-name="ListLabel 24" style:family="text">
      <style:text-properties fo:color="#000000" fo:font-size="12pt" style:font-size-asian="12pt"/>
    </style:style>
    <style:style style:name="ListLabel_20_25" style:display-name="ListLabel 25" style:family="text">
      <style:text-properties fo:color="#000000" fo:font-size="12pt" style:font-size-asian="12pt"/>
    </style:style>
    <style:style style:name="ListLabel_20_26" style:display-name="ListLabel 26" style:family="text">
      <style:text-properties fo:color="#000000" fo:font-size="12pt" style:font-size-asian="12pt"/>
    </style:style>
    <style:style style:name="ListLabel_20_27" style:display-name="ListLabel 27" style:family="text">
      <style:text-properties fo:color="#000000" fo:font-size="12pt" style:font-size-asian="12pt"/>
    </style:style>
    <style:style style:name="ListLabel_20_28" style:display-name="ListLabel 28" style:family="text">
      <style:text-properties fo:color="#00000a"/>
    </style:style>
    <style:style style:name="ListLabel_20_29" style:display-name="ListLabel 29" style:family="text">
      <style:text-properties fo:color="#000000" fo:font-size="12pt" fo:font-weight="bold"/>
    </style:style>
    <style:style style:name="ListLabel_20_30" style:display-name="ListLabel 30" style:family="text">
      <style:text-properties fo:color="#00000a"/>
    </style:style>
    <style:style style:name="ListLabel_20_31" style:display-name="ListLabel 31" style:family="text">
      <style:text-properties fo:color="#000000"/>
    </style:style>
    <style:style style:name="ListLabel_20_32" style:display-name="ListLabel 32" style:family="text">
      <style:text-properties fo:color="#00000a"/>
    </style:style>
    <style:style style:name="ListLabel_20_33" style:display-name="ListLabel 33" style:family="text">
      <style:text-properties fo:color="#000000"/>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fo:color="#00000a"/>
    </style:style>
    <style:style style:name="ListLabel_20_37" style:display-name="ListLabel 37" style:family="text">
      <style:text-properties fo:color="#0000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10z0" style:family="text">
      <style:text-properties fo:color="#000000" style:font-name="Symbol" fo:font-family="Symbol" style:font-family-generic="roman" style:font-pitch="variable" fo:language="de" fo:country="DE" style:font-name-complex="Symbol" style:font-family-complex="Symbol" style:font-family-generic-complex="roman" style:font-pitch-complex="variable"/>
    </style:style>
    <style:style style:name="WW8Num10z1" style:family="text">
      <style:text-properties fo:color="#000000" style:font-name="Courier New" fo:font-family="'Courier New'" style:font-family-generic="modern" fo:language="de" fo:country="DE"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OpenSymbol1" fo:font-family="OpenSymbol, 'Times New Roman'" style:font-name-complex="OpenSymbol1" style:font-family-complex="OpenSymbol, 'Times New Roman'"/>
    </style:style>
    <style:style style:name="WW8Num7z3" style:family="text">
      <style:text-properties style:font-name="Symbol" fo:font-family="Symbol" style:font-family-generic="roman" style:font-pitch="variable" style:font-name-complex="OpenSymbol1" style:font-family-complex="OpenSymbol, 'Times New Roman'"/>
    </style:style>
    <style:style style:name="WW8Num5z0" style:family="text">
      <style:text-properties fo:color="#000000" style:font-name="Symbol" fo:font-family="Symbol" style:font-family-generic="roman" style:font-pitch="variable" fo:language="de" fo:country="DE" style:font-name-complex="Symbol" style:font-family-complex="Symbol" style:font-family-generic-complex="roman" style:font-pitch-complex="variable"/>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26z0" style:family="text">
      <style:text-properties fo:color="#000000" style:font-name="Symbol" fo:font-family="Symbol" style:font-family-generic="roman" style:font-pitch="variable" fo:language="de" fo:country="DE" style:font-name-complex="Symbol" style:font-family-complex="Symbol" style:font-family-generic-complex="roman" style:font-pitch-complex="variable"/>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12z0" style:family="text">
      <style:text-properties fo:color="#000000" style:font-name="Symbol" fo:font-family="Symbol" style:font-family-generic="roman" style:font-pitch="variable" fo:language="de" fo:country="DE" style:font-name-complex="Symbol" style:font-family-complex="Symbol" style:font-family-generic-complex="roman" style:font-pitch-complex="variabl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text:outline-style style:name="Outline">
      <text:outline-level-style text:level="1" text:style-name="ListLabel_20_36"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37"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e_20_21" style:display-name="Liste 2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25in" fo:margin-left="0.25in"/>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0.3in" fo:text-indent="0.25in" fo:margin-left="0.3in"/>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0.35in" fo:text-indent="0.5in" fo:margin-left="0.35in"/>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0.45in" fo:text-indent="0.75in" fo:margin-left="0.45in"/>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0.55in" fo:text-indent="1in" fo:margin-left="0.55in"/>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0.65in" fo:text-indent="1.25in" fo:margin-left="0.65in"/>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0.75in" fo:text-indent="1.5in" fo:margin-left="0.75in"/>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0.85in" fo:text-indent="1.75in" fo:margin-left="0.85in"/>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text:start-value="2">
        <style:list-level-properties text:list-level-position-and-space-mode="label-alignment">
          <style:list-level-label-alignment text:label-followed-by="listtab" text:list-tab-stop-position="0.25in" fo:margin-left="0.25in"/>
        </style:list-level-properties>
      </text:list-level-style-number>
      <text:list-level-style-number text:level="2" text:style-name="ListLabel_20_1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ListLabel_20_12" style:num-suffix="." style:num-format="1" text:display-levels="3">
        <style:list-level-properties text:list-level-position-and-space-mode="label-alignment">
          <style:list-level-label-alignment text:label-followed-by="listtab" text:list-tab-stop-position="0.35in" fo:text-indent="0.5in" fo:margin-left="0.35in"/>
        </style:list-level-properties>
      </text:list-level-style-number>
      <text:list-level-style-number text:level="4" text:style-name="ListLabel_20_13" style:num-suffix="." style:num-format="1" text:display-levels="4">
        <style:list-level-properties text:list-level-position-and-space-mode="label-alignment">
          <style:list-level-label-alignment text:label-followed-by="listtab" text:list-tab-stop-position="0.45in" fo:text-indent="0.75in" fo:margin-left="0.45in"/>
        </style:list-level-properties>
      </text:list-level-style-number>
      <text:list-level-style-number text:level="5" text:style-name="ListLabel_20_14" style:num-suffix="." style:num-format="1" text:display-levels="5">
        <style:list-level-properties text:list-level-position-and-space-mode="label-alignment">
          <style:list-level-label-alignment text:label-followed-by="listtab" text:list-tab-stop-position="0.55in" fo:text-indent="1in" fo:margin-left="0.55in"/>
        </style:list-level-properties>
      </text:list-level-style-number>
      <text:list-level-style-number text:level="6" text:style-name="ListLabel_20_15" style:num-suffix="." style:num-format="1" text:display-levels="6">
        <style:list-level-properties text:list-level-position-and-space-mode="label-alignment">
          <style:list-level-label-alignment text:label-followed-by="listtab" text:list-tab-stop-position="0.65in" fo:text-indent="1.25in" fo:margin-left="0.65in"/>
        </style:list-level-properties>
      </text:list-level-style-number>
      <text:list-level-style-number text:level="7" text:style-name="ListLabel_20_16" style:num-suffix="." style:num-format="1" text:display-levels="7">
        <style:list-level-properties text:list-level-position-and-space-mode="label-alignment">
          <style:list-level-label-alignment text:label-followed-by="listtab" text:list-tab-stop-position="0.75in" fo:text-indent="1.5in" fo:margin-left="0.75in"/>
        </style:list-level-properties>
      </text:list-level-style-number>
      <text:list-level-style-number text:level="8" text:style-name="ListLabel_20_17" style:num-suffix="." style:num-format="1" text:display-levels="8">
        <style:list-level-properties text:list-level-position-and-space-mode="label-alignment">
          <style:list-level-label-alignment text:label-followed-by="listtab" text:list-tab-stop-position="0.85in" fo:text-indent="1.75in" fo:margin-left="0.85in"/>
        </style:list-level-properties>
      </text:list-level-style-number>
      <text:list-level-style-number text:level="9" text:style-name="ListLabel_20_1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25in" fo:margin-left="0.25in"/>
        </style:list-level-properties>
        <style:text-properties fo:font-family="'Lucida Grande'"/>
      </text:list-level-style-bullet>
      <text:list-level-style-bullet text:level="2" text:style-name="ListLabel_20_20" style:num-suffix="·" text:bullet-char="·">
        <style:list-level-properties text:list-level-position-and-space-mode="label-alignment">
          <style:list-level-label-alignment text:label-followed-by="listtab" text:list-tab-stop-position="0.3in" fo:text-indent="0.25in" fo:margin-left="0.3in"/>
        </style:list-level-properties>
        <style:text-properties fo:font-family="'Lucida Grande'"/>
      </text:list-level-style-bullet>
      <text:list-level-style-number text:level="3" text:style-name="ListLabel_20_21" style:num-prefix="·." style:num-suffix="." style:num-format="1">
        <style:list-level-properties text:list-level-position-and-space-mode="label-alignment">
          <style:list-level-label-alignment text:label-followed-by="listtab" text:list-tab-stop-position="0.35in" fo:text-indent="0.5in" fo:margin-left="0.35in"/>
        </style:list-level-properties>
      </text:list-level-style-number>
      <text:list-level-style-number text:level="4" text:style-name="ListLabel_20_22" style:num-prefix="·." style:num-suffix="." style:num-format="1" text:display-levels="2">
        <style:list-level-properties text:list-level-position-and-space-mode="label-alignment">
          <style:list-level-label-alignment text:label-followed-by="listtab" text:list-tab-stop-position="0.45in" fo:text-indent="0.75in" fo:margin-left="0.45in"/>
        </style:list-level-properties>
      </text:list-level-style-number>
      <text:list-level-style-number text:level="5" text:style-name="ListLabel_20_23" style:num-prefix="·." style:num-suffix="." style:num-format="1" text:display-levels="3">
        <style:list-level-properties text:list-level-position-and-space-mode="label-alignment">
          <style:list-level-label-alignment text:label-followed-by="listtab" text:list-tab-stop-position="0.55in" fo:text-indent="1in" fo:margin-left="0.55in"/>
        </style:list-level-properties>
      </text:list-level-style-number>
      <text:list-level-style-number text:level="6" text:style-name="ListLabel_20_24" style:num-prefix="·." style:num-suffix="." style:num-format="1" text:display-levels="4">
        <style:list-level-properties text:list-level-position-and-space-mode="label-alignment">
          <style:list-level-label-alignment text:label-followed-by="listtab" text:list-tab-stop-position="0.65in" fo:text-indent="1.25in" fo:margin-left="0.65in"/>
        </style:list-level-properties>
      </text:list-level-style-number>
      <text:list-level-style-number text:level="7" text:style-name="ListLabel_20_25" style:num-prefix="·." style:num-suffix="." style:num-format="1" text:display-levels="5">
        <style:list-level-properties text:list-level-position-and-space-mode="label-alignment">
          <style:list-level-label-alignment text:label-followed-by="listtab" text:list-tab-stop-position="0.75in" fo:text-indent="1.5in" fo:margin-left="0.75in"/>
        </style:list-level-properties>
      </text:list-level-style-number>
      <text:list-level-style-number text:level="8" text:style-name="ListLabel_20_26" style:num-prefix="·." style:num-suffix="." style:num-format="1" text:display-levels="6">
        <style:list-level-properties text:list-level-position-and-space-mode="label-alignment">
          <style:list-level-label-alignment text:label-followed-by="listtab" text:list-tab-stop-position="0.85in" fo:text-indent="1.75in" fo:margin-left="0.85in"/>
        </style:list-level-properties>
      </text:list-level-style-number>
      <text:list-level-style-number text:level="9" text:style-name="ListLabel_20_27" style:num-prefix="·." style:num-suffix="." style:num-format="1" text:display-levels="7">
        <style:list-level-properties text:list-level-position-and-space-mode="label-alignment">
          <style:list-level-label-alignment text:label-followed-by="listtab" text:list-tab-stop-position="1in" fo:text-indent="2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28"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9"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3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3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32"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33"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3" text:style-name="ListLabel_20_34"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charset="x-symbol"/>
      </text:list-level-style-bullet>
      <text:list-level-style-bullet text:level="7" text:style-name="ListLabel_20_35"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36"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37"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7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5z1" style:num-format="1" text:start-value="0">
        <style:list-level-properties text:list-level-position-and-space-mode="label-alignment">
          <style:list-level-label-alignment text:label-followed-by="listtab"/>
        </style:list-level-properties>
      </text:list-level-style-number>
      <text:list-level-style-number text:level="3" text:style-name="WW8Num5z2" style:num-format="1" text:start-value="0">
        <style:list-level-properties text:list-level-position-and-space-mode="label-alignment">
          <style:list-level-label-alignment text:label-followed-by="listtab"/>
        </style:list-level-properties>
      </text:list-level-style-number>
      <text:list-level-style-number text:level="4" text:style-name="WW8Num5z3" style:num-format="1" text:start-value="0">
        <style:list-level-properties text:list-level-position-and-space-mode="label-alignment">
          <style:list-level-label-alignment text:label-followed-by="listtab"/>
        </style:list-level-properties>
      </text:list-level-style-number>
      <text:list-level-style-number text:level="5" text:style-name="WW8Num5z4" style:num-format="1" text:start-value="0">
        <style:list-level-properties text:list-level-position-and-space-mode="label-alignment">
          <style:list-level-label-alignment text:label-followed-by="listtab"/>
        </style:list-level-properties>
      </text:list-level-style-number>
      <text:list-level-style-number text:level="6" text:style-name="WW8Num5z5" style:num-format="1" text:start-value="0">
        <style:list-level-properties text:list-level-position-and-space-mode="label-alignment">
          <style:list-level-label-alignment text:label-followed-by="listtab"/>
        </style:list-level-properties>
      </text:list-level-style-number>
      <text:list-level-style-number text:level="7" text:style-name="WW8Num5z6" style:num-format="1" text:start-value="0">
        <style:list-level-properties text:list-level-position-and-space-mode="label-alignment">
          <style:list-level-label-alignment text:label-followed-by="listtab"/>
        </style:list-level-properties>
      </text:list-level-style-number>
      <text:list-level-style-number text:level="8" text:style-name="WW8Num5z7" style:num-format="1" text:start-value="0">
        <style:list-level-properties text:list-level-position-and-space-mode="label-alignment">
          <style:list-level-label-alignment text:label-followed-by="listtab"/>
        </style:list-level-properties>
      </text:list-level-style-number>
      <text:list-level-style-number text:level="9" text:style-name="WW8Num5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9z1" style:num-format="1" text:start-value="0">
        <style:list-level-properties text:list-level-position-and-space-mode="label-alignment">
          <style:list-level-label-alignment text:label-followed-by="listtab"/>
        </style:list-level-properties>
      </text:list-level-style-number>
      <text:list-level-style-number text:level="3" text:style-name="WW8Num9z2" style:num-format="1" text:start-value="0">
        <style:list-level-properties text:list-level-position-and-space-mode="label-alignment">
          <style:list-level-label-alignment text:label-followed-by="listtab"/>
        </style:list-level-properties>
      </text:list-level-style-number>
      <text:list-level-style-number text:level="4" text:style-name="WW8Num9z3" style:num-format="1" text:start-value="0">
        <style:list-level-properties text:list-level-position-and-space-mode="label-alignment">
          <style:list-level-label-alignment text:label-followed-by="listtab"/>
        </style:list-level-properties>
      </text:list-level-style-number>
      <text:list-level-style-number text:level="5" text:style-name="WW8Num9z4" style:num-format="1" text:start-value="0">
        <style:list-level-properties text:list-level-position-and-space-mode="label-alignment">
          <style:list-level-label-alignment text:label-followed-by="listtab"/>
        </style:list-level-properties>
      </text:list-level-style-number>
      <text:list-level-style-number text:level="6" text:style-name="WW8Num9z5" style:num-format="1" text:start-value="0">
        <style:list-level-properties text:list-level-position-and-space-mode="label-alignment">
          <style:list-level-label-alignment text:label-followed-by="listtab"/>
        </style:list-level-properties>
      </text:list-level-style-number>
      <text:list-level-style-number text:level="7" text:style-name="WW8Num9z6" style:num-format="1" text:start-value="0">
        <style:list-level-properties text:list-level-position-and-space-mode="label-alignment">
          <style:list-level-label-alignment text:label-followed-by="listtab"/>
        </style:list-level-properties>
      </text:list-level-style-number>
      <text:list-level-style-number text:level="8" text:style-name="WW8Num9z7" style:num-format="1" text:start-value="0">
        <style:list-level-properties text:list-level-position-and-space-mode="label-alignment">
          <style:list-level-label-alignment text:label-followed-by="listtab"/>
        </style:list-level-properties>
      </text:list-level-style-number>
      <text:list-level-style-number text:level="9" text:style-name="WW8Num9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8z1" style:num-format="1" text:start-value="0">
        <style:list-level-properties text:list-level-position-and-space-mode="label-alignment">
          <style:list-level-label-alignment text:label-followed-by="listtab"/>
        </style:list-level-properties>
      </text:list-level-style-number>
      <text:list-level-style-number text:level="3" text:style-name="WW8Num8z2" style:num-format="1" text:start-value="0">
        <style:list-level-properties text:list-level-position-and-space-mode="label-alignment">
          <style:list-level-label-alignment text:label-followed-by="listtab"/>
        </style:list-level-properties>
      </text:list-level-style-number>
      <text:list-level-style-number text:level="4" text:style-name="WW8Num8z3" style:num-format="1" text:start-value="0">
        <style:list-level-properties text:list-level-position-and-space-mode="label-alignment">
          <style:list-level-label-alignment text:label-followed-by="listtab"/>
        </style:list-level-properties>
      </text:list-level-style-number>
      <text:list-level-style-number text:level="5" text:style-name="WW8Num8z4" style:num-format="1" text:start-value="0">
        <style:list-level-properties text:list-level-position-and-space-mode="label-alignment">
          <style:list-level-label-alignment text:label-followed-by="listtab"/>
        </style:list-level-properties>
      </text:list-level-style-number>
      <text:list-level-style-number text:level="6" text:style-name="WW8Num8z5" style:num-format="1" text:start-value="0">
        <style:list-level-properties text:list-level-position-and-space-mode="label-alignment">
          <style:list-level-label-alignment text:label-followed-by="listtab"/>
        </style:list-level-properties>
      </text:list-level-style-number>
      <text:list-level-style-number text:level="7" text:style-name="WW8Num8z6" style:num-format="1" text:start-value="0">
        <style:list-level-properties text:list-level-position-and-space-mode="label-alignment">
          <style:list-level-label-alignment text:label-followed-by="listtab"/>
        </style:list-level-properties>
      </text:list-level-style-number>
      <text:list-level-style-number text:level="8" text:style-name="WW8Num8z7" style:num-format="1" text:start-value="0">
        <style:list-level-properties text:list-level-position-and-space-mode="label-alignment">
          <style:list-level-label-alignment text:label-followed-by="listtab"/>
        </style:list-level-properties>
      </text:list-level-style-number>
      <text:list-level-style-number text:level="9" text:style-name="WW8Num8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26z1" style:num-format="1" text:start-value="0">
        <style:list-level-properties text:list-level-position-and-space-mode="label-alignment">
          <style:list-level-label-alignment text:label-followed-by="listtab"/>
        </style:list-level-properties>
      </text:list-level-style-number>
      <text:list-level-style-number text:level="3" text:style-name="WW8Num26z2" style:num-format="1" text:start-value="0">
        <style:list-level-properties text:list-level-position-and-space-mode="label-alignment">
          <style:list-level-label-alignment text:label-followed-by="listtab"/>
        </style:list-level-properties>
      </text:list-level-style-number>
      <text:list-level-style-number text:level="4" text:style-name="WW8Num26z3" style:num-format="1" text:start-value="0">
        <style:list-level-properties text:list-level-position-and-space-mode="label-alignment">
          <style:list-level-label-alignment text:label-followed-by="listtab"/>
        </style:list-level-properties>
      </text:list-level-style-number>
      <text:list-level-style-number text:level="5" text:style-name="WW8Num26z4" style:num-format="1" text:start-value="0">
        <style:list-level-properties text:list-level-position-and-space-mode="label-alignment">
          <style:list-level-label-alignment text:label-followed-by="listtab"/>
        </style:list-level-properties>
      </text:list-level-style-number>
      <text:list-level-style-number text:level="6" text:style-name="WW8Num26z5" style:num-format="1" text:start-value="0">
        <style:list-level-properties text:list-level-position-and-space-mode="label-alignment">
          <style:list-level-label-alignment text:label-followed-by="listtab"/>
        </style:list-level-properties>
      </text:list-level-style-number>
      <text:list-level-style-number text:level="7" text:style-name="WW8Num26z6" style:num-format="1" text:start-value="0">
        <style:list-level-properties text:list-level-position-and-space-mode="label-alignment">
          <style:list-level-label-alignment text:label-followed-by="listtab"/>
        </style:list-level-properties>
      </text:list-level-style-number>
      <text:list-level-style-number text:level="8" text:style-name="WW8Num26z7" style:num-format="1" text:start-value="0">
        <style:list-level-properties text:list-level-position-and-space-mode="label-alignment">
          <style:list-level-label-alignment text:label-followed-by="listtab"/>
        </style:list-level-properties>
      </text:list-level-style-number>
      <text:list-level-style-number text:level="9" text:style-name="WW8Num26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12z1" style:num-format="1" text:start-value="0">
        <style:list-level-properties text:list-level-position-and-space-mode="label-alignment">
          <style:list-level-label-alignment text:label-followed-by="listtab"/>
        </style:list-level-properties>
      </text:list-level-style-number>
      <text:list-level-style-number text:level="3" text:style-name="WW8Num12z2" style:num-format="1" text:start-value="0">
        <style:list-level-properties text:list-level-position-and-space-mode="label-alignment">
          <style:list-level-label-alignment text:label-followed-by="listtab"/>
        </style:list-level-properties>
      </text:list-level-style-number>
      <text:list-level-style-number text:level="4" text:style-name="WW8Num12z3" style:num-format="1" text:start-value="0">
        <style:list-level-properties text:list-level-position-and-space-mode="label-alignment">
          <style:list-level-label-alignment text:label-followed-by="listtab"/>
        </style:list-level-properties>
      </text:list-level-style-number>
      <text:list-level-style-number text:level="5" text:style-name="WW8Num12z4" style:num-format="1" text:start-value="0">
        <style:list-level-properties text:list-level-position-and-space-mode="label-alignment">
          <style:list-level-label-alignment text:label-followed-by="listtab"/>
        </style:list-level-properties>
      </text:list-level-style-number>
      <text:list-level-style-number text:level="6" text:style-name="WW8Num12z5" style:num-format="1" text:start-value="0">
        <style:list-level-properties text:list-level-position-and-space-mode="label-alignment">
          <style:list-level-label-alignment text:label-followed-by="listtab"/>
        </style:list-level-properties>
      </text:list-level-style-number>
      <text:list-level-style-number text:level="7" text:style-name="WW8Num12z6" style:num-format="1" text:start-value="0">
        <style:list-level-properties text:list-level-position-and-space-mode="label-alignment">
          <style:list-level-label-alignment text:label-followed-by="listtab"/>
        </style:list-level-properties>
      </text:list-level-style-number>
      <text:list-level-style-number text:level="8" text:style-name="WW8Num12z7" style:num-format="1" text:start-value="0">
        <style:list-level-properties text:list-level-position-and-space-mode="label-alignment">
          <style:list-level-label-alignment text:label-followed-by="listtab"/>
        </style:list-level-properties>
      </text:list-level-style-number>
      <text:list-level-style-number text:level="9" text:style-name="WW8Num12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5902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72in" fo:margin-left="0in" fo:margin-right="0in" fo:margin-top="0.1575in" style:dynamic-spacing="true"/>
      </style:footer-style>
    </style:page-layout>
  </office:automatic-styles>
  <office:master-styles>
    <style:master-page style:name="Standard" style:page-layout-name="Mpm1">
      <style:footer>
        <text:tracked-changes>
          <text:changed-region xml:id="ct51176864" text:id="ct51176864">
            <text:insertion>
              <office:change-info>
                <dc:creator>Zhen Dai</dc:creator>
                <dc:date>2017-09-12T22:50:00</dc:date>
              </office:change-info>
            </text:insertion>
          </text:changed-region>
          <text:changed-region xml:id="ct51174128" text:id="ct51174128">
            <text:deletion>
              <office:change-info>
                <dc:creator>Zhen Dai</dc:creator>
                <dc:date>2017-09-12T22:50:00</dc:date>
              </office:change-info>
              <text:p text:style-name="MP1">5</text:p>
            </text:deletion>
          </text:changed-region>
        </text:tracked-changes>
        <text:p text:style-name="MP1"><text:tab/>v0.<text:change-start text:change-id="ct51176864"/>6<text:change-end text:change-id="ct51176864"/><text:change text:change-id="ct51174128"/><text:tab/><text:page-number text:select-page="current">15</text:page-number></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hen</meta:initial-creator>
    <meta:editing-cycles>6</meta:editing-cycles>
    <meta:creation-date>2017-09-18T09:32:00</meta:creation-date>
    <dc:date>2017-10-06T13:34:49.817740184</dc:date>
    <meta:editing-duration>PT34M45S</meta:editing-duration>
    <meta:generator>LibreOffice/5.1.6.2$Linux_X86_64 LibreOffice_project/10m0$Build-2</meta:generator>
    <meta:document-statistic meta:table-count="15" meta:image-count="0" meta:object-count="0" meta:page-count="15" meta:paragraph-count="428" meta:word-count="2510" meta:character-count="16497" meta:non-whitespace-character-count="1450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